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x-locale-body, sans-serif"/>
    <style:font-face style:name="Fira Code Medium" svg:font-family="'Fira Code Medium'" style:font-family-generic="modern" style:font-pitch="fixed"/>
    <style:font-face style:name="Fira Code Medium1" svg:font-family="'Fira Code Medium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0.618cm" fo:margin-left="-0.318cm" table:align="left"/>
    </style:style>
    <style:style style:name="Таблица1.A" style:family="table-column">
      <style:table-column-properties style:column-width="10.213cm"/>
    </style:style>
    <style:style style:name="Таблица1.B" style:family="table-column">
      <style:table-column-properties style:column-width="10.4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Fira Code Medium" fo:font-size="6pt" fo:font-style="normal" fo:font-weight="normal" officeooo:paragraph-rsid="003874c6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9a9a9a" loext:opacity="100%" style:font-name="Fira Code Medium" fo:font-size="6pt" fo:letter-spacing="normal" fo:font-style="italic" fo:font-weight="bold" officeooo:paragraph-rsid="003874c6" style:font-size-asian="6pt" style:font-style-asian="italic" style:font-weight-asian="bold" style:font-size-complex="6pt" style:font-style-complex="italic" style:font-weight-complex="normal"/>
    </style:style>
    <style:style style:name="P3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officeooo:paragraph-rsid="001877a9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Fira Code Medium" fo:font-size="6pt" officeooo:paragraph-rsid="0021c26e" style:font-size-asian="6pt" style:font-size-complex="6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italic" fo:font-weight="normal" officeooo:paragraph-rsid="00135018" style:font-size-asian="6pt" style:font-style-asian="italic" style:font-size-complex="6pt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a933" loext:opacity="100%" style:font-name="Fira Code Medium" fo:font-size="6pt" fo:letter-spacing="normal" fo:font-style="normal" fo:font-weight="normal" officeooo:paragraph-rsid="00135018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6b616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877a9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423a97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transparent" fo:padding="0cm" fo:border="none"/>
      <style:text-properties officeooo:paragraph-rsid="00135018"/>
    </style:style>
    <style:style style:name="P13" style:family="paragraph" style:parent-style-name="Text_20_body">
      <style:paragraph-properties fo:margin-left="0cm" fo:margin-right="0cm" fo:margin-top="0cm" fo:margin-bottom="0.016cm" style:contextual-spacing="false" fo:line-height="100%" fo:orphans="2" fo:widows="2" fo:text-indent="0cm" style:auto-text-indent="false" fo:padding="0cm" fo:border="none"/>
      <style:text-properties officeooo:paragraph-rsid="00423a97"/>
    </style:style>
    <style:style style:name="P14" style:family="paragraph" style:parent-style-name="Preformatted_20_Text">
      <style:paragraph-properties fo:line-height="100%"/>
    </style:style>
    <style:style style:name="P15" style:family="paragraph" style:parent-style-name="Preformatted_20_Text">
      <style:paragraph-properties fo:line-height="100%" fo:text-align="start" style:justify-single-word="false"/>
      <style:text-properties officeooo:paragraph-rsid="001aa2fe"/>
    </style:style>
    <style:style style:name="P16" style:family="paragraph" style:parent-style-name="Preformatted_20_Text">
      <style:paragraph-properties fo:line-height="100%"/>
      <style:text-properties officeooo:paragraph-rsid="0046485c"/>
    </style:style>
    <style:style style:name="P17" style:family="paragraph" style:parent-style-name="Preformatted_20_Text">
      <style:paragraph-properties fo:line-height="100%"/>
      <style:text-properties officeooo:paragraph-rsid="005a3d0f"/>
    </style:style>
    <style:style style:name="P18" style:family="paragraph" style:parent-style-name="Preformatted_20_Text">
      <style:paragraph-properties fo:text-align="start" style:justify-single-word="false"/>
      <style:text-properties officeooo:paragraph-rsid="00226049"/>
    </style:style>
    <style:style style:name="P19" style:family="paragraph" style:parent-style-name="Preformatted_20_Text">
      <style:paragraph-properties fo:line-height="100%"/>
      <style:text-properties style:font-name="Fira Code Medium" fo:font-size="6pt" style:font-size-asian="6pt" style:font-size-complex="6pt"/>
    </style:style>
    <style:style style:name="P20" style:family="paragraph" style:parent-style-name="Preformatted_20_Text">
      <style:paragraph-properties fo:line-height="100%"/>
      <style:text-properties style:font-name="Fira Code Medium" fo:font-size="6pt" officeooo:paragraph-rsid="0046485c" style:font-size-asian="6pt" style:font-size-complex="6pt"/>
    </style:style>
    <style:style style:name="P21" style:family="paragraph" style:parent-style-name="Preformatted_20_Text">
      <style:paragraph-properties fo:line-height="100%"/>
      <style:text-properties fo:color="#158466" loext:opacity="100%" style:font-name="Fira Code Medium" fo:font-size="6pt" officeooo:paragraph-rsid="0046485c" style:font-size-asian="6pt" style:font-size-complex="6pt"/>
    </style:style>
    <style:style style:name="P22" style:family="paragraph" style:parent-style-name="Preformatted_20_Text">
      <style:paragraph-properties fo:line-height="100%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style:font-size-asian="6pt" style:font-weight-asian="bold" style:font-size-complex="6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a7c9d" style:font-size-asian="6pt" style:font-weight-asian="bold" style:font-size-complex="6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60e44" style:font-size-asian="6pt" style:font-weight-asian="bold" style:font-size-complex="6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c43bb" style:font-size-asian="6pt" style:font-weight-asian="bold" style:font-size-complex="6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b3a7c" style:font-size-asian="6pt" style:font-weight-asian="bold" style:font-size-complex="6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26049" style:font-size-asian="6pt" style:font-weight-asian="bold" style:font-size-complex="6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5fab2" style:font-size-asian="6pt" style:font-weight-asian="bold" style:font-size-complex="6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1aa2fe" style:font-size-asian="6pt" style:font-weight-asian="bold" style:font-size-complex="6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260e44" style:font-size-asian="6pt" style:font-weight-asian="bold" style:font-size-complex="6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b3a7c" style:font-size-asian="6pt" style:font-weight-asian="bold" style:font-size-complex="6pt" style:font-weight-complex="normal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ira Code Medium" fo:font-size="6pt" fo:font-weight="bold" officeooo:paragraph-rsid="00135018" style:font-size-asian="6pt" style:font-weight-asian="bold" style:font-size-complex="6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ira Code Medium" fo:font-size="6pt" style:font-size-asian="6pt" style:font-size-complex="6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1c26e" style:font-size-asian="6pt" style:font-size-complex="6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26049" style:font-size-asian="6pt" style:font-size-complex="6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a7c9d" style:font-size-asian="6pt" style:font-size-complex="6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c43bb" style:font-size-asian="6pt" style:font-size-complex="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3b3a7c" style:font-size-asian="6pt" style:font-size-complex="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3ac393" style:font-size-asian="6pt" style:font-weight-asian="normal" style:font-size-complex="6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Fira Code Medium" fo:font-size="6pt" fo:font-weight="normal" officeooo:paragraph-rsid="001aa2fe" style:font-size-asian="6pt" style:font-weight-asian="normal" style:font-size-complex="6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Fira Code Medium" fo:font-size="6pt" fo:font-weight="normal" officeooo:paragraph-rsid="003ac393" style:font-size-asian="6pt" style:font-weight-asian="normal" style:font-size-complex="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normal" officeooo:paragraph-rsid="001d46ea" style:font-size-asian="6pt" style:font-weight-asian="normal" style:font-size-complex="6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normal" officeooo:paragraph-rsid="00246c09" style:font-size-asian="6pt" style:font-weight-asian="normal" style:font-size-complex="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style="normal" fo:font-weight="normal" officeooo:paragraph-rsid="003874c6" style:font-size-asian="6pt" style:font-style-asian="normal" style:font-weight-asian="normal" style:font-size-complex="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officeooo:paragraph-rsid="003874c6" style:font-size-asian="6pt" style:font-weight-asian="bold" style:font-size-complex="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style:font-size-asian="6pt" style:font-weight-asian="bold" style:font-size-complex="6pt"/>
    </style:style>
    <style:style style:name="P49" style:family="paragraph" style:parent-style-name="Standard">
      <style:paragraph-properties fo:line-height="100%" fo:text-align="start" style:justify-single-word="false"/>
      <style:text-properties fo:color="#e16666" loext:opacity="100%" style:font-name="Fira Code Medium" fo:font-size="6pt" fo:font-weight="bold" officeooo:paragraph-rsid="00135018" style:font-size-asian="6pt" style:font-weight-asian="bold" style:font-size-complex="6pt"/>
    </style:style>
    <style:style style:name="P50" style:family="paragraph" style:parent-style-name="Standard">
      <style:paragraph-properties fo:text-align="start" style:justify-single-word="false"/>
      <style:text-properties fo:color="#9a9a9a" loext:opacity="100%" style:font-name="Fira Code Medium" fo:font-size="6pt" style:font-size-asian="6pt" style:font-size-complex="6pt"/>
    </style:style>
    <style:style style:name="P51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3874c6" style:font-size-asian="6pt" style:font-size-complex="6pt"/>
    </style:style>
    <style:style style:name="P52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2a7c9d" style:font-size-asian="6pt" style:font-size-complex="6pt"/>
    </style:style>
    <style:style style:name="P53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2c43bb" style:font-size-asian="6pt" style:font-size-complex="6pt"/>
    </style:style>
    <style:style style:name="P54" style:family="paragraph" style:parent-style-name="Standard">
      <style:paragraph-properties fo:line-height="100%" fo:text-align="start" style:justify-single-word="false"/>
      <style:text-properties fo:color="#9a9a9a" loext:opacity="100%" style:font-name="Fira Code Medium" fo:font-size="6pt" officeooo:paragraph-rsid="001aa2fe" style:font-size-asian="6pt" style:font-size-complex="6pt"/>
    </style:style>
    <style:style style:name="P55" style:family="paragraph" style:parent-style-name="Standard">
      <style:paragraph-properties fo:text-align="center" style:justify-single-word="false"/>
      <style:text-properties fo:color="#9a9a9a" loext:opacity="100%" style:font-name="Fira Code Medium" fo:font-size="6pt" fo:font-weight="bold" officeooo:paragraph-rsid="001d46ea" style:font-size-asian="6pt" style:font-weight-asian="bold" style:font-size-complex="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9a9a9a" loext:opacity="100%" style:font-name="Fira Code Medium" fo:font-size="6pt" fo:font-weight="bold" style:font-size-asian="6pt" style:font-weight-asian="bold" style:font-size-complex="6pt"/>
    </style:style>
    <style:style style:name="P57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874c6" style:font-size-asian="6pt" style:font-weight-asian="bold" style:font-size-complex="6pt"/>
    </style:style>
    <style:style style:name="P58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26049" style:font-size-asian="6pt" style:font-weight-asian="bold" style:font-size-complex="6pt"/>
    </style:style>
    <style:style style:name="P59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a7c9d" style:font-size-asian="6pt" style:font-weight-asian="bold" style:font-size-complex="6pt"/>
    </style:style>
    <style:style style:name="P60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c43bb" style:font-size-asian="6pt" style:font-weight-asian="bold" style:font-size-complex="6pt"/>
    </style:style>
    <style:style style:name="P61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b3a7c" style:font-size-asian="6pt" style:font-weight-asian="bold" style:font-size-complex="6pt"/>
    </style:style>
    <style:style style:name="P62" style:family="paragraph" style:parent-style-name="Standard">
      <style:paragraph-properties fo:line-height="100%" fo:text-align="center" style:justify-single-word="false"/>
      <style:text-properties fo:color="#0b5395" loext:opacity="100%" style:font-name="Fira Code Medium" fo:font-size="6pt" fo:font-weight="bold" officeooo:paragraph-rsid="00135018" style:font-size-asian="6pt" style:font-weight-asian="bold" style:font-size-complex="6pt"/>
    </style:style>
    <style:style style:name="P63" style:family="paragraph" style:parent-style-name="Standard">
      <style:paragraph-properties fo:text-align="start" style:justify-single-word="false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21c26e" style:font-size-asian="6pt" style:font-size-complex="6pt"/>
    </style:style>
    <style:style style:name="P6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1aa2fe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226049" style:font-size-asian="6pt" style:font-weight-asian="normal" style:font-size-complex="6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bold" officeooo:paragraph-rsid="00226049" style:font-size-asian="6pt" style:font-weight-asian="bold" style:font-size-complex="6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bold" officeooo:paragraph-rsid="00226049" style:font-size-asian="6pt" style:font-weight-asian="bold" style:font-size-complex="6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language="en" fo:country="US" fo:font-style="normal" fo:font-weight="normal" officeooo:rsid="0037bc6b" officeooo:paragraph-rsid="00226049" style:font-size-asian="6pt" style:font-size-complex="6pt"/>
    </style:style>
    <style:style style:name="P70" style:family="paragraph" style:parent-style-name="Standard">
      <style:paragraph-properties fo:line-height="100%" fo:text-align="start" style:justify-single-word="false"/>
      <style:text-properties fo:font-variant="normal" fo:text-transform="none" fo:color="#212121" loext:opacity="100%" style:font-name="Fira Code Medium" fo:font-size="6pt" fo:letter-spacing="normal" fo:font-style="normal" fo:font-weight="normal" officeooo:paragraph-rsid="001aa2fe" style:font-size-asian="6pt" style:font-size-complex="6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Fira Code Medium" fo:font-size="6pt" fo:letter-spacing="normal" fo:font-style="normal" fo:font-weight="normal" officeooo:paragraph-rsid="00226049" style:font-size-asian="6pt" style:font-weight-asian="bold" style:font-size-complex="6pt"/>
    </style:style>
    <style:style style:name="P72" style:family="paragraph" style:parent-style-name="Standard">
      <style:paragraph-properties fo:line-height="100%" fo:text-align="start" style:justify-single-word="false"/>
      <style:text-properties fo:font-variant="normal" fo:text-transform="none" fo:color="#212121" loext:opacity="100%" style:font-name="Fira Code Medium" fo:font-size="6pt" fo:letter-spacing="normal" fo:font-style="normal" fo:font-weight="bold" officeooo:paragraph-rsid="001aa2fe" style:font-size-asian="6pt" style:font-weight-asian="bold" style:font-size-complex="6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3465a4" loext:opacity="100%" style:font-name="Fira Code Medium" fo:font-size="6pt" fo:font-weight="bold" officeooo:paragraph-rsid="003b3a7c" style:font-size-asian="6pt" style:font-weight-asian="bold" style:font-size-complex="6pt"/>
    </style:style>
    <style:style style:name="P74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normal" officeooo:paragraph-rsid="0021c26e" style:font-size-asian="6pt" style:font-weight-asian="normal" style:font-size-complex="6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21c26e" style:font-size-asian="6pt" style:font-weight-asian="bold" style:font-size-complex="6pt"/>
    </style:style>
    <style:style style:name="P77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3874c6" style:font-size-asian="6pt" style:font-weight-asian="bold" style:font-size-complex="6pt"/>
    </style:style>
    <style:style style:name="P78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3b3a7c" style:font-size-asian="6pt" style:font-weight-asian="bold" style:font-size-complex="6pt"/>
    </style:style>
    <style:style style:name="P79" style:family="paragraph" style:parent-style-name="Standard">
      <style:paragraph-properties fo:text-align="start" style:justify-single-word="false"/>
      <style:text-properties fo:color="#158466" loext:opacity="100%" style:font-name="Fira Code Medium" fo:font-size="6pt" officeooo:paragraph-rsid="003b3a7c" style:font-size-asian="6pt" style:font-size-complex="6pt"/>
    </style:style>
    <style:style style:name="P80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a7c9d" style:font-size-asian="6pt" style:font-weight-asian="bold" style:font-size-complex="6pt"/>
    </style:style>
    <style:style style:name="P81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c43bb" style:font-size-asian="6pt" style:font-weight-asian="bold" style:font-size-complex="6pt"/>
    </style:style>
    <style:style style:name="P82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b3a7c" style:font-size-asian="6pt" style:font-weight-asian="bold" style:font-size-complex="6pt"/>
    </style:style>
    <style:style style:name="P83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874c6" style:font-size-asian="6pt" style:font-weight-asian="bold" style:font-size-complex="6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ac393" style:font-size-asian="6pt" style:font-weight-asian="bold" style:font-size-complex="6pt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ff0000" loext:opacity="100%" style:font-name="Fira Code Medium" fo:font-size="6pt" fo:font-weight="bold" officeooo:paragraph-rsid="003ac393" style:font-size-asian="6pt" style:font-weight-asian="bold" style:font-size-complex="6pt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ff0000" loext:opacity="100%" style:font-name="Fira Code Medium" fo:font-size="6pt" fo:font-weight="bold" officeooo:paragraph-rsid="003874c6" style:font-size-asian="6pt" style:font-weight-asian="bold" style:font-size-complex="6pt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ff0000" loext:opacity="100%" style:font-name="Fira Code Medium" fo:font-size="6pt" fo:font-weight="bold" officeooo:paragraph-rsid="0021c26e" style:font-size-asian="6pt" style:font-weight-asian="bold" style:font-size-complex="6pt"/>
    </style:style>
    <style:style style:name="P88" style:family="paragraph" style:parent-style-name="Standard">
      <style:paragraph-properties fo:text-align="start" style:justify-single-word="false"/>
      <style:text-properties officeooo:paragraph-rsid="00226049"/>
    </style:style>
    <style:style style:name="P89" style:family="paragraph" style:parent-style-name="Standard">
      <style:paragraph-properties fo:text-align="start" style:justify-single-word="false"/>
      <style:text-properties officeooo:paragraph-rsid="0035fab2"/>
    </style:style>
    <style:style style:name="P90" style:family="paragraph" style:parent-style-name="Standard">
      <style:paragraph-properties fo:text-align="start" style:justify-single-word="false"/>
      <style:text-properties style:font-name="Fira Code Medium" fo:font-size="6pt" fo:font-style="normal" officeooo:paragraph-rsid="003874c6" style:font-size-asian="6pt" style:font-style-asian="normal" style:font-size-complex="6pt" style:font-style-complex="normal"/>
    </style:style>
    <style:style style:name="P91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1aa2fe" style:font-size-asian="6pt" style:font-size-complex="6pt"/>
    </style:style>
    <style:style style:name="P92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32c456" style:font-size-asian="6pt" style:font-size-complex="6pt"/>
    </style:style>
    <style:style style:name="P93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30ddec" style:font-size-asian="6pt" style:font-size-complex="6pt"/>
    </style:style>
    <style:style style:name="P94" style:family="paragraph" style:parent-style-name="Standard">
      <style:paragraph-properties fo:text-align="start" style:justify-single-word="false"/>
      <style:text-properties style:font-name="Fira Code Medium" fo:font-size="6pt" style:font-size-asian="6pt" style:font-size-complex="6pt"/>
    </style:style>
    <style:style style:name="P95" style:family="paragraph" style:parent-style-name="Standard">
      <style:paragraph-properties fo:text-align="start" style:justify-single-word="false"/>
      <style:text-properties style:font-name="Fira Code Medium" fo:font-size="6pt" officeooo:paragraph-rsid="00226049" style:font-size-asian="6pt" style:font-size-complex="6pt"/>
    </style:style>
    <style:style style:name="P96" style:family="paragraph" style:parent-style-name="Standard">
      <style:paragraph-properties fo:text-align="start" style:justify-single-word="false"/>
      <style:text-properties style:font-name="Fira Code Medium" fo:font-size="6pt" officeooo:paragraph-rsid="0035fab2" style:font-size-asian="6pt" style:font-size-complex="6pt"/>
    </style:style>
    <style:style style:name="P97" style:family="paragraph" style:parent-style-name="Standard">
      <style:paragraph-properties fo:text-align="start" style:justify-single-word="false"/>
      <style:text-properties style:font-name="Fira Code Medium" fo:font-size="6pt" officeooo:paragraph-rsid="003874c6" style:font-size-asian="6pt" style:font-size-complex="6pt"/>
    </style:style>
    <style:style style:name="P98" style:family="paragraph" style:parent-style-name="Standard">
      <style:paragraph-properties fo:line-height="100%" fo:text-align="start" style:justify-single-word="false"/>
      <style:text-properties style:font-name="Fira Code Medium" fo:font-size="6pt" fo:font-weight="bold" officeooo:paragraph-rsid="001aa2fe" style:font-size-asian="6pt" style:font-weight-asian="bold" style:font-size-complex="6pt" style:font-weight-complex="bold"/>
    </style:style>
    <style:style style:name="P99" style:family="paragraph" style:parent-style-name="Standard">
      <style:paragraph-properties fo:line-height="100%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1aa2fe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30ddec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32c456"/>
    </style:style>
    <style:style style:name="P103" style:family="paragraph" style:parent-style-name="Standard">
      <style:paragraph-properties fo:line-height="100%" fo:text-align="start" style:justify-single-word="false"/>
      <style:text-properties fo:color="#333333" loext:opacity="100%" style:font-name="Fira Code Medium" fo:font-size="6pt" fo:letter-spacing="normal" fo:font-style="normal" fo:font-weight="normal" officeooo:paragraph-rsid="0032c456" style:font-size-asian="6pt" style:font-style-asian="normal" style:font-size-complex="6pt" style:font-style-complex="normal"/>
    </style:style>
    <style:style style:name="P104" style:family="paragraph" style:parent-style-name="Standard">
      <style:paragraph-properties fo:line-height="100%" fo:text-align="start" style:justify-single-word="false"/>
      <style:text-properties fo:color="#333333" loext:opacity="100%" style:font-name="Fira Code Medium" fo:font-size="6pt" fo:letter-spacing="normal" fo:font-style="normal" fo:font-weight="normal" officeooo:paragraph-rsid="001aa2fe" style:font-size-asian="6pt" style:font-style-asian="normal" style:font-size-complex="6pt" style:font-style-complex="normal"/>
    </style:style>
    <style:style style:name="P105" style:family="paragraph" style:parent-style-name="Standard">
      <style:paragraph-properties fo:line-height="100%"/>
      <style:text-properties style:font-name="Fira Code Medium1" fo:font-size="6pt" style:font-size-asian="6pt" style:font-size-complex="6pt"/>
    </style:style>
    <style:style style:name="P106" style:family="paragraph" style:parent-style-name="Standard">
      <style:paragraph-properties fo:line-height="100%"/>
      <style:text-properties style:font-name="Fira Code Medium1" fo:font-size="6pt" style:font-size-asian="6pt" style:font-name-complex="Fira Code Medium1" style:font-size-complex="6pt"/>
    </style:style>
    <style:style style:name="P107" style:family="paragraph" style:parent-style-name="Heading_20_2">
      <style:paragraph-properties fo:margin-top="0cm" fo:margin-bottom="0cm" style:contextual-spacing="false"/>
    </style:style>
    <style:style style:name="P108" style:family="paragraph" style:parent-style-name="Heading_20_2">
      <style:paragraph-properties fo:margin-top="0cm" fo:margin-bottom="0cm" style:contextual-spacing="false" fo:line-height="100%"/>
      <style:text-properties style:font-name="Fira Code Medium" fo:font-size="6pt" style:font-size-asian="6pt" style:font-size-complex="6pt"/>
    </style:style>
    <style:style style:name="P109" style:family="paragraph" style:parent-style-name="Heading_20_2">
      <style:paragraph-properties fo:margin-top="0cm" fo:margin-bottom="0cm" style:contextual-spacing="false" fo:line-height="100%"/>
      <style:text-properties style:font-name="Fira Code Medium1" fo:font-size="6pt" style:font-size-asian="6pt" style:font-name-complex="Fira Code Medium1" style:font-size-complex="6pt"/>
    </style:style>
    <style:style style:name="P110" style:family="paragraph" style:parent-style-name="Text_20_body">
      <style:paragraph-properties fo:margin-top="0cm" fo:margin-bottom="0cm" style:contextual-spacing="false"/>
    </style:style>
    <style:style style:name="P111" style:family="paragraph" style:parent-style-name="Text_20_body">
      <style:paragraph-properties fo:margin-top="0cm" fo:margin-bottom="0cm" style:contextual-spacing="false" fo:line-height="100%"/>
    </style:style>
    <style:style style:name="P112" style:family="paragraph" style:parent-style-name="Text_20_body">
      <style:paragraph-properties fo:margin-top="0cm" fo:margin-bottom="0cm" style:contextual-spacing="false" fo:line-height="100%"/>
      <style:text-properties officeooo:paragraph-rsid="00446bf7"/>
    </style:style>
    <style:style style:name="P113" style:family="paragraph" style:parent-style-name="Text_20_body">
      <style:paragraph-properties fo:margin-top="0cm" fo:margin-bottom="0cm" style:contextual-spacing="false" fo:line-height="100%"/>
      <style:text-properties officeooo:paragraph-rsid="0046485c"/>
    </style:style>
    <style:style style:name="P114" style:family="paragraph" style:parent-style-name="Text_20_body">
      <style:paragraph-properties fo:margin-top="0cm" fo:margin-bottom="0cm" style:contextual-spacing="false" fo:line-height="100%"/>
      <style:text-properties officeooo:paragraph-rsid="0057de1c"/>
    </style:style>
    <style:style style:name="P115" style:family="paragraph" style:parent-style-name="Text_20_body">
      <style:paragraph-properties fo:margin-top="0cm" fo:margin-bottom="0cm" style:contextual-spacing="false" fo:line-height="100%"/>
      <style:text-properties officeooo:paragraph-rsid="0069850c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6e89cf"/>
    </style:style>
    <style:style style:name="P118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Fira Code Medium" fo:font-size="6pt" style:font-size-asian="6pt" style:font-size-complex="6pt"/>
    </style:style>
    <style:style style:name="P119" style:family="paragraph" style:parent-style-name="Text_20_body">
      <style:paragraph-properties fo:margin-top="0cm" fo:margin-bottom="0cm" style:contextual-spacing="false"/>
      <style:text-properties style:font-name="Fira Code Medium" fo:font-size="6pt" style:font-size-asian="6pt" style:font-size-complex="6pt"/>
    </style:style>
    <style:style style:name="P120" style:family="paragraph" style:parent-style-name="Text_20_body">
      <style:paragraph-properties fo:margin-top="0cm" fo:margin-bottom="0cm" style:contextual-spacing="false" fo:line-height="100%"/>
      <style:text-properties style:font-name="Fira Code Medium" fo:font-size="6pt" style:font-size-asian="6pt" style:font-size-complex="6pt"/>
    </style:style>
    <style:style style:name="P121" style:family="paragraph" style:parent-style-name="Text_20_body">
      <style:paragraph-properties fo:margin-top="0cm" fo:margin-bottom="0cm" style:contextual-spacing="false" fo:line-height="100%"/>
      <style:text-properties style:font-name="Fira Code Medium" fo:font-size="6pt" officeooo:paragraph-rsid="00446bf7" style:font-size-asian="6pt" style:font-size-complex="6pt"/>
    </style:style>
    <style:style style:name="P122" style:family="paragraph" style:parent-style-name="Text_20_body">
      <style:paragraph-properties fo:margin-top="0cm" fo:margin-bottom="0cm" style:contextual-spacing="false" fo:line-height="100%"/>
      <style:text-properties style:font-name="Fira Code Medium1" fo:font-size="6pt" style:font-size-asian="6pt" style:font-size-complex="6pt"/>
    </style:style>
    <style:style style:name="P1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Fira Code Medium1" fo:font-size="6pt" style:font-size-asian="6pt" style:font-size-complex="6pt"/>
    </style:style>
    <style:style style:name="P124" style:family="paragraph" style:parent-style-name="Text_20_body">
      <style:paragraph-properties fo:margin-top="0cm" fo:margin-bottom="0cm" style:contextual-spacing="false" fo:line-height="100%"/>
      <style:text-properties style:font-name="Fira Code Medium1" fo:font-size="6pt" style:font-size-asian="6pt" style:font-name-complex="Fira Code Medium1" style:font-size-complex="6pt"/>
    </style:style>
    <style:style style:name="P12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Fira Code Medium1" fo:font-size="6pt" fo:font-weight="bold" style:font-size-asian="6pt" style:font-weight-asian="bold" style:font-size-complex="6pt" style:font-weight-complex="bold"/>
    </style:style>
    <style:style style:name="P1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2a6099" loext:opacity="100%" style:font-name="Fira Code Medium" fo:font-size="8pt" fo:language="en" fo:country="US" fo:font-weight="bold" officeooo:rsid="0045ff37" officeooo:paragraph-rsid="0045ff37" style:font-size-asian="8pt" style:font-weight-asian="bold" style:font-size-complex="8pt" style:font-weight-complex="bold"/>
    </style:style>
    <style:style style:name="P127" style:family="paragraph" style:parent-style-name="Heading_20_1">
      <style:paragraph-properties fo:margin-top="0cm" fo:margin-bottom="0cm" style:contextual-spacing="false" fo:line-height="100%" fo:text-align="center" style:justify-single-word="false"/>
      <style:text-properties style:font-name="Fira Code Medium1" fo:font-size="8pt" style:font-size-asian="8pt" style:font-size-complex="8pt"/>
    </style:style>
    <style:style style:name="P128" style:family="paragraph" style:parent-style-name="Heading_20_3">
      <style:paragraph-properties fo:margin-top="0cm" fo:margin-bottom="0cm" style:contextual-spacing="false" fo:line-height="100%"/>
      <style:text-properties style:font-name="Fira Code Medium1" fo:font-size="6pt" style:font-size-asian="6pt" style:font-size-complex="6pt"/>
    </style:style>
    <style:style style:name="P129" style:family="paragraph" style:parent-style-name="Heading_20_5">
      <style:paragraph-properties fo:margin-top="0cm" fo:margin-bottom="0cm" style:contextual-spacing="false" fo:line-height="100%"/>
      <style:text-properties style:font-name="Fira Code Medium1" fo:font-size="6pt" style:font-size-asian="6pt" style:font-size-complex="6pt"/>
    </style:style>
    <style:style style:name="P130" style:family="paragraph" style:parent-style-name="Text_20_body">
      <style:paragraph-properties fo:line-height="100%"/>
    </style:style>
    <style:style style:name="P131" style:family="paragraph" style:parent-style-name="Text_20_body">
      <style:paragraph-properties fo:line-height="100%"/>
      <style:text-properties style:font-name="Fira Code Medium1" fo:font-size="6pt" style:font-size-asian="6pt" style:font-size-complex="6pt"/>
    </style:style>
    <style:style style:name="P132" style:family="paragraph" style:parent-style-name="Text_20_body">
      <style:paragraph-properties fo:margin-top="0cm" fo:margin-bottom="0.046cm" style:contextual-spacing="false" fo:line-height="100%"/>
      <style:text-properties officeooo:paragraph-rsid="0046485c"/>
    </style:style>
    <style:style style:name="P133" style:family="paragraph" style:parent-style-name="Heading_20_2">
      <style:paragraph-properties fo:margin-top="0.051cm" fo:margin-bottom="0cm" style:contextual-spacing="false" fo:line-height="100%"/>
      <style:text-properties style:font-name="Fira Code Medium1" fo:font-size="6pt" style:font-size-asian="6pt" style:font-name-complex="Fira Code Medium1" style:font-size-complex="6pt"/>
    </style:style>
    <style:style style:name="P134" style:family="paragraph" style:parent-style-name="List_20_Contents">
      <style:paragraph-properties fo:line-height="100%"/>
      <style:text-properties style:font-name="Fira Code Medium1" fo:font-size="6pt" style:font-size-asian="6pt" style:font-size-complex="6pt"/>
    </style:style>
    <style:style style:name="P135" style:family="paragraph" style:parent-style-name="List_20_Contents">
      <style:paragraph-properties fo:line-height="100%" fo:text-align="justify" style:justify-single-word="false"/>
      <style:text-properties style:font-name="Fira Code Medium1" fo:font-size="6pt" style:font-size-asian="6pt" style:font-size-complex="6pt"/>
    </style:style>
    <style:style style:name="P136" style:family="paragraph" style:parent-style-name="List_20_Heading">
      <style:paragraph-properties fo:line-height="100%"/>
      <style:text-properties fo:color="#158466" loext:opacity="100%" style:font-name="Fira Code Medium1" fo:font-size="6pt" style:font-size-asian="6pt" style:font-size-complex="6pt"/>
    </style:style>
    <style:style style:name="P137" style:family="paragraph" style:parent-style-name="Heading_20_1">
      <style:paragraph-properties fo:margin-top="0cm" fo:margin-bottom="0cm" style:contextual-spacing="false" fo:text-align="center" style:justify-single-word="false"/>
      <style:text-properties fo:color="#ff0000" loext:opacity="100%" style:font-name="Fira Code Medium" fo:font-size="6pt" style:font-size-asian="6pt" style:font-size-complex="6pt"/>
    </style:style>
    <style:style style:name="P138" style:family="paragraph" style:parent-style-name="Preformatted_20_Text">
      <style:paragraph-properties fo:line-height="100%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139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70d8dd" style:font-size-asian="6pt" style:font-weight-asian="bold" style:font-size-complex="6pt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70d8dd" style:font-size-asian="6pt" style:font-size-complex="6pt"/>
    </style:style>
    <style:style style:name="P141" style:family="paragraph" style:parent-style-name="Standard">
      <style:paragraph-properties fo:text-align="center" style:justify-single-word="false"/>
      <style:text-properties fo:color="#ff0000" loext:opacity="100%" style:font-name="Fira Code Medium" fo:font-size="6pt" fo:font-weight="bold" officeooo:paragraph-rsid="0021c26e" style:font-size-asian="6pt" style:font-weight-asian="bold" style:font-size-complex="6pt"/>
    </style:style>
    <style:style style:name="P142" style:family="paragraph" style:parent-style-name="Standard">
      <style:paragraph-properties fo:text-align="center" style:justify-single-word="false"/>
      <style:text-properties fo:color="#ff0000" loext:opacity="100%" style:font-name="Fira Code Medium" fo:font-size="6pt" fo:font-weight="bold" officeooo:paragraph-rsid="00226049" style:font-size-asian="6pt" style:font-weight-asian="bold" style:font-size-complex="6pt"/>
    </style:style>
    <style:style style:name="P143" style:family="paragraph" style:parent-style-name="Standard">
      <style:paragraph-properties fo:text-align="center" style:justify-single-word="false"/>
      <style:text-properties fo:color="#ff0000" loext:opacity="100%" style:font-name="Fira Code Medium" fo:font-size="6pt" fo:font-weight="bold" officeooo:paragraph-rsid="003ac393" style:font-size-asian="6pt" style:font-weight-asian="bold" style:font-size-complex="6pt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ff0000" loext:opacity="100%" style:font-name="Fira Code Medium" fo:font-size="6pt" officeooo:paragraph-rsid="00226049" style:font-size-asian="6pt" style:font-size-complex="6pt"/>
    </style:style>
    <style:style style:name="P14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Fira Code Medium1" fo:font-size="6pt" fo:letter-spacing="normal" fo:font-style="normal" fo:font-weight="normal" officeooo:paragraph-rsid="00537bb7" style:font-size-asian="6pt" style:font-weight-asian="bold" style:font-size-complex="6pt"/>
    </style:style>
    <style:style style:name="P146" style:family="paragraph" style:parent-style-name="Standard">
      <style:paragraph-properties fo:line-height="100%" fo:text-align="center" style:justify-single-word="false"/>
      <style:text-properties fo:color="#0b5395" loext:opacity="100%" style:font-name="Fira Code Medium" fo:font-size="6pt" fo:font-weight="bold" officeooo:paragraph-rsid="00135018" style:font-size-asian="6pt" style:font-weight-asian="bold" style:font-size-complex="6pt"/>
    </style:style>
    <style:style style:name="P147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26049" style:font-size-asian="6pt" style:font-weight-asian="bold" style:font-size-complex="6pt"/>
    </style:style>
    <style:style style:name="P148" style:family="paragraph" style:parent-style-name="Standard">
      <style:paragraph-properties fo:text-align="center" style:justify-single-word="false"/>
      <style:text-properties fo:color="#0b5395" loext:opacity="100%" style:font-name="Fira Code Medium" fo:font-size="8pt" fo:font-weight="bold" officeooo:paragraph-rsid="003874c6" style:font-size-asian="8pt" style:font-weight-asian="bold" style:font-size-complex="8pt"/>
    </style:style>
    <style:style style:name="P149" style:family="paragraph" style:parent-style-name="Standard">
      <style:paragraph-properties fo:text-align="center" style:justify-single-word="false"/>
      <style:text-properties fo:color="#3465a4" loext:opacity="100%" style:font-name="Fira Code Medium" fo:font-size="8pt" fo:font-weight="bold" officeooo:paragraph-rsid="0021c26e" style:font-size-asian="8pt" style:font-weight-asian="bold" style:font-size-complex="8pt"/>
    </style:style>
    <style:style style:name="P150" style:family="paragraph" style:parent-style-name="Standard">
      <style:paragraph-properties fo:text-align="center" style:justify-single-word="false"/>
      <style:text-properties fo:color="#3465a4" loext:opacity="100%" style:font-name="Fira Code Medium" fo:font-size="8pt" fo:font-weight="bold" officeooo:paragraph-rsid="001aa2fe" style:font-size-asian="8pt" style:font-weight-asian="bold" style:font-size-complex="8pt"/>
    </style:style>
    <style:style style:name="P151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officeooo:paragraph-rsid="003874c6" style:font-size-asian="6pt" style:font-weight-asian="bold" style:font-size-complex="6pt" style:font-weight-complex="normal"/>
    </style:style>
    <style:style style:name="P152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1877a9" style:font-size-asian="6pt" style:font-style-asian="normal" style:font-size-complex="6pt" style:font-style-complex="normal"/>
    </style:style>
    <style:style style:name="P153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423a97" style:font-size-asian="6pt" style:font-weight-asian="bold" style:font-size-complex="6pt" style:font-weight-complex="bold"/>
    </style:style>
    <style:style style:name="P154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weight-asian="bold" style:font-size-complex="6pt" style:font-weight-complex="bold"/>
    </style:style>
    <style:style style:name="P155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style-asian="normal" style:font-weight-asian="bold" style:font-size-complex="6pt" style:font-style-complex="normal" style:font-weight-complex="bold"/>
    </style:style>
    <style:style style:name="P15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a933" loext:opacity="100%" style:font-name="Fira Code Medium" fo:font-size="6pt" fo:letter-spacing="normal" fo:font-style="normal" fo:font-weight="normal" officeooo:paragraph-rsid="00135018" style:font-size-asian="6pt" style:font-style-asian="normal" style:font-size-complex="6pt" style:font-style-complex="normal"/>
    </style:style>
    <style:style style:name="P15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a933" loext:opacity="100%" style:font-name="Fira Code Medium" fo:font-size="6pt" fo:letter-spacing="normal" fo:font-style="normal" fo:font-weight="normal" officeooo:paragraph-rsid="00135018" style:font-size-asian="6pt" style:font-size-complex="6pt"/>
    </style:style>
    <style:style style:name="P158" style:family="paragraph" style:parent-style-name="Text_20_body">
      <style:paragraph-properties fo:margin-top="0cm" fo:margin-bottom="0cm" style:contextual-spacing="false"/>
    </style:style>
    <style:style style:name="P159" style:family="paragraph" style:parent-style-name="Text_20_body">
      <style:paragraph-properties fo:margin-top="0cm" fo:margin-bottom="0cm" style:contextual-spacing="false" fo:line-height="100%"/>
      <style:text-properties style:font-name="Fira Code Medium1" fo:font-size="6pt" fo:font-weight="bold" officeooo:paragraph-rsid="0069850c" style:font-size-asian="6pt" style:font-weight-asian="bold" style:font-size-complex="6pt" style:font-weight-complex="bold"/>
    </style:style>
    <style:style style:name="P160" style:family="paragraph" style:parent-style-name="Text_20_body">
      <style:paragraph-properties fo:margin-top="0cm" fo:margin-bottom="0cm" style:contextual-spacing="false"/>
      <style:text-properties style:font-name="Fira Code Medium1" fo:font-size="6pt" style:font-size-asian="6pt" style:font-size-complex="6pt"/>
    </style:style>
    <style:style style:name="P161" style:family="paragraph" style:parent-style-name="Text_20_body">
      <style:paragraph-properties fo:margin-top="0cm" fo:margin-bottom="0cm" style:contextual-spacing="false"/>
      <style:text-properties style:font-name="Fira Code Medium" fo:font-size="6pt" style:font-size-asian="6pt" style:font-size-complex="6pt"/>
    </style:style>
    <style:style style:name="P162" style:family="paragraph" style:parent-style-name="Text_20_body">
      <style:paragraph-properties fo:margin-top="0cm" fo:margin-bottom="0cm" style:contextual-spacing="false" fo:line-height="100%"/>
      <style:text-properties officeooo:paragraph-rsid="0075a6a5"/>
    </style:style>
    <style:style style:name="P16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Fira Code Medium" fo:font-size="7pt" fo:font-weight="bold" style:font-size-asian="7pt" style:font-weight-asian="bold" style:font-size-complex="7pt" style:font-weight-complex="bold"/>
    </style:style>
    <style:style style:name="P16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2a6099" loext:opacity="100%" style:font-name="Fira Code Medium" fo:font-size="8pt" fo:language="en" fo:country="US" fo:font-weight="bold" officeooo:rsid="0045ff37" officeooo:paragraph-rsid="0045ff37" style:font-size-asian="8pt" style:font-weight-asian="bold" style:font-size-complex="8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style:font-name="Fira Code Medium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0000" loext:opacity="100%" style:font-name="Fira Code Medium" fo:font-size="6pt" fo:font-weight="bold" style:font-size-asian="6pt" style:font-weight-asian="bold" style:font-size-complex="6pt"/>
    </style:style>
    <style:style style:name="T6" style:family="text">
      <style:text-properties fo:color="#000000" loext:opacity="100%" style:font-name="Fira Code Medium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loext:opacity="100%" style:font-name="Fira Code Medium" fo:font-size="6pt" fo:font-weight="bold" fo:background-color="#eeeeee" loext:char-shading-value="0" style:font-size-asian="6pt" style:font-weight-asian="bold" style:font-size-complex="6pt"/>
    </style:style>
    <style:style style:name="T8" style:family="text">
      <style:text-properties fo:color="#9a9a9a" loext:opacity="100%"/>
    </style:style>
    <style:style style:name="T9" style:family="text">
      <style:text-properties fo:color="#9a9a9a" loext:opacity="100%" style:font-name="Fira Code Medium" fo:font-size="6pt" fo:font-weight="bold" style:font-size-asian="6pt" style:font-weight-asian="bold" style:font-size-complex="6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bold" style:font-weight-asian="bold"/>
    </style:style>
    <style:style style:name="T13" style:family="text">
      <style:text-properties fo:font-variant="normal" fo:text-transform="none" fo:color="#000000" loext:opacity="100%" fo:letter-spacing="normal" fo:font-weight="normal"/>
    </style:style>
    <style:style style:name="T14" style:family="text">
      <style:text-properties fo:font-variant="normal" fo:text-transform="none" fo:color="#000000" loext:opacity="100%" fo:letter-spacing="normal" fo:language="en" fo:country="US" fo:font-style="normal" fo:font-weight="normal" officeooo:rsid="0037bc6b"/>
    </style:style>
    <style:style style:name="T15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16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17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18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ize-complex="6pt"/>
    </style:style>
    <style:style style:name="T19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weight-asian="normal" style:font-size-complex="6pt" style:font-weight-complex="normal"/>
    </style:style>
    <style:style style:name="T20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21" style:family="text">
      <style:text-properties fo:font-variant="normal" fo:text-transform="none" fo:color="#000000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23" style:family="text">
      <style:text-properties fo:font-variant="normal" fo:text-transform="none" fo:color="#000000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24" style:family="text">
      <style:text-properties fo:font-variant="normal" fo:text-transform="none" fo:color="#000000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25" style:family="text">
      <style:text-properties fo:font-variant="normal" fo:text-transform="none" fo:color="#000000" loext:opacity="100%" style:font-name="Fira Code Medium" fo:font-size="6pt" fo:letter-spacing="normal" fo:font-style="italic" fo:font-weight="normal" fo:background-color="#eeeeee" loext:char-shading-value="0" style:font-size-asian="6pt" style:font-style-asian="italic" style:font-size-complex="6pt" style:font-style-complex="italic"/>
    </style:style>
    <style:style style:name="T26" style:family="text">
      <style:text-properties fo:font-variant="normal" fo:text-transform="none" fo:color="#000000" loext:opacity="100%" style:font-name="Fira Code Medium" fo:font-size="6pt" fo:letter-spacing="normal" fo:language="en" fo:country="US" fo:font-style="normal" fo:font-weight="bold" officeooo:rsid="0037bc6b" style:font-size-asian="6pt" style:font-weight-asian="bold" style:font-size-complex="6pt" style:font-weight-complex="bold"/>
    </style:style>
    <style:style style:name="T27" style:family="text">
      <style:text-properties fo:font-variant="normal" fo:text-transform="none" fo:color="#333333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color="#158466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tyle-asian="normal" style:font-size-complex="6pt" style:font-style-complex="normal"/>
    </style:style>
    <style:style style:name="T31" style:family="text">
      <style:text-properties fo:font-variant="normal" fo:text-transform="none" fo:color="#158466" loext:opacity="100%" fo:letter-spacing="normal"/>
    </style:style>
    <style:style style:name="T32" style:family="text">
      <style:text-properties fo:font-variant="normal" fo:text-transform="none" fo:color="#158466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34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35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36" style:family="text">
      <style:text-properties fo:font-variant="normal" fo:text-transform="none" fo:color="#158466" loext:opacity="100%" style:font-name="Fira Code Medium" fo:font-size="6pt" fo:letter-spacing="normal" fo:font-style="normal" fo:font-weight="normal" style:font-size-asian="6pt" style:font-size-complex="6pt"/>
    </style:style>
    <style:style style:name="T37" style:family="text">
      <style:text-properties fo:font-variant="normal" fo:text-transform="none" fo:color="#158466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38" style:family="text">
      <style:text-properties fo:font-variant="normal" fo:text-transform="none" fo:color="#158466" loext:opacity="100%" style:font-name="Fira Code Medium" fo:font-size="6pt" fo:letter-spacing="normal" fo:font-style="normal" fo:font-weight="bold" fo:background-color="#f5f2f0" loext:char-shading-value="0" style:font-size-asian="6pt" style:font-weight-asian="bold" style:font-size-complex="6pt" style:font-weight-complex="bold" loext:padding="0cm" loext:border="none"/>
    </style:style>
    <style:style style:name="T39" style:family="text">
      <style:text-properties fo:font-variant="normal" fo:text-transform="none" fo:color="#158466" loext:opacity="100%" style:font-name="Fira Code Medium" fo:font-size="6pt" fo:letter-spacing="normal" fo:font-style="normal" fo:font-weight="bold" fo:background-color="#f5f2f0" loext:char-shading-value="0" style:font-size-asian="6pt" style:font-style-asian="normal" style:font-weight-asian="bold" style:font-size-complex="6pt" style:font-style-complex="normal" style:font-weight-complex="bold" loext:padding="0cm" loext:border="none"/>
    </style:style>
    <style:style style:name="T40" style:family="text">
      <style:text-properties fo:font-variant="normal" fo:text-transform="none" fo:color="#158466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 loext:padding="0cm" loext:border="none"/>
    </style:style>
    <style:style style:name="T41" style:family="text">
      <style:text-properties fo:font-variant="normal" fo:text-transform="none" fo:color="#158466" loext:opacity="100%" style:font-name="Fira Code Medium" fo:font-size="6pt" fo:letter-spacing="normal" fo:language="en" fo:country="US" fo:font-style="normal" fo:font-weight="bold" officeooo:rsid="004526f7" fo:background-color="#f5f2f0" loext:char-shading-value="0" style:font-size-asian="6pt" style:font-style-asian="normal" style:font-weight-asian="bold" style:font-size-complex="6pt" style:font-style-complex="normal" style:font-weight-complex="bold" loext:padding="0cm" loext:border="none"/>
    </style:style>
    <style:style style:name="T42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tyle-asian="italic" style:font-size-complex="6pt" style:font-style-complex="italic"/>
    </style:style>
    <style:style style:name="T43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44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ize-complex="6pt"/>
    </style:style>
    <style:style style:name="T45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weight-asian="bold" style:font-size-complex="6pt"/>
    </style:style>
    <style:style style:name="T46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47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48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49" style:family="text">
      <style:text-properties fo:font-variant="normal" fo:text-transform="none" fo:color="#212121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0" style:family="text">
      <style:text-properties fo:font-variant="normal" fo:text-transform="none" fo:color="#212121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51" style:family="text">
      <style:text-properties fo:font-variant="normal" fo:text-transform="none" fo:color="#212121" loext:opacity="100%" style:font-name="Fira Code Medium" fo:font-size="6pt" fo:letter-spacing="normal" fo:font-style="italic" fo:font-weight="normal" style:font-size-asian="6pt" style:font-style-asian="italic" style:font-size-complex="6pt" style:font-style-complex="italic"/>
    </style:style>
    <style:style style:name="T52" style:family="text">
      <style:text-properties fo:font-variant="normal" fo:text-transform="none" fo:color="#212121" loext:opacity="100%" style:font-name="Fira Code Medium" fo:font-size="6pt" fo:letter-spacing="normal" style:font-size-asian="6pt" style:font-size-complex="6pt"/>
    </style:style>
    <style:style style:name="T53" style:family="text">
      <style:text-properties fo:font-variant="normal" fo:text-transform="none" fo:color="#212121" loext:opacity="100%" style:font-name="Fira Code Medium" fo:font-size="6pt" fo:letter-spacing="normal" fo:font-weight="bold" style:font-size-asian="6pt" style:font-weight-asian="bold" style:font-size-complex="6pt"/>
    </style:style>
    <style:style style:name="T54" style:family="text">
      <style:text-properties fo:font-variant="normal" fo:text-transform="none" fo:color="#212121" loext:opacity="100%" style:font-name="Fira Code Medium" fo:font-size="6pt" fo:letter-spacing="normal" fo:language="en" fo:country="US" fo:font-style="normal" fo:font-weight="bold" officeooo:rsid="0037bc6b" fo:background-color="transparent" loext:char-shading-value="0" style:font-size-asian="6pt" style:font-weight-asian="bold" style:font-size-complex="6pt" style:font-weight-complex="bold"/>
    </style:style>
    <style:style style:name="T55" style:family="text">
      <style:text-properties fo:font-variant="normal" fo:text-transform="none" fo:color="#212121" loext:opacity="100%" fo:letter-spacing="normal"/>
    </style:style>
    <style:style style:name="T56" style:family="text">
      <style:text-properties fo:font-variant="normal" fo:text-transform="none" fo:color="#212121" loext:opacity="100%" fo:letter-spacing="normal" fo:font-style="normal" fo:font-weight="normal"/>
    </style:style>
    <style:style style:name="T57" style:family="text">
      <style:text-properties fo:font-variant="normal" fo:text-transform="none" fo:color="#212121" loext:opacity="100%" fo:letter-spacing="normal" fo:font-style="normal" fo:font-weight="normal" style:font-weight-asian="normal"/>
    </style:style>
    <style:style style:name="T58" style:family="text">
      <style:text-properties fo:font-variant="normal" fo:text-transform="none" fo:color="#212121" loext:opacity="100%" fo:letter-spacing="normal" fo:font-style="normal" fo:font-weight="normal" style:font-weight-asian="normal" style:font-weight-complex="normal"/>
    </style:style>
    <style:style style:name="T59" style:family="text">
      <style:text-properties fo:font-variant="normal" fo:text-transform="none" fo:color="#212121" loext:opacity="100%" fo:letter-spacing="normal" fo:font-style="normal" fo:font-weight="normal" style:font-style-asian="normal" style:font-style-complex="normal"/>
    </style:style>
    <style:style style:name="T60" style:family="text">
      <style:text-properties fo:font-variant="normal" fo:text-transform="none" fo:color="#212121" loext:opacity="100%" fo:letter-spacing="normal" fo:font-style="normal" fo:font-weight="normal" style:font-weight-asian="bold"/>
    </style:style>
    <style:style style:name="T61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fo:background-color="#eeeeee" loext:char-shading-value="0" style:font-size-asian="6pt" style:font-size-complex="6pt"/>
    </style:style>
    <style:style style:name="T62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fo:background-color="#eeeeee" loext:char-shading-value="0" style:font-size-asian="6pt" style:font-weight-asian="bold" style:font-size-complex="6pt"/>
    </style:style>
    <style:style style:name="T63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ize-complex="6pt"/>
    </style:style>
    <style:style style:name="T64" style:family="text">
      <style:text-properties fo:font-variant="normal" fo:text-transform="none" fo:color="#999999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65" style:family="text">
      <style:text-properties fo:font-variant="normal" fo:text-transform="none" fo:color="#990055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66" style:family="text">
      <style:text-properties fo:font-variant="normal" fo:text-transform="none" fo:color="#3465a4" loext:opacity="100%" fo:letter-spacing="normal" fo:font-style="normal" fo:font-weight="normal"/>
    </style:style>
    <style:style style:name="T67" style:family="text">
      <style:text-properties fo:font-variant="normal" fo:text-transform="none" fo:color="#3465a4" loext:opacity="100%" fo:letter-spacing="normal" fo:font-style="normal" fo:font-weight="normal" officeooo:rsid="004ed713"/>
    </style:style>
    <style:style style:name="T68" style:family="text">
      <style:text-properties fo:font-variant="normal" fo:text-transform="none" fo:color="#3465a4" loext:opacity="100%" fo:letter-spacing="normal" fo:font-style="normal" fo:font-weight="normal" officeooo:rsid="00535e8b"/>
    </style:style>
    <style:style style:name="T69" style:family="text">
      <style:text-properties fo:font-variant="normal" fo:text-transform="none" fo:color="#00a933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70" style:family="text">
      <style:text-properties fo:font-variant="normal" fo:text-transform="none" fo:color="#00a933" loext:opacity="100%" style:font-name="Fira Code Medium1" fo:font-size="6pt" fo:letter-spacing="normal" fo:font-style="normal" fo:font-weight="normal" fo:background-color="transparent" loext:char-shading-value="0" style:font-size-asian="6pt" style:font-style-asian="normal" style:font-weight-asian="normal" style:font-size-complex="6pt" style:font-style-complex="normal" style:font-weight-complex="normal"/>
    </style:style>
    <style:style style:name="T71" style:family="text">
      <style:text-properties fo:font-variant="normal" fo:text-transform="none" style:use-window-font-color="true" loext:opacity="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72" style:family="text">
      <style:text-properties fo:font-variant="normal" fo:text-transform="none" style:use-window-font-color="true" loext:opacity="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73" style:family="text">
      <style:text-properties fo:color="#158466" loext:opacity="100%"/>
    </style:style>
    <style:style style:name="T74" style:family="text">
      <style:text-properties fo:color="#158466" loext:opacity="100%" fo:font-weight="bold" style:font-weight-asian="bold"/>
    </style:style>
    <style:style style:name="T75" style:family="text">
      <style:text-properties fo:color="#158466" loext:opacity="100%" fo:font-weight="bold" style:font-weight-asian="bold" style:font-weight-complex="bold"/>
    </style:style>
    <style:style style:name="T76" style:family="text">
      <style:text-properties fo:color="#158466" loext:opacity="100%" fo:font-weight="bold" style:font-weight-asian="bold" style:font-weight-complex="normal"/>
    </style:style>
    <style:style style:name="T77" style:family="text">
      <style:text-properties fo:color="#158466" loext:opacity="100%" style:font-name="Fira Code Medium"/>
    </style:style>
    <style:style style:name="T78" style:family="text">
      <style:text-properties fo:color="#158466" loext:opacity="100%" style:font-name="Fira Code Medium" fo:font-size="6pt" fo:font-weight="bold" style:font-size-asian="6pt" style:font-weight-asian="bold" style:font-size-complex="6pt"/>
    </style:style>
    <style:style style:name="T79" style:family="text">
      <style:text-properties fo:color="#158466" loext:opacity="100%" style:font-name="Fira Code Medium" fo:font-size="6pt" fo:font-weight="bold" style:font-size-asian="6pt" style:font-weight-asian="bold" style:font-size-complex="6pt" style:font-weight-complex="bold"/>
    </style:style>
    <style:style style:name="T80" style:family="text">
      <style:text-properties fo:color="#158466" loext:opacity="100%" style:font-name="Fira Code Medium" fo:font-size="6pt" style:font-size-asian="6pt" style:font-size-complex="6pt"/>
    </style:style>
    <style:style style:name="T81" style:family="text">
      <style:text-properties fo:color="#158466" loext:opacity="100%" style:font-name="Fira Code Medium" fo:font-size="6pt" fo:language="en" fo:country="US" officeooo:rsid="0046485c" style:font-size-asian="6pt" style:font-size-complex="6pt"/>
    </style:style>
    <style:style style:name="T82" style:family="text">
      <style:text-properties fo:color="#158466" loext:opacity="100%" style:font-name="Fira Code Medium" fo:font-size="6pt" fo:language="en" fo:country="US" officeooo:rsid="006620ed" style:font-size-asian="6pt" style:font-size-complex="6pt"/>
    </style:style>
    <style:style style:name="T83" style:family="text">
      <style:text-properties fo:color="#158466" loext:opacity="100%" style:font-name="Fira Code Medium" fo:font-size="6pt" fo:font-weight="normal" style:font-size-asian="6pt" style:font-weight-asian="normal" style:font-size-complex="6pt" style:font-weight-complex="normal"/>
    </style:style>
    <style:style style:name="T84" style:family="text">
      <style:text-properties fo:color="#158466" loext:opacity="100%" fo:font-weight="normal" style:font-weight-asian="normal" style:font-weight-complex="normal"/>
    </style:style>
    <style:style style:name="T85" style:family="text">
      <style:text-properties fo:color="#158466" loext:opacity="100%" style:font-name="Fira Code Medium1" fo:font-size="6pt" style:font-size-asian="6pt" style:font-size-complex="6pt"/>
    </style:style>
    <style:style style:name="T86" style:family="text">
      <style:text-properties fo:color="#158466" loext:opacity="100%" style:font-name="Fira Code Medium1" fo:font-size="6pt" style:font-size-asian="6pt" style:font-name-complex="Fira Code Medium1" style:font-size-complex="6pt"/>
    </style:style>
    <style:style style:name="T87" style:family="text">
      <style:text-properties fo:color="#158466" loext:opacity="100%" style:font-name="Fira Code Medium1" fo:font-size="6pt" fo:language="en" fo:country="US" officeooo:rsid="00541a38" style:font-size-asian="6pt" style:font-size-complex="6pt"/>
    </style:style>
    <style:style style:name="T88" style:family="text">
      <style:text-properties fo:color="#158466" loext:opacity="100%" style:font-name="Fira Code Medium1" fo:font-size="6pt" fo:language="en" fo:country="US" officeooo:rsid="005a4453" style:font-size-asian="6pt" style:font-size-complex="6pt"/>
    </style:style>
    <style:style style:name="T89" style:family="text">
      <style:text-properties fo:color="#158466" loext:opacity="100%" style:font-name="Fira Code Medium1" fo:font-size="6pt" fo:language="en" fo:country="US" officeooo:rsid="005c763e" style:font-size-asian="6pt" style:font-size-complex="6pt"/>
    </style:style>
    <style:style style:name="T90" style:family="text">
      <style:text-properties fo:color="#158466" loext:opacity="100%" style:font-name="Fira Code Medium1" fo:font-size="6pt" fo:language="en" fo:country="US" officeooo:rsid="006c93de" style:font-size-asian="6pt" style:font-size-complex="6pt"/>
    </style:style>
    <style:style style:name="T91" style:family="text">
      <style:text-properties fo:font-weight="bold" style:font-weight-asian="bold"/>
    </style:style>
    <style:style style:name="T92" style:family="text">
      <style:text-properties fo:font-weight="bold" officeooo:rsid="001f5f71" style:font-weight-asian="bold"/>
    </style:style>
    <style:style style:name="T93" style:family="text">
      <style:text-properties officeooo:rsid="001d46ea"/>
    </style:style>
    <style:style style:name="T94" style:family="text">
      <style:text-properties fo:font-weight="normal" style:font-weight-asian="normal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color="#212121" loext:opacity="100%" style:font-name="Fira Code Medium" fo:font-size="6pt" fo:letter-spacing="normal" fo:font-weight="normal" style:font-size-asian="6pt" style:font-size-complex="6pt"/>
    </style:style>
    <style:style style:name="T97" style:family="text">
      <style:text-properties style:font-name="Fira Code Medium" fo:font-size="6pt" fo:font-weight="bold" style:font-size-asian="6pt" style:font-weight-asian="bold" style:font-size-complex="6pt" style:font-weight-complex="bold"/>
    </style:style>
    <style:style style:name="T98" style:family="text">
      <style:text-properties style:font-name="Fira Code Medium" fo:font-size="6pt" fo:background-color="#eeeeee" loext:char-shading-value="0" style:font-size-asian="6pt" style:font-size-complex="6pt"/>
    </style:style>
    <style:style style:name="T99" style:family="text">
      <style:text-properties style:font-name="Fira Code Medium" fo:font-size="6pt" style:font-size-asian="6pt" style:font-size-complex="6pt"/>
    </style:style>
    <style:style style:name="T100" style:family="text">
      <style:text-properties style:font-name="Fira Code Medium" fo:font-size="6pt" fo:language="en" fo:country="US" officeooo:rsid="0046485c" style:font-size-asian="6pt" style:font-size-complex="6pt"/>
    </style:style>
    <style:style style:name="T101" style:family="text">
      <style:text-properties style:font-name="Fira Code Medium" fo:font-size="6pt" fo:language="en" fo:country="US" officeooo:rsid="00470d9b" style:font-size-asian="6pt" style:font-size-complex="6pt"/>
    </style:style>
    <style:style style:name="T102" style:family="text">
      <style:text-properties style:font-name="Fira Code Medium" fo:font-size="6pt" fo:language="en" fo:country="US" fo:font-weight="bold" officeooo:rsid="0046485c" style:font-size-asian="6pt" style:font-weight-asian="bold" style:font-size-complex="6pt" style:font-weight-complex="bold"/>
    </style:style>
    <style:style style:name="T103" style:family="text">
      <style:text-properties style:font-name="Fira Code Medium" fo:font-size="6pt" fo:language="en" fo:country="US" fo:font-weight="bold" officeooo:rsid="00470d9b" style:font-size-asian="6pt" style:font-weight-asian="bold" style:font-size-complex="6pt" style:font-weight-complex="bold"/>
    </style:style>
    <style:style style:name="T104" style:family="text">
      <style:text-properties fo:color="#333333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05" style:family="text">
      <style:text-properties fo:color="#333333" loext:opacity="100%" fo:letter-spacing="normal" fo:font-style="normal" fo:font-weight="normal" style:font-style-asian="normal" style:font-style-complex="normal"/>
    </style:style>
    <style:style style:name="T106" style:family="text">
      <style:text-properties fo:color="#333333" loext:opacity="100%" fo:letter-spacing="normal" fo:language="en" fo:country="US" fo:font-style="normal" fo:font-weight="normal" officeooo:rsid="0030ddec" style:font-style-asian="normal" style:font-style-complex="normal"/>
    </style:style>
    <style:style style:name="T107" style:family="text">
      <style:text-properties fo:language="en" fo:country="US" officeooo:rsid="0046485c"/>
    </style:style>
    <style:style style:name="T108" style:family="text">
      <style:text-properties style:font-name="Fira Code Medium1" fo:font-size="6pt" style:font-size-asian="6pt" style:font-size-complex="6pt"/>
    </style:style>
    <style:style style:name="T109" style:family="text">
      <style:text-properties style:font-name="Fira Code Medium1" fo:font-size="6pt" style:font-size-asian="6pt" style:font-name-complex="Fira Code Medium1" style:font-size-complex="6pt"/>
    </style:style>
    <style:style style:name="T110" style:family="text">
      <style:text-properties style:use-window-font-color="true" loext:opacity="0%"/>
    </style:style>
    <style:style style:name="T111" style:family="text">
      <style:text-properties fo:color="#00a933" loext:opacity="100%" fo:font-size="6pt" fo:font-weight="bold" style:font-size-asian="6pt" style:font-weight-asian="bold" style:font-size-complex="6pt" style:font-weight-complex="bold"/>
    </style:style>
    <style:style style:name="T112" style:family="text">
      <style:text-properties fo:color="#00a933" loext:opacity="100%" style:font-name="Fira Code Medium1" fo:font-size="6pt" fo:font-weight="normal" style:font-size-asian="6pt" style:font-weight-asian="normal" style:font-size-complex="6pt" style:font-weight-complex="normal"/>
    </style:style>
    <style:style style:name="T113" style:family="text">
      <style:text-properties style:font-weight-complex="bold"/>
    </style:style>
    <style:style style:name="T114" style:family="text">
      <style:text-properties officeooo:rsid="00708077" style:font-weight-complex="bold"/>
    </style:style>
    <style:style style:name="T115" style:family="text">
      <style:text-properties style:font-weight-asian="normal" style:font-weight-complex="normal"/>
    </style:style>
    <style:style style:name="T116" style:family="text">
      <style:text-properties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 table:style-name="TableLine346908176">
          <table:table-cell table:style-name="Таблица1.A1" office:value-type="string">
            <text:p text:style-name="P149">Including JavaScript in an HTML Page</text:p>
            <text:p text:style-name="P74">&lt;script type="text/javascript"&gt;</text:p>
            <text:p text:style-name="P74">//JS code goes here</text:p>
            <text:p text:style-name="P74">&lt;/script&gt;</text:p>
            <text:p text:style-name="P76">Call an External JavaScript File</text:p>
            <text:p text:style-name="P74">&lt;script src="myscript.js"&gt;&lt;/script&gt;&lt;code&gt;&lt;/code&gt;</text:p>
            <text:p text:style-name="P87">Including Comments:</text:p>
            <text:p text:style-name="P76">//</text:p>
            <text:p text:style-name="P35">Single line comments</text:p>
            <text:p text:style-name="P139">/* comment here */</text:p>
            <text:p text:style-name="P140">Multi-line comments</text:p>
            <text:p text:style-name="P87">Variables</text:p>
            <text:p text:style-name="P76">var, const, let</text:p>
            <text:p text:style-name="P76">var</text:p>
            <text:p text:style-name="P4"><text:span text:style-name="T29">Самая распространенная переменная. Может быть переназначен, но доступен только внутри функции. Переменные , определенные с помощью var, перемещаются наверх при выполнении кода.</text:span> </text:p>
            <text:p text:style-name="P76">const</text:p>
            <text:p text:style-name="P35"><text:span text:style-name="T29">Они не могут быть переназначены и недоступны до того, как появятся в коде.</text:span> .</text:p>
            <text:p text:style-name="P76">let</text:p>
            <text:p text:style-name="P64">Однако, как и в случае с const, переменная let может быть переназначена, но не объявлена повторно.</text:p>
            <text:p text:style-name="P64"/>
            <text:p text:style-name="P87"><text:span text:style-name="Source_20_Text"><text:span text:style-name="T114">Типы данных</text:span></text:span><text:span text:style-name="T113">:</text:span></text:p>
            <text:p text:style-name="P160">Стандарт ECMAScript определяет 9 типов:</text:p>
            <text:p text:style-name="P119">6 типов данных являющихся примитивами:</text:p>
            <text:p text:style-name="P110"><text:a xlink:type="simple" xlink:href="https://developer.mozilla.org/ru/docs/Словарь/undefined" text:style-name="Internet_20_link" text:visited-style-name="Visited_20_Internet_20_Link"><text:span text:style-name="T108">Undefined</text:span></text:a><text:span text:style-name="T108"> (Неопределенный тип) <text:s/>: </text:span><text:span text:style-name="Source_20_Text"><text:span text:style-name="T108">typeof instance === "undefined"</text:span></text:span></text:p>
            <text:p text:style-name="P110"><text:a xlink:type="simple" xlink:href="https://developer.mozilla.org/ru/docs/Словарь/Boolean" text:style-name="Internet_20_link" text:visited-style-name="Visited_20_Internet_20_Link"><text:span text:style-name="T108">Boolean</text:span></text:a><text:span text:style-name="T108"> (Булев, Логический тип) : </text:span><text:span text:style-name="Source_20_Text"><text:span text:style-name="T108">typeof instance === "boolean"</text:span></text:span></text:p>
            <text:p text:style-name="P110"><text:a xlink:type="simple" xlink:href="https://developer.mozilla.org/ru/docs/Словарь/Number" text:style-name="Internet_20_link" text:visited-style-name="Visited_20_Internet_20_Link"><text:span text:style-name="T108">Number</text:span></text:a><text:span text:style-name="T108"> (Число) : </text:span><text:span text:style-name="Source_20_Text"><text:span text:style-name="T108">typeof instance === "number"</text:span></text:span></text:p>
            <text:p text:style-name="P110"><text:a xlink:type="simple" xlink:href="https://developer.mozilla.org/ru/docs/Словарь/Строка" text:style-name="Internet_20_link" text:visited-style-name="Visited_20_Internet_20_Link"><text:span text:style-name="T108">String</text:span></text:a><text:span text:style-name="T108"> (Строка) : </text:span><text:span text:style-name="Source_20_Text"><text:span text:style-name="T108">typeof instance === "string"</text:span></text:span></text:p>
            <text:p text:style-name="P110"><text:a xlink:type="simple" xlink:href="https://developer.mozilla.org/ru/docs/Словарь/BigInt" text:style-name="Internet_20_link" text:visited-style-name="Visited_20_Internet_20_Link"><text:span text:style-name="T108">BigInt</text:span></text:a><text:span text:style-name="T108"> <text:s/>: </text:span><text:span text:style-name="Source_20_Text"><text:span text:style-name="T108">typeof instance === "bigint"</text:span></text:span></text:p>
            <text:p text:style-name="P110"><text:a xlink:type="simple" xlink:href="https://developer.mozilla.org/ru/docs/Словарь/Symbol" text:style-name="Internet_20_link" text:visited-style-name="Visited_20_Internet_20_Link"><text:span text:style-name="T108">Symbol</text:span></text:a><text:span text:style-name="T108"> (в ECMAScript 6) <text:s/>: </text:span><text:span text:style-name="Source_20_Text"><text:span text:style-name="T108">typeof instance === "symbol"</text:span></text:span></text:p>
            <text:p text:style-name="P110"><text:a xlink:type="simple" xlink:href="https://developer.mozilla.org/ru/docs/Словарь/Null" text:style-name="Internet_20_link" text:visited-style-name="Visited_20_Internet_20_Link"><text:span text:style-name="T108">Null</text:span></text:a><text:span text:style-name="T108"> (Null тип ) : </text:span><text:span text:style-name="Source_20_Text"><text:span text:style-name="T108">typeof instance === "object"</text:span></text:span><text:span text:style-name="T108">. Специальный примитив, используемый не только для данных но и в качестве указателя на финальную точку в </text:span><text:a xlink:type="simple" xlink:href="https://developer.mozilla.org/ru/docs/Web/JavaScript/Inheritance_and_the_prototype_chain" text:style-name="Internet_20_link" text:visited-style-name="Visited_20_Internet_20_Link"><text:span text:style-name="T108">Цепочке Прототипов</text:span></text:a><text:span text:style-name="T108">;</text:span></text:p>
            <text:p text:style-name="P110"><text:a xlink:type="simple" xlink:href="https://developer.mozilla.org/ru/docs/Словарь/Object" text:style-name="Internet_20_link" text:visited-style-name="Visited_20_Internet_20_Link"><text:span text:style-name="T108">Object</text:span></text:a><text:span text:style-name="T108"> (Объект) : </text:span><text:span text:style-name="Source_20_Text"><text:span text:style-name="T108">typeof instance === "object"</text:span></text:span><text:span text:style-name="T108">. Простая структура, используемая не только для хранения данных, но и для создания других структур, где любая структура создаётся с использованием ключевого слова </text:span><text:a xlink:type="simple" xlink:href="https://developer.mozilla.org/ru/docs/Web/JavaScript/Reference/Operators/new" text:style-name="Internet_20_link" text:visited-style-name="Visited_20_Internet_20_Link"><text:span text:style-name="Source_20_Text"><text:span text:style-name="T108">new</text:span></text:span></text:a><text:span text:style-name="T108">: new </text:span><text:a xlink:type="simple" xlink:href="https://developer.mozilla.org/ru/docs/Web/JavaScript/Reference/Global_Objects/Object" text:style-name="Internet_20_link" text:visited-style-name="Visited_20_Internet_20_Link"><text:span text:style-name="T108">Object</text:span></text:a><text:span text:style-name="T108">, new </text:span><text:a xlink:type="simple" xlink:href="https://developer.mozilla.org/ru/docs/Web/JavaScript/Reference/Global_Objects/Array" text:style-name="Internet_20_link" text:visited-style-name="Visited_20_Internet_20_Link"><text:span text:style-name="T108">Array</text:span></text:a><text:span text:style-name="T108">, new </text:span><text:a xlink:type="simple" xlink:href="https://developer.mozilla.org/ru/docs/Web/JavaScript/Reference/Global_Objects/Map" text:style-name="Internet_20_link" text:visited-style-name="Visited_20_Internet_20_Link"><text:span text:style-name="T108">Map</text:span></text:a><text:span text:style-name="T108">, new </text:span><text:a xlink:type="simple" xlink:href="https://developer.mozilla.org/ru/docs/Web/JavaScript/Reference/Global_Objects/Set" text:style-name="Internet_20_link" text:visited-style-name="Visited_20_Internet_20_Link"><text:span text:style-name="T108">Set</text:span></text:a><text:span text:style-name="T108">, new </text:span><text:a xlink:type="simple" xlink:href="https://developer.mozilla.org/ru/docs/Web/JavaScript/Reference/Global_Objects/WeakMap" text:style-name="Internet_20_link" text:visited-style-name="Visited_20_Internet_20_Link"><text:span text:style-name="T108">WeakMap</text:span></text:a><text:span text:style-name="T108">, new </text:span><text:a xlink:type="simple" xlink:href="https://developer.mozilla.org/ru/docs/Web/JavaScript/Reference/Global_Objects/WeakSet" text:style-name="Internet_20_link" text:visited-style-name="Visited_20_Internet_20_Link"><text:span text:style-name="T108">WeakSet</text:span></text:a><text:span text:style-name="T108">, new </text:span><text:a xlink:type="simple" xlink:href="https://developer.mozilla.org/ru/docs/Web/JavaScript/Reference/Global_Objects/Date" text:style-name="Internet_20_link" text:visited-style-name="Visited_20_Internet_20_Link"><text:span text:style-name="T108">Date</text:span></text:a><text:span text:style-name="T108"> и множество других структур;</text:span></text:p>
            <text:p text:style-name="P110"><text:span text:style-name="T108">и </text:span><text:a xlink:type="simple" xlink:href="https://developer.mozilla.org/ru/docs/Словарь/Функция" text:style-name="Internet_20_link" text:visited-style-name="Visited_20_Internet_20_Link"><text:span text:style-name="T108">Function</text:span></text:a><text:span text:style-name="T108"> : </text:span><text:span text:style-name="Source_20_Text"><text:span text:style-name="T108">typeof instance === "function"</text:span></text:span><text:span text:style-name="T108">. Специальный случай, упрощающий определение типа для Функций, несмотря на то, что все функции конструктивно унаследованы от Object.</text:span></text:p>
            <text:p text:style-name="P148">Strings</text:p>
            <text:p text:style-name="P75">var person = "John Doe";</text:p>
            <text:p text:style-name="P86">Escape Characters<text:span text:style-name="T93">:</text:span></text:p>
            <text:p text:style-name="P90"><text:span text:style-name="T84">\'</text:span><text:span text:style-name="T3"> — </text:span><text:span text:style-name="T13">Одинарная цитата</text:span> </text:p>
            <text:p text:style-name="P90"><text:span text:style-name="T84">\"</text:span><text:span text:style-name="T3"> — </text:span><text:span text:style-name="T13">Двойная цитата</text:span> </text:p>
            <text:p text:style-name="P90"><text:span text:style-name="T84">\\</text:span><text:span text:style-name="T3"> — </text:span><text:span text:style-name="T13">Обратная косая черта</text:span> </text:p>
            <text:p text:style-name="P90"><text:span text:style-name="T84">\b</text:span><text:span text:style-name="T3"> — </text:span><text:span text:style-name="T13">Возврат</text:span> </text:p>
            <text:p text:style-name="P90"><text:span text:style-name="T84">\f</text:span><text:span text:style-name="T3"> — </text:span><text:span text:style-name="T13">Форма подачи</text:span> </text:p>
            <text:p text:style-name="P90"><text:span text:style-name="T84">\n</text:span><text:span text:style-name="T3"> — </text:span><text:span text:style-name="T13">Новая строка</text:span> </text:p>
            <text:p text:style-name="P90"><text:span text:style-name="T84">\r</text:span><text:span text:style-name="T3"> — </text:span><text:span text:style-name="T13">Возврат каретки</text:span> </text:p>
            <text:p text:style-name="P90"><text:span text:style-name="T84">\t</text:span><text:span text:style-name="T3"> — </text:span><text:span text:style-name="T13">Горизонтальный табулятор</text:span> </text:p>
            <text:p text:style-name="P97"><text:span text:style-name="T32">\v</text:span><text:span text:style-name="T11"> — Вертикальный табулятор </text:span></text:p>
            <text:p text:style-name="P85">Metacharacters:</text:p>
            <text:p text:style-name="P41"><text:span text:style-name="T73">.</text:span> <text:s text:c="5"/>— <text:s/>Find a single character, except newline or line terminator</text:p>
            <text:p text:style-name="P41"><text:span text:style-name="T73">\w <text:s text:c="4"/></text:span>— <text:s/>Word character</text:p>
            <text:p text:style-name="P41"><text:span text:style-name="T73">\W</text:span> <text:s text:c="4"/>— <text:s/>Non-word character</text:p>
            <text:p text:style-name="P41"><text:span text:style-name="T73">\d</text:span> <text:s text:c="4"/>— <text:s/>A digit</text:p>
            <text:p text:style-name="P41"><text:span text:style-name="T73">\D</text:span> <text:s text:c="4"/>— <text:s/>A non-digit character</text:p>
            <text:p text:style-name="P41"><text:span text:style-name="T73">\s</text:span> <text:s text:c="4"/>— <text:s/>Whitespace character</text:p>
            <text:p text:style-name="P41"><text:span text:style-name="T73">\S</text:span> <text:s text:c="4"/>— <text:s/>Non-whitespace character</text:p>
            <text:p text:style-name="P41"><text:span text:style-name="T73">\b</text:span> <text:s text:c="4"/>— <text:s/>Find a match at the beginning/end of a word</text:p>
            <text:p text:style-name="P41"><text:span text:style-name="T73">\B</text:span> <text:s text:c="4"/>— <text:s/>A match not at the beginning/end of a word</text:p>
            <text:p text:style-name="P41"><text:span text:style-name="T73">\0</text:span> <text:s text:c="4"/>— <text:s/>NUL character</text:p>
            <text:p text:style-name="P41"><text:span text:style-name="T73">\n</text:span> <text:s text:c="4"/>— <text:s/>A new line character</text:p>
            <text:p text:style-name="P41"><text:span text:style-name="T73">\f</text:span> <text:s text:c="4"/>— <text:s/>Form feed character</text:p>
            <text:p text:style-name="P41"><text:span text:style-name="T73">\r</text:span> <text:s text:c="4"/>— <text:s/>Carriage return character</text:p>
            <text:p text:style-name="P41"><text:span text:style-name="T73">\t</text:span> <text:s text:c="4"/>— <text:s/>Tab character</text:p>
            <text:p text:style-name="P41"><text:span text:style-name="T73">\v</text:span> <text:s text:c="4"/>— <text:s/>Vertical tab character</text:p>
            <text:p text:style-name="P41"><text:span text:style-name="T73">\xxx <text:s text:c="2"/></text:span>— <text:s/>The character specified by an octal number xxx</text:p>
            <text:p text:style-name="P41"><text:span text:style-name="T73">\xdd <text:s text:c="2"/></text:span>— <text:s/>Character specified by a hexadecimal number dd</text:p>
            <text:p text:style-name="P41"><text:span text:style-name="T73">\uxxxx </text:span>— <text:s/>The Unicode character specified by a hexadecimal number xxxx</text:p>
            <text:p text:style-name="P41"/>
            <text:p text:style-name="P85">Quantifiers:</text:p>
            <text:p text:style-name="P84"/>
            <text:p text:style-name="P41"><text:span text:style-name="T73">n+</text:span> <text:s text:c="4"/>— <text:s/>Matches any string that contains at least one n</text:p>
            <text:p text:style-name="P41"><text:span text:style-name="T73">n* <text:s text:c="4"/></text:span>— <text:s/>Any string that contains zero or more occurrences of n</text:p>
            <text:p text:style-name="P41"><text:span text:style-name="T73">n?</text:span> <text:s text:c="4"/>— <text:s/>A string that contains zero or one occurrences of n</text:p>
            <text:p text:style-name="P41"><text:span text:style-name="T73">n{X} <text:s text:c="2"/></text:span>— <text:s/>String that contains a sequence of X n’s</text:p>
            <text:p text:style-name="P41"><text:span text:style-name="T73">n{X,Y}</text:span> — <text:s/>Strings that contains a sequence of X to Y n’s</text:p>
            <text:p text:style-name="P41"><text:span text:style-name="T73">n{X,} <text:s/></text:span>— <text:s/>Matches any string that contains a sequence of at least X n’s</text:p>
            <text:p text:style-name="P41"><text:span text:style-name="T73">n$</text:span> <text:s text:c="4"/>— <text:s/>Any string with n at the end of it</text:p>
            <text:p text:style-name="P41"><text:span text:style-name="T73">^n <text:s text:c="4"/></text:span>— <text:s/>String with n at the beginning of it</text:p>
            <text:p text:style-name="P41"><text:span text:style-name="T73">?=n</text:span> <text:s text:c="3"/>— <text:s/>Any string that is followed by a specific string n</text:p>
            <text:p text:style-name="P41"><text:span text:style-name="T73">?!n <text:s text:c="3"/></text:span>— <text:s/>String that is not followed by a specific string n</text:p>
            <text:p text:style-name="P43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><text:soft-page-break/></text:p>
            <text:p text:style-name="P62">Arrays</text:p>
            <text:p text:style-name="P49">var fruit = ["Banana", "Apple", "Pear"];</text:p>
            <text:p text:style-name="P33">Array Methods</text:p>
            <text:p text:style-name="P154">Для добавления/удаления элементов:</text:p>
            <text:p text:style-name="P8"><text:span text:style-name="Source_20_Text"><text:span text:style-name="T39">push (...items)</text:span></text:span><text:span text:style-name="T17"> – добавляет элементы в конец,</text:span></text:p>
            <text:p text:style-name="P12"><text:span text:style-name="Source_20_Text"><text:span text:style-name="T39">pop()</text:span></text:span><text:span text:style-name="T17"> – извлекает элемент с конца,</text:span></text:p>
            <text:p text:style-name="P8"><text:span text:style-name="Source_20_Text"><text:span text:style-name="T39">shift()</text:span></text:span><text:span text:style-name="T17"> – извлекает элемент с начала,</text:span></text:p>
            <text:p text:style-name="P8"><text:span text:style-name="Source_20_Text"><text:span text:style-name="T39">unshift(...items)</text:span></text:span><text:span text:style-name="T17"> – добавляет элементы в начало.</text:span></text:p>
            <text:p text:style-name="P8"><text:span text:style-name="Source_20_Text"><text:span text:style-name="T39">splice(pos, deleteCount, ...items)</text:span></text:span><text:span text:style-name="T17"> – начиная с индекса </text:span><text:span text:style-name="Source_20_Text"><text:span text:style-name="T16">pos</text:span></text:span><text:span text:style-name="T17">, удаляет </text:span><text:span text:style-name="Source_20_Text"><text:span text:style-name="T71">deleteCount</text:span></text:span><text:span text:style-name="T72"> элементов и вставляет </text:span><text:span text:style-name="Source_20_Text"><text:span text:style-name="T71">items</text:span></text:span><text:span text:style-name="T72">.</text:span></text:p>
            <text:p text:style-name="P5"><text:span text:style-name="Source_20_Text"><text:span text:style-name="T69">var myFish = ['angel', 'clown', 'mandarin', 'sturgeon'];</text:span></text:span></text:p>
            <text:p text:style-name="Preformatted_20_Text"><text:span text:style-name="Source_20_Text"><text:span text:style-name="T111">var removed = myFish.splice(2, 0, 'drum');</text:span></text:span></text:p>
            <text:p text:style-name="Preformatted_20_Text"><text:span text:style-name="Source_20_Text"><text:span text:style-name="T111">// myFish равен ["angel", "clown", "drum", "mandarin", "sturgeon"]</text:span></text:span></text:p>
            <text:p text:style-name="Preformatted_20_Text"><text:span text:style-name="Source_20_Text"><text:span text:style-name="T111">// removed равен [], ничего не удалено</text:span></text:span></text:p>
            <text:p text:style-name="Preformatted_20_Text"><text:span text:style-name="Source_20_Text"><text:span text:style-name="T111">var removed = myFish.splice(3, 1);</text:span></text:span></text:p>
            <text:p text:style-name="Preformatted_20_Text"><text:span text:style-name="Source_20_Text"><text:span text:style-name="T111">// removed равен ["mandarin"]</text:span></text:span></text:p>
            <text:p text:style-name="Preformatted_20_Text"><text:span text:style-name="Source_20_Text"><text:span text:style-name="T111">// myFish равен ["angel", "clown", "drum", "sturgeon"]</text:span></text:span></text:p>
            <text:p text:style-name="P8"><text:span text:style-name="Source_20_Text"><text:span text:style-name="T41">s</text:span></text:span><text:span text:style-name="Source_20_Text"><text:span text:style-name="T39">lice(start, end)</text:span></text:span><text:span text:style-name="T17"> – создаёт новый массив, копируя в него элементы с позиции </text:span><text:span text:style-name="Source_20_Text"><text:span text:style-name="T16">start</text:span></text:span><text:span text:style-name="T17"> до </text:span><text:span text:style-name="Source_20_Text"><text:span text:style-name="T16">end</text:span></text:span><text:span text:style-name="T17"> (не включая </text:span><text:span text:style-name="Source_20_Text"><text:span text:style-name="T16">end</text:span></text:span><text:span text:style-name="T17">).</text:span></text:p>
            <text:p text:style-name="P8"><text:span text:style-name="Source_20_Text"><text:span text:style-name="T39">concat(...items)</text:span></text:span><text:span text:style-name="T17"> – возвращает новый массив: копирует все члены текущего массива и добавляет к нему </text:span><text:span text:style-name="Source_20_Text"><text:span text:style-name="T16">items</text:span></text:span><text:span text:style-name="T17">. Если какой-то из </text:span><text:span text:style-name="Source_20_Text"><text:span text:style-name="T16">items</text:span></text:span><text:span text:style-name="T17"> является массивом, тогда берутся его элементы.</text:span></text:p>
            <text:p text:style-name="P153">Для поиска среди элементов:</text:p>
            <text:p text:style-name="P13"><text:span text:style-name="Source_20_Text"><text:span text:style-name="T38">indexOf/lastIndexOf(item, pos)</text:span></text:span><text:span text:style-name="Source_20_Text"><text:span text:style-name="T15"> </text:span></text:span><text:span text:style-name="T18">– </text:span><text:span text:style-name="T17">ищет </text:span><text:span text:style-name="Source_20_Text"><text:span text:style-name="T16">item</text:span></text:span><text:span text:style-name="T17">, начиная с позиции </text:span><text:span text:style-name="Source_20_Text"><text:span text:style-name="T16">pos</text:span></text:span><text:span text:style-name="T17">, и возвращает его индекс или </text:span><text:span text:style-name="Source_20_Text"><text:span text:style-name="T16">-1</text:span></text:span><text:span text:style-name="T17">, если ничего не найдено.</text:span></text:p>
            <text:p text:style-name="P8"><text:span text:style-name="Source_20_Text"><text:span text:style-name="T38">includes(value)</text:span></text:span><text:span text:style-name="Source_20_Text"><text:span text:style-name="T34"> </text:span></text:span><text:span text:style-name="T18">– </text:span><text:span text:style-name="T42">определяет, содержит ли массив определённый элемент, возвращая в зависимости от этого </text:span><text:span text:style-name="Source_20_Text"><text:span text:style-name="T25">true</text:span></text:span><text:span text:style-name="T51"> </text:span><text:span text:style-name="T42">или </text:span><text:span text:style-name="Source_20_Text"><text:span text:style-name="T25">false</text:span></text:span><text:span text:style-name="T42">.</text:span></text:p>
            <text:p text:style-name="P7">const array1 = [1, 2, 3];<text:line-break/>console.log(array1.includes(2));<text:line-break/>// expected output: true<text:line-break/>const pets = ['cat', 'dog', 'bat'];<text:line-break/>console.log(pets.includes('cat'));<text:line-break/>// expected output: true<text:line-break/>console.log(pets.includes('at'));<text:line-break/>// expected output: false</text:p>
            <text:p text:style-name="P6"/>
            <text:p text:style-name="P8"><text:span text:style-name="Source_20_Text"><text:span text:style-name="T38">find/filter(func)</text:span></text:span><text:span text:style-name="T18"> – </text:span><text:span text:style-name="T43">создаёт новый массив со всеми элементами, прошедшими проверку, задаваемую в передаваемой функции.</text:span></text:p>
            <text:p text:style-name="P156"><text:span text:style-name="T115">const words = ['spray', 'limit', 'elite', 'exuberant', 'destruction', 'present'];<text:line-break/>const result = words.filter(word =&gt; word.length &gt; 6);<text:line-break/>console.log(result);<text:line-break/>// expected output: Array ["exuberant", "destruction", "present"]</text:span></text:p>
            <text:p text:style-name="P9"><text:span text:style-name="Source_20_Text"><text:span text:style-name="T40">FindIndex</text:span></text:span><text:span text:style-name="Source_20_Text"><text:span text:style-name="T35"> </text:span></text:span><text:span text:style-name="Source_20_Text"><text:span text:style-name="T20">–</text:span></text:span><text:span text:style-name="Source_20_Text"><text:span text:style-name="T35"> </text:span></text:span><text:span text:style-name="T17">похож на </text:span><text:span text:style-name="Source_20_Text"><text:span text:style-name="T33">find</text:span></text:span><text:span text:style-name="T17">, но возвращает индекс вместо значения.</text:span></text:p>
            <text:p text:style-name="P154">Для перебора элементов:</text:p>
            <text:p text:style-name="P8"><text:span text:style-name="Source_20_Text"><text:span text:style-name="T38">forEach(func)</text:span></text:span><text:span text:style-name="T36"> </text:span><text:span text:style-name="T18">– </text:span><text:span text:style-name="T17">вызывает </text:span><text:span text:style-name="Source_20_Text"><text:span text:style-name="T16">func</text:span></text:span><text:span text:style-name="T17"> для каждого элемента. Ничего не возвращает.</text:span></text:p>
            <text:p text:style-name="P157"><text:span text:style-name="T116">const array1 = ['a', 'b', 'c'];<text:line-break/>array1.forEach(element =&gt; console.log(element));<text:line-break/>// expected output: "a"<text:line-break/>// expected output: "b"<text:line-break/>// expected output: "c"</text:span></text:p>
            <text:p text:style-name="P154">Для преобразования массива:</text:p>
            <text:p text:style-name="P8"><text:span text:style-name="Source_20_Text"><text:span text:style-name="T38">map(func)</text:span></text:span><text:span text:style-name="T18"> – </text:span><text:span text:style-name="T17">создаёт новый массив из результатов вызова </text:span><text:span text:style-name="Source_20_Text"><text:span text:style-name="T16">func</text:span></text:span><text:span text:style-name="T17"> для каждого элемента.</text:span></text:p>
            <text:p text:style-name="P5"><text:span text:style-name="Source_20_Text"><text:span text:style-name="T24">var</text:span></text:span><text:span text:style-name="Source_20_Text"><text:span text:style-name="T46"> numbers = </text:span></text:span><text:span text:style-name="Source_20_Text"><text:span text:style-name="T64">[</text:span></text:span><text:span text:style-name="Source_20_Text"><text:span text:style-name="T65">1</text:span></text:span><text:span text:style-name="Source_20_Text"><text:span text:style-name="T64">,</text:span></text:span><text:span text:style-name="Source_20_Text"><text:span text:style-name="T46"> </text:span></text:span><text:span text:style-name="Source_20_Text"><text:span text:style-name="T65">4</text:span></text:span><text:span text:style-name="Source_20_Text"><text:span text:style-name="T64">,</text:span></text:span><text:span text:style-name="Source_20_Text"><text:span text:style-name="T46"> </text:span></text:span><text:span text:style-name="Source_20_Text"><text:span text:style-name="T65">9</text:span></text:span><text:span text:style-name="Source_20_Text"><text:span text:style-name="T64">];</text:span></text:span></text:p>
            <text:p text:style-name="Preformatted_20_Text"><text:span text:style-name="Source_20_Text"><text:span text:style-name="T97">var doubles = numbers.map(function(num) {</text:span></text:span></text:p>
            <text:p text:style-name="Preformatted_20_Text"><text:span text:style-name="Source_20_Text"><text:span text:style-name="T97"><text:s text:c="2"/>return num * 2;</text:span></text:span></text:p>
            <text:p text:style-name="Preformatted_20_Text"><text:span text:style-name="Source_20_Text"><text:span text:style-name="T97">});</text:span></text:span></text:p>
            <text:p text:style-name="Preformatted_20_Text"><text:span text:style-name="Source_20_Text"><text:span text:style-name="T97">// теперь doubles равен [2, 8, 18], а numbers всё ещё равен [1, 4, 9]</text:span></text:span></text:p>
            <text:p text:style-name="P8"><text:span text:style-name="Source_20_Text"><text:span text:style-name="T38">sort(func)</text:span></text:span><text:span text:style-name="T18"> – </text:span><text:span text:style-name="T17">сортирует массив «на месте», а потом возвращает его.</text:span></text:p>
            <text:p text:style-name="P5"><text:span text:style-name="Source_20_Text"><text:span text:style-name="T70">var fruit = ['арбузы', 'бананы', 'Вишня'];</text:span></text:span></text:p>
            <text:p text:style-name="Preformatted_20_Text"><text:span text:style-name="Source_20_Text"><text:span text:style-name="T112">fruit.sort(); // ['Вишня', 'арбузы', 'бананы']</text:span></text:span></text:p>
            <text:p text:style-name="Preformatted_20_Text"><text:span text:style-name="Source_20_Text"><text:span text:style-name="T112">var scores = [1, 2, 10, 21];</text:span></text:span></text:p>
            <text:p text:style-name="Preformatted_20_Text"><text:span text:style-name="Source_20_Text"><text:span text:style-name="T112">scores.sort(); // [1, 10, 2, 21]</text:span></text:span></text:p>
            <text:p text:style-name="Preformatted_20_Text"><text:span text:style-name="Source_20_Text"><text:span text:style-name="T112">var things = ['слово', 'Слово', '1 Слово', '2 Слова'];</text:span></text:span></text:p>
            <text:p text:style-name="Preformatted_20_Text"><text:span text:style-name="Source_20_Text"><text:span text:style-name="T112">things.sort(); // ['1 Слово', '2 Слова', 'Слово', 'слово']</text:span></text:span></text:p>
            <text:p text:style-name="Preformatted_20_Text"><text:span text:style-name="Source_20_Text"><text:span text:style-name="T112">// В Unicode, числа находятся перед буквами в верхнем регистре,</text:span></text:span></text:p>
            <text:p text:style-name="Preformatted_20_Text"><text:span text:style-name="Source_20_Text"><text:span text:style-name="T112">// а те, в свою очередь, перед буквами в нижнем регистре.</text:span></text:span></text:p>
            <text:p text:style-name="P8"><text:span text:style-name="Source_20_Text"><text:span text:style-name="T39">reverse()</text:span></text:span><text:span text:style-name="T17"> – «на месте» меняет порядок следования элементов на противоположный и возвращает изменённый массив.</text:span></text:p>
            <text:p text:style-name="P8"><text:span text:style-name="Source_20_Text"><text:span text:style-name="T39">split/join</text:span></text:span><text:span text:style-name="T17"> – преобразует строку в массив и обратно.</text:span></text:p>
            <text:p text:style-name="P8"><text:span text:style-name="Source_20_Text"><text:span text:style-name="T39">reduce(func, initial)</text:span></text:span><text:span text:style-name="T17"> – вычисляет одно значение на основе всего массива, вызывая </text:span><text:span text:style-name="Source_20_Text"><text:span text:style-name="T16">func</text:span></text:span><text:span text:style-name="T17"> для каждого элемента и передавая промежуточный результат между вызовами.</text:span></text:p>
            <text:p text:style-name="P7">const array1 = [1, 2, 3, 4];<text:line-break/>const reducer = (accumulator, currentValue) =&gt; accumulator + currentValue;<text:line-break/>// 1 + 2 + 3 + 4<text:line-break/>console.log(array1.reduce(reducer));<text:line-break/>// expected output: 10<text:line-break/>// 5 + 1 + 2 + 3 + 4<text:line-break/>console.log(array1.reduce(reducer, 5));<text:line-break/>// expected output: 15</text:p>
            <text:p text:style-name="P155">Дополнительно:</text:p>
            <text:p text:style-name="P10"><text:span text:style-name="Source_20_Text"><text:span text:style-name="T16"><text:s/></text:span></text:span><text:span text:style-name="Source_20_Text"><text:span text:style-name="T33">Array.isArray(arr)</text:span></text:span><text:span text:style-name="T17"> – проверяет, является ли </text:span><text:span text:style-name="Source_20_Text"><text:span text:style-name="T16">arr</text:span></text:span><text:span text:style-name="T17"> массивом. Обратите внимание, что методы </text:span><text:span text:style-name="Source_20_Text"><text:span text:style-name="T16">sort</text:span></text:span><text:span text:style-name="T17">, </text:span><text:span text:style-name="Source_20_Text"><text:span text:style-name="T16">reverse</text:span></text:span><text:span text:style-name="T17"> и </text:span><text:span text:style-name="Source_20_Text"><text:span text:style-name="T16">splice</text:span></text:span><text:span text:style-name="T17"> изменяют исходный массив. Изученных нами методов достаточно в 99% случаев, но существуют и другие.</text:span></text:p>
            <text:p text:style-name="P11"><text:span text:style-name="T30"><text:s/>arr.some(fn)</text:span><text:span text:style-name="T37">/</text:span><text:a xlink:type="simple" xlink:href="https://developer.mozilla.org/ru/docs/Web/JavaScript/Reference/Global_Objects/Array/every" text:style-name="Internet_20_link" text:visited-style-name="Visited_20_Internet_20_Link"><text:span text:style-name="T30">arr.every(fn)</text:span></text:a><text:span text:style-name="T17"> – проверяет массив. Функция </text:span><text:span text:style-name="Source_20_Text"><text:span text:style-name="T16">fn</text:span></text:span><text:span text:style-name="T17"> вызывается для каждого элемента массива аналогично </text:span><text:span text:style-name="Source_20_Text"><text:span text:style-name="T16">map</text:span></text:span><text:span text:style-name="T17">. Если какие-либо/все результаты вызовов являются </text:span><text:span text:style-name="Source_20_Text"><text:span text:style-name="T16">true</text:span></text:span><text:span text:style-name="T17">, то метод возвращает </text:span><text:span text:style-name="Source_20_Text"><text:span text:style-name="T16">true</text:span></text:span><text:span text:style-name="T17">, иначе </text:span><text:span text:style-name="Source_20_Text"><text:span text:style-name="T16">false</text:span></text:span><text:span text:style-name="T17">.</text:span></text:p>
            <text:p text:style-name="P11"><text:span text:style-name="T30">arr.fill(value, start, end)</text:span><text:span text:style-name="T17"> – заполняет массив повторяющимися </text:span><text:span text:style-name="Source_20_Text"><text:span text:style-name="T16">value</text:span></text:span><text:span text:style-name="T17">, начиная с индекса </text:span><text:span text:style-name="Source_20_Text"><text:span text:style-name="T16">start</text:span></text:span><text:span text:style-name="T17"> до </text:span><text:span text:style-name="Source_20_Text"><text:span text:style-name="T16">end</text:span></text:span><text:span text:style-name="T17">.</text:span></text:p>
            <text:p text:style-name="P3"><text:span text:style-name="T30">arr.copyWithin(target, start, end)</text:span><text:span text:style-name="T17"> – копирует свои элементы, начиная со </text:span><text:span text:style-name="Source_20_Text"><text:span text:style-name="T16">start</text:span></text:span><text:span text:style-name="T17"> и заканчивая </text:span><text:span text:style-name="Source_20_Text"><text:span text:style-name="T16">end</text:span></text:span><text:span text:style-name="T17">, в </text:span><text:span text:style-name="Emphasis"><text:span text:style-name="T17">собственную</text:span></text:span><text:span text:style-name="T17"> позицию </text:span><text:span text:style-name="Source_20_Text"><text:span text:style-name="T16">target</text:span></text:span><text:span text:style-name="T17"> (перезаписывает существующие).</text:span></text:p>
            <text:p text:style-name="P152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><text:soft-page-break/>Use strick</text:p>
            <text:p text:style-name="P130"><text:span text:style-name="Source_20_Text"><text:span text:style-name="T99">"use strict"; (перевод: «использовать строгий») - это установка, которая заставляет код обрабатываться в </text:span></text:span><text:span text:style-name="Source_20_Text"><text:span text:style-name="Emphasis"><text:span text:style-name="T99">строгом режиме</text:span></text:span></text:span><text:span text:style-name="Source_20_Text"><text:span text:style-name="T99">. Без этой установки код обрабатывается в </text:span></text:span><text:span text:style-name="Source_20_Text"><text:span text:style-name="Emphasis"><text:span text:style-name="T99">неограниченном режиме</text:span></text:span></text:span><text:span text:style-name="Source_20_Text"><text:span text:style-name="T99">.</text:span></text:span></text:p>
            <text:p text:style-name="P111"><text:span text:style-name="T99">Строгий режим был введён в ECMAScript 5, и старые браузеры (</text:span><text:a xlink:type="simple" xlink:href="http://caniuse.com/#feat=use-strict" text:style-name="Internet_20_link" text:visited-style-name="Visited_20_Internet_20_Link"><text:span text:style-name="T99">IE9 и младше</text:span></text:a><text:span text:style-name="T99">) его не поддерживают. То есть, не обращают внимания на установку по умолчанию и всё обрабатывается в неограниченном режиме.</text:span></text:p>
            <text:h text:style-name="P107" text:outline-level="2"><text:span text:style-name="T99">Зачем использовать </text:span><text:span text:style-name="Source_20_Text"><text:span text:style-name="T99">"use strict";</text:span></text:span><text:span text:style-name="T99">?</text:span></text:h>
            <text:p text:style-name="P120">В строгом режиме:</text:p>
            <text:p text:style-name="P119">- некоторые ошибки можно найти быстрее,</text:p>
            <text:p text:style-name="P119"><text:span text:style-name="T107">- </text:span>более опасные и не полезные черты JavaScript либо запрещены, либо приводят к ошибке.</text:p>
            <text:h text:style-name="P107" text:outline-level="2"><text:span text:style-name="T99">Как использовать </text:span><text:span text:style-name="Source_20_Text"><text:span text:style-name="T99">"use strict";</text:span></text:span><text:span text:style-name="T99">?</text:span></text:h>
            <text:p text:style-name="P111"><text:span text:style-name="T99">Чтобы включить строгий режим в целом скрипте, надо поставить установку </text:span><text:span text:style-name="Source_20_Text"><text:span text:style-name="T99">"use strict";</text:span></text:span><text:span text:style-name="T99"> или </text:span><text:span text:style-name="Source_20_Text"><text:span text:style-name="T99">'use strict';</text:span></text:span><text:span text:style-name="T99"> в начало скрипта.</text:span></text:p>
            <text:p text:style-name="P14"><text:span text:style-name="Source_20_Text"><text:span text:style-name="T80">"use strict";</text:span></text:span></text:p>
            <text:p text:style-name="P14"><text:span text:style-name="Source_20_Text"><text:span text:style-name="T80">// код здесь обрабатывается в строгом режиме</text:span></text:span></text:p>
            <text:p text:style-name="P118">Чтобы включить строгий режим в функции, надо поставить установку в начало кода функции.</text:p>
            <text:p text:style-name="P14"><text:span text:style-name="Source_20_Text"><text:span text:style-name="T80">// код здесь обрабатывается в неограниченном режиме</text:span></text:span></text:p>
            <text:p text:style-name="P14"><text:span text:style-name="Source_20_Text"><text:span text:style-name="T80">function f(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// код здесь обрабатывается в строгом режиме</text:span></text:span></text:p>
            <text:p text:style-name="P14"><text:span text:style-name="Source_20_Text"><text:span text:style-name="T80">}</text:span></text:span></text:p>
            <text:p text:style-name="P14"><text:span text:style-name="Source_20_Text"><text:span text:style-name="T80">// код здесь обрабатывается в неограниченном режиме</text:span></text:span></text:p>
            <text:h text:style-name="P108" text:outline-level="2">В чём различие между строгим режимом и неограниченным режимом?</text:h>
            <text:p text:style-name="P163">В строгом режиме:</text:p>
            <text:p text:style-name="P111"><text:span text:style-name="Strong_20_Emphasis"><text:span text:style-name="T100">=&gt; </text:span></text:span><text:span text:style-name="Strong_20_Emphasis"><text:span text:style-name="T99">нельзя присваивать значение в неопределённую переменную</text:span></text:span><text:span text:style-name="T99"> (спецификация </text:span><text:a xlink:type="simple" xlink:href="http://es5.javascript.ru/x11.html#x11.13.1" text:style-name="Internet_20_link" text:visited-style-name="Visited_20_Internet_20_Link"><text:span text:style-name="T99">§11.13.1</text:span></text:a><text:span text:style-name="T99">). </text:span><text:span text:style-name="T97">В неограниченном режиме создается глобальная переменная.</text:span></text:p>
            <text:p text:style-name="P14"><text:span text:style-name="Source_20_Text"><text:span text:style-name="T81">(</text:span></text:span><text:span text:style-name="Source_20_Text"><text:span text:style-name="T80">function(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x = 5; // ReferenceError: x is not defined</text:span></text:span></text:p>
            <text:p text:style-name="P14"><text:span text:style-name="Source_20_Text"><text:span text:style-name="T80">})(); </text:span></text:span></text:p>
            <text:p text:style-name="P14"><text:span text:style-name="Source_20_Text"><text:span text:style-name="T80">x = 5; // Создает глобальную переменную x</text:span></text:span></text:p>
            <text:p text:style-name="P118">Также нельзя присваивать значение в свойство данных только для чтения.</text:p>
            <text:p text:style-name="P14"><text:span text:style-name="Source_20_Text"><text:span text:style-name="T80">(function(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window.undefined = 5; // TypeError: Cannot assign to read only</text:span></text:span></text:p>
            <text:p text:style-name="P14"><text:span text:style-name="Source_20_Text"><text:span text:style-name="T80">})(); <text:s text:c="18"/>// property 'undefined' of [object Object]</text:span></text:span></text:p>
            <text:p text:style-name="Preformatted_20_Text"/>
            <text:p text:style-name="P14"><text:span text:style-name="Source_20_Text"><text:span text:style-name="T80">window.undefined = 5; // Ничего не делает</text:span></text:span></text:p>
            <text:p text:style-name="P111"><text:span text:style-name="Strong_20_Emphasis"><text:span text:style-name="T100">=&gt; </text:span></text:span><text:span text:style-name="Strong_20_Emphasis"><text:span text:style-name="T99">нельзя использовать инструкцию </text:span></text:span><text:span text:style-name="Strong_20_Emphasis"><text:span text:style-name="Source_20_Text"><text:span text:style-name="T99">with</text:span></text:span></text:span><text:span text:style-name="T99"> (спецификация </text:span><text:a xlink:type="simple" xlink:href="http://es5.javascript.ru/x12.html#x12.10" text:style-name="Internet_20_link" text:visited-style-name="Visited_20_Internet_20_Link"><text:span text:style-name="T99">§12.10</text:span></text:a><text:span text:style-name="T99">).</text:span></text:p>
            <text:p text:style-name="P14"><text:span text:style-name="Source_20_Text"><text:span text:style-name="T80">function(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with(Object) {} // SyntaxError: Strict mode code may not include a with statement</text:span></text:span></text:p>
            <text:p text:style-name="P14"><text:span text:style-name="Source_20_Text"><text:span text:style-name="T80">})();</text:span></text:span></text:p>
            <text:p text:style-name="P111"><text:span text:style-name="Strong_20_Emphasis"><text:span text:style-name="T100">=&gt; </text:span></text:span><text:span text:style-name="Strong_20_Emphasis"><text:span text:style-name="T99">в ES5 нельзя определить повторные свойства в литерале объекта</text:span></text:span><text:span text:style-name="T99"> (спецификация </text:span><text:a xlink:type="simple" xlink:href="http://es5.javascript.ru/x11.html#x11.1.5" text:style-name="Internet_20_link" text:visited-style-name="Visited_20_Internet_20_Link"><text:span text:style-name="T99">§11.1.5</text:span></text:a><text:span text:style-name="T99">).</text:span></text:p>
            <text:p text:style-name="P14"><text:span text:style-name="Source_20_Text"><text:span text:style-name="T81">(</text:span></text:span><text:span text:style-name="Source_20_Text"><text:span text:style-name="T80">function(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var x = {</text:span></text:span></text:p>
            <text:p text:style-name="P14"><text:span text:style-name="Source_20_Text"><text:span text:style-name="T80"><text:s text:c="4"/>a: 1,</text:span></text:span></text:p>
            <text:p text:style-name="P14"><text:span text:style-name="Source_20_Text"><text:span text:style-name="T80"><text:s text:c="4"/>a: 2</text:span></text:span></text:p>
            <text:p text:style-name="P14"><text:span text:style-name="Source_20_Text"><text:span text:style-name="T80"><text:s text:c="2"/>}; <text:s/>// SyntaxError: Duplicate data property in object literal </text:span></text:span></text:p>
            <text:p text:style-name="P14"><text:span text:style-name="Source_20_Text"><text:span text:style-name="T80">})(); // not allowed in strict mode</text:span></text:span></text:p>
            <text:p text:style-name="P14"><text:span text:style-name="Source_20_Text"><text:span text:style-name="T80">var x = {a: 1, a: </text:span></text:span><text:span text:style-name="Source_20_Text"><text:span text:style-name="T82">2 </text:span></text:span><text:span text:style-name="Source_20_Text"><text:span text:style-name="T80">}; // x равно {a: 2} </text:span></text:span></text:p>
            <text:p text:style-name="P111"><text:span text:style-name="Strong_20_Emphasis"><text:span text:style-name="T100">=&gt; </text:span></text:span><text:span text:style-name="Strong_20_Emphasis"><text:span text:style-name="T99">нельзя определить повторные формальные параметры функции</text:span></text:span><text:span text:style-name="T99"> (спецификация </text:span><text:a xlink:type="simple" xlink:href="http://es5.javascript.ru/x13.html#x13.1" text:style-name="Internet_20_link" text:visited-style-name="Visited_20_Internet_20_Link"><text:span text:style-name="T99">§13.1</text:span></text:a><text:span text:style-name="T99">, </text:span><text:a xlink:type="simple" xlink:href="http://es5.javascript.ru/x15.3.html#x15.3.2" text:style-name="Internet_20_link" text:visited-style-name="Visited_20_Internet_20_Link"><text:span text:style-name="T99">§15.3.2</text:span></text:a><text:span text:style-name="T99">).</text:span></text:p>
            <text:p text:style-name="P14"><text:span text:style-name="Source_20_Text"><text:span text:style-name="T80">function f(a, a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} // SyntaxError: Strict mode function may not have duplicate parameter names</text:span></text:span></text:p>
            <text:p text:style-name="P14"><text:span text:style-name="Source_20_Text"><text:span text:style-name="T80">function f(a, a) {</text:span></text:span></text:p>
            <text:p text:style-name="P14"><text:span text:style-name="Source_20_Text"><text:span text:style-name="T80"><text:s text:c="2"/>return a;</text:span></text:span></text:p>
            <text:p text:style-name="P14"><text:span text:style-name="Source_20_Text"><text:span text:style-name="T80">}</text:span></text:span></text:p>
            <text:p text:style-name="P14"><text:span text:style-name="Source_20_Text"><text:span text:style-name="T80">f(1,2); // возвращает 2</text:span></text:span></text:p>
            <text:p text:style-name="P111"><text:span text:style-name="Strong_20_Emphasis"><text:span text:style-name="T100">=&gt; </text:span></text:span><text:span text:style-name="Strong_20_Emphasis"><text:span text:style-name="T99">изменения объекта </text:span></text:span><text:span text:style-name="Strong_20_Emphasis"><text:span text:style-name="Source_20_Text"><text:span text:style-name="T99">arguments</text:span></text:span></text:span><text:span text:style-name="Strong_20_Emphasis"><text:span text:style-name="T99"> не изменяют аргументы</text:span></text:span><text:span text:style-name="T99"> (спецификация </text:span><text:a xlink:type="simple" xlink:href="http://es5.javascript.ru/x10.html#x10.6" text:style-name="Internet_20_link" text:visited-style-name="Visited_20_Internet_20_Link"><text:span text:style-name="T99">§10.6</text:span></text:a><text:span text:style-name="T99">).</text:span></text:p>
            <text:p text:style-name="P14"><text:span text:style-name="Source_20_Text"><text:span text:style-name="T80">function f(x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arguments[0] = 5;</text:span></text:span></text:p>
            <text:p text:style-name="P14"><text:span text:style-name="Source_20_Text"><text:span text:style-name="T80"><text:s text:c="2"/>return x;</text:span></text:span></text:p>
            <text:p text:style-name="P14"><text:span text:style-name="Source_20_Text"><text:span text:style-name="T80">}</text:span></text:span></text:p>
            <text:p text:style-name="P14"><text:span text:style-name="Source_20_Text"><text:span text:style-name="T80">f(10); // возвращает 10</text:span></text:span></text:p>
            <text:p text:style-name="P14"><text:span text:style-name="Source_20_Text"><text:span text:style-name="T80">function f(x) { arguments[0] = 5; return x; }</text:span></text:span></text:p>
            <text:p text:style-name="P14"><text:span text:style-name="Source_20_Text"><text:span text:style-name="T80">f(10); // возвращает 5</text:span></text:span></text:p>
            <text:p text:style-name="P111"><text:span text:style-name="Strong_20_Emphasis"><text:span text:style-name="Source_20_Text"><text:span text:style-name="Source_20_Text"><text:span text:style-name="T100">=&gt; </text:span></text:span></text:span></text:span><text:span text:style-name="Strong_20_Emphasis"><text:span text:style-name="Source_20_Text"><text:span text:style-name="T99">delete</text:span></text:span></text:span><text:span text:style-name="Strong_20_Emphasis"><text:span text:style-name="T99"> приводит к ошибке, если аргумент - не изменяемое свойство объекта</text:span></text:span><text:span text:style-name="T99"> (спецификация </text:span><text:a xlink:type="simple" xlink:href="http://es5.javascript.ru/x11.html#x11.4.1" text:style-name="Internet_20_link" text:visited-style-name="Visited_20_Internet_20_Link"><text:span text:style-name="T99">§11.4.1</text:span></text:a><text:span text:style-name="T99">).</text:span></text:p>
            <text:p text:style-name="P14"><text:span text:style-name="Source_20_Text"><text:span text:style-name="T80">(function f(x) {</text:span></text:span></text:p>
            <text:p text:style-name="P14"><text:span text:style-name="Source_20_Text"><text:span text:style-name="T80"><text:s text:c="2"/>"use strict";</text:span></text:span></text:p>
            <text:p text:style-name="P14"><text:span text:style-name="Source_20_Text"><text:span text:style-name="T80"><text:s text:c="2"/>var y = 4;</text:span></text:span></text:p>
            <text:p text:style-name="P14"><text:span text:style-name="Source_20_Text"><text:span text:style-name="T80"><text:s text:c="2"/>delete f; // SyntaxError: Delete of an unqualified identifier in strict mode.</text:span></text:span></text:p>
            <text:p text:style-name="P14"><text:span text:style-name="Source_20_Text"><text:span text:style-name="T80"><text:s text:c="2"/>delete x; // SyntaxError: Delete of an unqualified identifier in strict mode.</text:span></text:span></text:p>
            <text:p text:style-name="P14"><text:span text:style-name="Source_20_Text"><text:span text:style-name="T80"><text:s text:c="2"/>delete y; // SyntaxError: Delete of an unqualified identifier in strict mode.</text:span></text:span></text:p>
            <text:p text:style-name="P14"><text:span text:style-name="Source_20_Text"><text:span text:style-name="T80"><text:s text:c="2"/>delete window.undefined; // TypeError: Cannot delete property </text:span></text:span></text:p>
            <text:p text:style-name="P14"><text:span text:style-name="Source_20_Text"><text:span text:style-name="T80">})(); <text:s text:c="21"/>// 'undefined' of [object Object]</text:span></text:span></text:p>
            <text:p text:style-name="P19"/>
            <text:p text:style-name="P16"><text:span text:style-name="Source_20_Text"><text:span text:style-name="T80">function f(x) {</text:span></text:span></text:p>
            <text:p text:style-name="P16"><text:span text:style-name="Source_20_Text"><text:span text:style-name="T80"><text:s text:c="2"/>var y = 4;</text:span></text:span></text:p>
            <text:p text:style-name="P16"><text:span text:style-name="Source_20_Text"><text:span text:style-name="T80"><text:s text:c="2"/>delete f; // Возвращает false</text:span></text:span></text:p>
            <text:p text:style-name="P16"><text:span text:style-name="Source_20_Text"><text:span text:style-name="T80"><text:s text:c="2"/>delete x; // Возвращает false</text:span></text:span></text:p>
            <text:p text:style-name="P16"><text:span text:style-name="Source_20_Text"><text:span text:style-name="T80"><text:s text:c="2"/>delete y; // Возвращает false</text:span></text:span></text:p>
            <text:p text:style-name="P16"><text:span text:style-name="Source_20_Text"><text:span text:style-name="T80"><text:s text:c="2"/>delete window.undefined; // Возвращает false</text:span></text:span></text:p>
            <text:p text:style-name="P20"><text:span text:style-name="Source_20_Text"><text:span text:style-name="T77">})();</text:span></text:span></text:p>
            <text:p text:style-name="P20"><text:span text:style-name="Source_20_Text"><text:span text:style-name="T77"/></text:span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/>
            <text:p text:style-name="P22"/>
            <text:p text:style-name="P22"/>
            <text:p text:style-name="P22"/>
            <text:p text:style-name="P22"/>
            <text:h text:style-name="P127" text:outline-level="1"><text:span text:style-name="T67">Кон</text:span><text:span text:style-name="T68">т</text:span><text:span text:style-name="T67">екст вызова. </text:span><text:span text:style-name="T66">Ключевое слово this.</text:span></text:h>
            <text:p text:style-name="P105">В отличие от многих других языков программирования ключевое слово this в javascript не привязывается к объекту, а зависит от контекста вызова. Для упрощения понимания будем рассматривать примеры применительно к браузеру, где глобальным объектом является window.</text:p>
            <text:p text:style-name="P145">С помощью this JavaScript определяется точку вызова функции, на который ссылается this. То есть, когда this используется внутри функции, this будет ссылкой на контекст выполнения, из которого выполняется функция.</text:p>
            <text:p text:style-name="P105"/>
            <text:h text:style-name="P129" text:outline-level="5">1.1. Простой вызов функции</text:h>
            <text:p text:style-name="P14"><text:span text:style-name="Source_20_Text"><text:span text:style-name="T85">function f() { console.log(this === window); </text:span></text:span><text:span text:style-name="Source_20_Text"><text:span text:style-name="T89">}</text:span></text:span><text:span text:style-name="Source_20_Text"><text:span text:style-name="T85"> // true</text:span></text:span></text:p>
            <text:p text:style-name="P14"><text:span text:style-name="Source_20_Text"><text:span text:style-name="T85">f();</text:span></text:span><text:span text:style-name="T108"><text:line-break/>В данном случае this внутри функции f равен глобальному объекту (например, в браузере это window, в Node.js — global).<text:line-break/>Самовызывающиеся функции (self-invoking) работают по точно такому же принципу.</text:span></text:p>
            <text:p text:style-name="P17"><text:span text:style-name="Source_20_Text"><text:span text:style-name="T85">(function () { console.log(this === window); })() // true;</text:span></text:span></text:p>
            <text:h text:style-name="P129" text:outline-level="5">1.2. В конструкторе</text:h>
            <text:p text:style-name="P14"><text:span text:style-name="Source_20_Text"><text:span text:style-name="T85">function f() { this.x = 5; console.log(this === window);</text:span></text:span><text:span text:style-name="Source_20_Text"><text:span text:style-name="T88">}</text:span></text:span><text:span text:style-name="Source_20_Text"><text:span text:style-name="T85"> // false</text:span></text:span></text:p>
            <text:p text:style-name="P14"><text:span text:style-name="Source_20_Text"><text:span text:style-name="T85">var o = new f();</text:span></text:span></text:p>
            <text:p text:style-name="P14"><text:span text:style-name="Source_20_Text"><text:span text:style-name="T85">console.log(o.x === 5); // true</text:span></text:span><text:span text:style-name="T108"><text:line-break/>При вызове функции с использованием ключевого слова new функция выступает в роли конструктора, и в данном случе this указывает на создаваемый объект.</text:span></text:p>
            <text:h text:style-name="P129" text:outline-level="5">1.3. В методе объекта</text:h>
            <text:p text:style-name="P14"><text:span text:style-name="Source_20_Text"><text:span text:style-name="T85">var o = {f: function() {return this;} }</text:span></text:span></text:p>
            <text:p text:style-name="P14"><text:span text:style-name="Source_20_Text"><text:span text:style-name="T85">console.log(o.f() === o); // true</text:span></text:span><text:span text:style-name="T108"><text:line-break/>Если функция запускается как свойство объекта, то в this будет ссылка на этот объект. При этом не имеет значения, откуда данная функция появилась в объекте, главное — как она вызывается, а именно какой объект стоит перед вызовом функции:</text:span></text:p>
            <text:p text:style-name="P14"><text:span text:style-name="Source_20_Text"><text:span text:style-name="T85">var o = { f: function() { return this; } }</text:span></text:span></text:p>
            <text:p text:style-name="P14"><text:span text:style-name="Source_20_Text"><text:span text:style-name="T85">var o2 = {f: o.f};</text:span></text:span></text:p>
            <text:p text:style-name="P14"><text:span text:style-name="Source_20_Text"><text:span text:style-name="T85">console.log(o.f() === o);//true</text:span></text:span></text:p>
            <text:p text:style-name="P14"><text:span text:style-name="Source_20_Text"><text:span text:style-name="T85">console.log(o2.f() === o2);//true</text:span></text:span></text:p>
            <text:h text:style-name="P129" text:outline-level="5">1.4. Методы apply, call<text:line-break/><text:span text:style-name="T95">Методы apply и call позволяют задать контекст для выполняемой функции. Разница между apply и call — только в способе передачи параметров в функцию. Первый параметр обеих функций определяет контекст выполнения функции (то, чему будет равен this).</text:span></text:h>
            <text:p text:style-name="P125">Разница в apply/call</text:p>
            <text:p text:style-name="P14"><text:span text:style-name="Source_20_Text"><text:span text:style-name="T85">function f(a,b,c) { return a * b + c; </text:span></text:span><text:span text:style-name="Source_20_Text"><text:span text:style-name="T87">}</text:span></text:span></text:p>
            <text:p text:style-name="P14"><text:span text:style-name="Source_20_Text"><text:span text:style-name="T85">f.call(f, 1, 2, 3); // аргументы перечисляются через запятую;</text:span></text:span></text:p>
            <text:p text:style-name="P14"><text:span text:style-name="Source_20_Text"><text:span text:style-name="T85">var args = [1,2,3];</text:span></text:span></text:p>
            <text:p text:style-name="P14"><text:span text:style-name="Source_20_Text"><text:span text:style-name="T85">f.apply(f, args); // аргументы передаются в виде массива;</text:span></text:span></text:p>
            <text:p text:style-name="P14"><text:span text:style-name="Source_20_Text"><text:span text:style-name="T85">// В обоих случаях вызовется функция f с аргументами a = 1, b = 2, c = 3;</text:span></text:span><text:span text:style-name="T108"><text:line-break/>Примеры:</text:span></text:p>
            <text:p text:style-name="P14"><text:span text:style-name="Source_20_Text"><text:span text:style-name="T85">function f() {</text:span></text:span><text:span text:style-name="Source_20_Text"><text:span text:style-name="T87">};</text:span></text:span></text:p>
            <text:p text:style-name="P14"><text:span text:style-name="Source_20_Text"><text:span text:style-name="T85">f.call(window); // this внутри функции f будет ссылаться на объект window</text:span></text:span></text:p>
            <text:p text:style-name="P14"><text:span text:style-name="Source_20_Text"><text:span text:style-name="T85">f.call(f); <text:s text:c="5"/>//this внутри f будет ссылаться на f</text:span></text:span><text:span text:style-name="T108"><text:line-break/>Похитрее:</text:span></text:p>
            <text:p text:style-name="P14"><text:span text:style-name="Source_20_Text"><text:span text:style-name="T85">function f() { console.log(this.toString()); </text:span></text:span><text:span text:style-name="Source_20_Text"><text:span text:style-name="T87">}</text:span></text:span><text:span text:style-name="Source_20_Text"><text:span text:style-name="T85"> // 123</text:span></text:span></text:p>
            <text:p text:style-name="P14"><text:span text:style-name="Source_20_Text"><text:span text:style-name="T85">f.call(123); // this внутри функции f будет ссылаться на объект Number со значением 123</text:span></text:span></text:p>
            <text:h text:style-name="P137" text:outline-level="1">Метод bind</text:h>
            <text:p text:style-name="P111"><text:span text:style-name="T109">Метод </text:span><text:span text:style-name="Strong_20_Emphasis"><text:span text:style-name="T109">bind</text:span></text:span><text:span text:style-name="T109"> привязать контекст к функции. В качестве первого параметра следует передавать контекст, а последующими параметрами - параметры функции. Метод возвращает новую функцию, внутри которой this будет равным переданному контексту.</text:span></text:p>
            <text:h text:style-name="P109" text:outline-level="2">Синтаксис</text:h>
            <text:p text:style-name="P111"><text:span text:style-name="Source_20_Text"><text:span text:style-name="T86">функция.bind(контекст, параметр1, параметр2...);</text:span></text:span></text:p>
            <text:h text:style-name="P109" text:outline-level="2">Пример</text:h>
            <text:p text:style-name="P124">Пусть у нас есть инпут:</text:p>
            <text:p text:style-name="P111"><text:span text:style-name="Source_20_Text"><text:span text:style-name="T86">&lt;input id="elem" value="text"&gt;</text:span></text:span></text:p>
            <text:p text:style-name="P124">Пусть ссылка на этот инпут записана в переменную elem:</text:p>
            <text:p text:style-name="P111"><text:span text:style-name="Source_20_Text"><text:span text:style-name="T86">let elem = document.querySelector('#elem');</text:span></text:span></text:p>
            <text:p text:style-name="P124">Пусть у нас также есть следующая функция func:</text:p>
            <text:p text:style-name="P111"><text:span text:style-name="Source_20_Text"><text:span text:style-name="T86">function func(param1, param2) { console.log(this.value + param1 + param2); }</text:span></text:span></text:p>
            <text:p text:style-name="P124">Давайте с помощью bind сделаем новую функцию, которая будет копией функции <text:span text:style-name="T110">func, но this в ней всегда будет равен elem:</text:span></text:p>
            <text:p text:style-name="P111"><text:span text:style-name="Source_20_Text"><text:span text:style-name="T86">let newFunc = func.bind(elem);</text:span></text:span></text:p>
            <text:p text:style-name="P124">Теперь в переменной newFunc лежит функция. Давайте вызовем ее, передав в первый параметр '1', а во второй '2':</text:p>
            <text:p text:style-name="P111"><text:span text:style-name="Source_20_Text"><text:span text:style-name="T86">newFunc('1', '2');</text:span></text:span></text:p>
            <text:p text:style-name="P124">Давайте соберем все вместе:</text:p>
            <text:p text:style-name="P114"><text:span text:style-name="Source_20_Text"><text:span text:style-name="T86">let elem = document.getElementById('elem'); </text:span></text:span></text:p>
            <text:p text:style-name="P114"><text:span text:style-name="Source_20_Text"><text:span text:style-name="T86">function func(param1, param2) { console.log(this.value + param1 + param2); } let newFunc = func.bind(elem); </text:span></text:span></text:p>
            <text:p text:style-name="P114"><text:span text:style-name="Source_20_Text"><text:span text:style-name="T86">newFunc('1', '2'); // выведет 'text12'</text:span></text:span></text:p>
            <text:h text:style-name="P133" text:outline-level="2">Пример </text:h>
            <text:p text:style-name="P124">Не обязательно записывать результат работы bind в новую функцию newFunc, можно просто перезаписать func:</text:p>
            <text:p text:style-name="P130"><text:span text:style-name="Source_20_Text"><text:span text:style-name="T86">let func = func.bind(elem);</text:span></text:span></text:p>
            <text:p text:style-name="P106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/text:p>
            <text:p text:style-name="P57"/>
            <text:p text:style-name="P57"/>
            <text:p text:style-name="P57"/>
            <text:p text:style-name="P57"/>
            <text:p text:style-name="P57"/>
            <text:p text:style-name="P57">Operators</text:p>
            <text:p text:style-name="P83">Basic Operators<text:span text:style-name="T93">:</text:span></text:p>
            <text:p text:style-name="P83"/>
            <text:p text:style-name="P40"><text:span text:style-name="T73">+ <text:s text:c="3"/></text:span>Addition</text:p>
            <text:p text:style-name="P40"><text:span text:style-name="T73">-</text:span> <text:s text:c="3"/>Subtraction</text:p>
            <text:p text:style-name="P40"><text:span text:style-name="T73">*</text:span> <text:s text:c="3"/>Multiplication</text:p>
            <text:p text:style-name="P40"><text:span text:style-name="T73">/</text:span> <text:s text:c="3"/>Division</text:p>
            <text:p text:style-name="P40"><text:span text:style-name="T73">(..)</text:span> Grouping operator</text:p>
            <text:p text:style-name="P40"><text:span text:style-name="T73">%</text:span> <text:s text:c="3"/>Modulus (remainder)</text:p>
            <text:p text:style-name="P40"><text:span text:style-name="T73">++</text:span> <text:s text:c="2"/>Increment numbers</text:p>
            <text:p text:style-name="P40"><text:span text:style-name="T73">-- <text:s text:c="2"/></text:span>Decrement numbers</text:p>
            <text:p text:style-name="P40"/>
            <text:p text:style-name="P83">Comparison Operators:</text:p>
            <text:p text:style-name="P46"><text:span text:style-name="T73">== <text:s/></text:span>Equal to</text:p>
            <text:p text:style-name="P46"><text:span text:style-name="T73">===</text:span> Equal value and equal type</text:p>
            <text:p text:style-name="P46"><text:span text:style-name="T73">!=</text:span> <text:s/>Not equal</text:p>
            <text:p text:style-name="P46"><text:span text:style-name="T73">!==</text:span> Not equal value or not equal type</text:p>
            <text:p text:style-name="P46"><text:span text:style-name="T73">&gt;</text:span> <text:s text:c="2"/>Greater than</text:p>
            <text:p text:style-name="P46"><text:span text:style-name="T73">&lt;</text:span> <text:s text:c="2"/>Less than</text:p>
            <text:p text:style-name="P46"><text:span text:style-name="T73">&gt;=</text:span> <text:s/>Greater than or equal to</text:p>
            <text:p text:style-name="P46"><text:span text:style-name="T73">&lt;=</text:span> <text:s/>Less than or equal to</text:p>
            <text:p text:style-name="P46"><text:span text:style-name="T73">?</text:span> <text:s text:c="2"/>Ternary operator</text:p>
            <text:p text:style-name="P40"/>
            <text:p text:style-name="P83">Logical Operators<text:span text:style-name="T93">:</text:span></text:p>
            <text:p text:style-name="P40"><text:span text:style-name="T73">&amp;&amp;</text:span> Logical and</text:p>
            <text:p text:style-name="P40"><text:span text:style-name="T73">||</text:span> Logical or</text:p>
            <text:p text:style-name="P40"><text:span text:style-name="T73">!</text:span> <text:s/>Logical not</text:p>
            <text:p text:style-name="P40"/>
            <text:p text:style-name="P83">Bitwise Operators:</text:p>
            <text:p text:style-name="P40"><text:span text:style-name="T73">&amp;</text:span> <text:s text:c="2"/>AND statement</text:p>
            <text:p text:style-name="P40"><text:span text:style-name="T73">|</text:span> <text:s text:c="2"/>OR statement</text:p>
            <text:p text:style-name="P40"><text:span text:style-name="T73">~</text:span> <text:s text:c="2"/>NOT</text:p>
            <text:p text:style-name="P40"><text:span text:style-name="T73">^</text:span> <text:s text:c="2"/>XOR</text:p>
            <text:p text:style-name="P40"><text:span text:style-name="T73">&lt;&lt;</text:span> <text:s/>Left shift</text:p>
            <text:p text:style-name="P40"><text:span text:style-name="T73">&gt;&gt;</text:span> <text:s/>Right shift</text:p>
            <text:p text:style-name="P40"><text:span text:style-name="T73">&gt;&gt;&gt; </text:span>Zero fill right shift</text:p>
            <text:p text:style-name="P40"/>
            <text:p text:style-name="P40"/>
            <text:p text:style-name="P57">Loops </text:p>
            <text:p text:style-name="P57"/>
            <text:p text:style-name="P77">for (before loop; condition for loop; execute after loop) {</text:p>
            <text:p text:style-name="P77">// what to do during the loop</text:p>
            <text:p text:style-name="P77">}</text:p>
            <text:p text:style-name="P77">for</text:p>
            <text:p text:style-name="P51">The most common way to create a loop in Javascript</text:p>
            <text:p text:style-name="P77">while</text:p>
            <text:p text:style-name="P51">Sets up conditions under which a loop executes</text:p>
            <text:p text:style-name="P77">do while</text:p>
            <text:p text:style-name="P51">Similar to the while loop, however, it executes at least once and performs a check at the end to</text:p>
            <text:p text:style-name="P51">see if the condition is met to execute again</text:p>
            <text:p text:style-name="P77">break</text:p>
            <text:p text:style-name="P51">Used to stop and exit the cycle at certain conditions</text:p>
            <text:p text:style-name="P77">continue</text:p>
            <text:p text:style-name="P2">Skip parts of the cycle if certain conditions are met</text:p>
            <text:p text:style-name="P57">Regular Expressions</text:p>
            <text:p text:style-name="P83">Pattern Modifiers:</text:p>
            <text:p text:style-name="P40"><text:span text:style-name="T73">e</text:span> — Evaluate replacement</text:p>
            <text:p text:style-name="P40"><text:span text:style-name="T73">i</text:span> — Perform case-insensitive matching</text:p>
            <text:p text:style-name="P40"><text:span text:style-name="T73">g</text:span> — Perform global matching</text:p>
            <text:p text:style-name="P40"><text:span text:style-name="T73">m</text:span> — Perform multiple line matching</text:p>
            <text:p text:style-name="P40"><text:span text:style-name="T73">s</text:span> — Treat strings as single line</text:p>
            <text:p text:style-name="P40"><text:span text:style-name="T73">x</text:span> — Allow comments and whitespace in pattern</text:p>
            <text:p text:style-name="P40"><text:span text:style-name="T73">U</text:span> — Non Greedy pattern</text:p>
            <text:p text:style-name="P40"/>
            <text:p text:style-name="P83">Brackets:</text:p>
            <text:p text:style-name="P46"><text:span text:style-name="T73">[abc]</text:span> <text:s text:c="2"/>Find any of the characters between the brackets</text:p>
            <text:p text:style-name="P46"><text:span text:style-name="T73">[^abc]</text:span> <text:s/>Find any character not in the brackets</text:p>
            <text:p text:style-name="P46"><text:span text:style-name="T73">[0-9] <text:s text:c="2"/></text:span>Used to find any digit from 0 to 9</text:p>
            <text:p text:style-name="P46"><text:span text:style-name="T73">[A-z]</text:span> <text:s text:c="2"/>Find any character from uppercase A to lowercase z</text:p>
            <text:p text:style-name="P1"><text:span text:style-name="T31">(a|b|c)</text:span><text:span text:style-name="T28"> Find any of the alternatives separated with |</text:span></text:p>
          </table:table-cell>
          <table:table-cell table:style-name="Таблица1.B1" office:value-type="string">
            <text:p text:style-name="P150">String Methods</text:p>
            <text:p text:style-name="P30"/>
            <text:p text:style-name="P91"><text:span text:style-name="T75">charAt()</text:span><text:span text:style-name="T3"> - </text:span><text:span text:style-name="T27">возвращает указанный символ из строки</text:span><text:span text:style-name="T11">.</text:span></text:p>
            <text:p text:style-name="P100"><text:span text:style-name="T21">- </text:span><text:span text:style-name="Source_20_Text"><text:span text:style-name="Variable"><text:span text:style-name="T47">str</text:span></text:span></text:span><text:span text:style-name="Source_20_Text"><text:span text:style-name="T48">.charAt(</text:span></text:span><text:span text:style-name="Source_20_Text"><text:span text:style-name="Variable"><text:span text:style-name="T47">index</text:span></text:span></text:span><text:span text:style-name="Source_20_Text"><text:span text:style-name="T48">)</text:span></text:span></text:p>
            <text:p text:style-name="P65"/>
            <text:p text:style-name="P91"><text:span text:style-name="T75">charCodeAt()</text:span><text:span text:style-name="T3"> - </text:span><text:span text:style-name="T58">возвращает числовое значение Юникода для символа по указанному индексу (за исключением кодовых точек Юникода, больших 0x10000)</text:span></text:p>
            <text:p text:style-name="P100"><text:span text:style-name="T22">- </text:span><text:span text:style-name="Source_20_Text"><text:span text:style-name="Variable"><text:span text:style-name="T47">str</text:span></text:span></text:span><text:span text:style-name="Source_20_Text"><text:span text:style-name="T47">.charCodeAt(</text:span></text:span><text:span text:style-name="Source_20_Text"><text:span text:style-name="Variable"><text:span text:style-name="T47">index</text:span></text:span></text:span><text:span text:style-name="Source_20_Text"><text:span text:style-name="T47">)</text:span></text:span></text:p>
            <text:p text:style-name="P42"/>
            <text:p text:style-name="P92"><text:span text:style-name="T75">concat()</text:span><text:span text:style-name="T3"> - </text:span><text:span text:style-name="T105">возвращает новый массив, состоящий из массива, на котором он был вызван, соединённого с другими массивами </text:span><text:span text:style-name="T59">и/или значениями, переданными в качестве аргументов.</text:span></text:p>
            <text:p text:style-name="P102"><text:span text:style-name="T49">- </text:span><text:span text:style-name="Source_20_Text"><text:span text:style-name="T48">var </text:span></text:span><text:span text:style-name="Source_20_Text"><text:span text:style-name="Variable"><text:span text:style-name="T47">new_array</text:span></text:span></text:span><text:span text:style-name="Source_20_Text"><text:span text:style-name="T48"> = </text:span></text:span><text:span text:style-name="Source_20_Text"><text:span text:style-name="Variable"><text:span text:style-name="T47">old_array</text:span></text:span></text:span><text:span text:style-name="Source_20_Text"><text:span text:style-name="T48">.concat(</text:span></text:span><text:span text:style-name="Source_20_Text"><text:span text:style-name="Variable"><text:span text:style-name="T47">value1</text:span></text:span></text:span><text:span text:style-name="Source_20_Text"><text:span text:style-name="T48">[, </text:span></text:span><text:span text:style-name="Source_20_Text"><text:span text:style-name="Variable"><text:span text:style-name="T47">value2</text:span></text:span></text:span><text:span text:style-name="Source_20_Text"><text:span text:style-name="T48">[, ...[, </text:span></text:span><text:span text:style-name="Source_20_Text"><text:span text:style-name="Variable"><text:span text:style-name="T47">valueN</text:span></text:span></text:span><text:span text:style-name="Source_20_Text"><text:span text:style-name="T48">]]])</text:span></text:span></text:p>
            <text:p text:style-name="P103"/>
            <text:p text:style-name="P91"><text:span text:style-name="T75">fromCharCode()</text:span><text:span text:style-name="T3"> - </text:span><text:span text:style-name="T105">возвращает строку, созданную из указанной последовательности значений единиц кода </text:span><text:span text:style-name="T106">UTF-16</text:span><text:span text:style-name="T105">.</text:span></text:p>
            <text:p text:style-name="P100"><text:span text:style-name="T104">- </text:span><text:span text:style-name="Source_20_Text"><text:span text:style-name="T48">String.fromCharCode(</text:span></text:span><text:span text:style-name="Source_20_Text"><text:span text:style-name="Variable"><text:span text:style-name="T47">num1</text:span></text:span></text:span><text:span text:style-name="Source_20_Text"><text:span text:style-name="T48">[, ...[, </text:span></text:span><text:span text:style-name="Source_20_Text"><text:span text:style-name="Variable"><text:span text:style-name="T47">numN</text:span></text:span></text:span><text:span text:style-name="Source_20_Text"><text:span text:style-name="T48">]])</text:span></text:span></text:p>
            <text:p text:style-name="P104"/>
            <text:p text:style-name="P100"><text:span text:style-name="T79">indexOf()</text:span><text:span text:style-name="T4"> - </text:span><text:span text:style-name="T44">возвращает индекс первого вхождения указанного значения в строковый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1">String</text:span></text:span></text:a><text:span text:style-name="T44">, на котором он был вызван, начиная с индекса </text:span><text:span text:style-name="Source_20_Text"><text:span text:style-name="T98">fromIndex</text:span></text:span><text:span text:style-name="T44">. Возвращает -1, если значение не найдено.</text:span></text:p>
            <text:p text:style-name="P100"><text:span text:style-name="T50">- </text:span><text:span text:style-name="Source_20_Text"><text:span text:style-name="Variable"><text:span text:style-name="T47">str</text:span></text:span></text:span><text:span text:style-name="Source_20_Text"><text:span text:style-name="T47">.indexOf(</text:span></text:span><text:span text:style-name="Source_20_Text"><text:span text:style-name="Variable"><text:span text:style-name="T47">searchValue</text:span></text:span></text:span><text:span text:style-name="Source_20_Text"><text:span text:style-name="T47">, [</text:span></text:span><text:span text:style-name="Source_20_Text"><text:span text:style-name="Variable"><text:span text:style-name="T47">fromIndex</text:span></text:span></text:span><text:span text:style-name="Source_20_Text"><text:span text:style-name="T47">]</text:span></text:span><text:span text:style-name="T50">)</text:span></text:p>
            <text:p text:style-name="P70"/>
            <text:p text:style-name="P100"><text:span text:style-name="T79">lastIndexOf()</text:span><text:span text:style-name="T4"> - </text:span><text:span text:style-name="T44">возвращает индекс последнего вхождения указанного значения в строковый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1">String</text:span></text:span></text:a><text:span text:style-name="T44">, на котором он был вызван, или -1, если ничего не было найдено. Поиск по строке ведётся от конца к началу, начиная с индекса </text:span><text:span text:style-name="Source_20_Text"><text:span text:style-name="T98">fromIndex</text:span></text:span><text:span text:style-name="T44">.</text:span></text:p>
            <text:p text:style-name="P100"><text:span text:style-name="T50">- </text:span><text:span text:style-name="Source_20_Text"><text:span text:style-name="Variable"><text:span text:style-name="T47">str</text:span></text:span></text:span><text:span text:style-name="Source_20_Text"><text:span text:style-name="T47">.lastIndexOf(</text:span></text:span><text:span text:style-name="Source_20_Text"><text:span text:style-name="Variable"><text:span text:style-name="T47">searchValue</text:span></text:span></text:span><text:span text:style-name="Source_20_Text"><text:span text:style-name="T47">[, </text:span></text:span><text:span text:style-name="Source_20_Text"><text:span text:style-name="Variable"><text:span text:style-name="T47">fromIndex</text:span></text:span></text:span><text:span text:style-name="Source_20_Text"><text:span text:style-name="T47">])</text:span></text:span></text:p>
            <text:p text:style-name="P70"/>
            <text:p text:style-name="P100"><text:span text:style-name="T79">match()</text:span><text:span text:style-name="T4"> - </text:span><text:span text:style-name="T44">возвращает получившиеся совпадения при сопоставлении </text:span><text:span text:style-name="Emphasis"><text:span text:style-name="T96">строки</text:span></text:span><text:span text:style-name="T52"> </text:span><text:span text:style-name="T44">с </text:span><text:span text:style-name="Emphasis"><text:span text:style-name="T96">регулярным выражением</text:span></text:span><text:span text:style-name="T44">.</text:span></text:p>
            <text:p text:style-name="P100"><text:span text:style-name="T50">- </text:span><text:span text:style-name="Source_20_Text"><text:span text:style-name="Variable"><text:span text:style-name="T47">str</text:span></text:span></text:span><text:span text:style-name="Source_20_Text"><text:span text:style-name="T47">.match(</text:span></text:span><text:span text:style-name="Source_20_Text"><text:span text:style-name="Variable"><text:span text:style-name="T47">regexp</text:span></text:span></text:span><text:span text:style-name="Source_20_Text"><text:span text:style-name="T47">)</text:span></text:span></text:p>
            <text:p text:style-name="P72"/>
            <text:p text:style-name="P100"><text:span text:style-name="T79">replace()</text:span><text:span text:style-name="T4"> - </text:span><text:span text:style-name="T44">возвращает новую строку с некоторыми или всеми сопоставлениями с шаблоном, заменёнными на заменитель. Шаблон может быть строкой или </text:span><text:a xlink:type="simple" xlink:href="https://developer.mozilla.org/ru/docs/Web/JavaScript/Reference/Global_Objects/RegExp" text:style-name="Internet_20_link" text:visited-style-name="Visited_20_Internet_20_Link"><text:span text:style-name="T63">регулярным выражением</text:span></text:a><text:span text:style-name="T44">, а заменитель может быть строкой или функцией, вызываемой при каждом сопоставлении.</text:span></text:p>
            <text:p text:style-name="P100"><text:span text:style-name="T50">- </text:span><text:span text:style-name="Source_20_Text"><text:span text:style-name="Variable"><text:span text:style-name="T47">str</text:span></text:span></text:span><text:span text:style-name="Source_20_Text"><text:span text:style-name="T47">.replace(</text:span></text:span><text:span text:style-name="Source_20_Text"><text:span text:style-name="Variable"><text:span text:style-name="T47">regexp</text:span></text:span></text:span><text:span text:style-name="Source_20_Text"><text:span text:style-name="T47">|</text:span></text:span><text:span text:style-name="Source_20_Text"><text:span text:style-name="Variable"><text:span text:style-name="T47">substr</text:span></text:span></text:span><text:span text:style-name="Source_20_Text"><text:span text:style-name="T47">, </text:span></text:span><text:span text:style-name="Source_20_Text"><text:span text:style-name="Variable"><text:span text:style-name="T47">newSubStr</text:span></text:span></text:span><text:span text:style-name="Source_20_Text"><text:span text:style-name="T47">|</text:span></text:span><text:span text:style-name="Source_20_Text"><text:span text:style-name="Variable"><text:span text:style-name="T47">function</text:span></text:span></text:span><text:span text:style-name="Source_20_Text"><text:span text:style-name="T47">[, </text:span></text:span><text:span text:style-name="Source_20_Text"><text:span text:style-name="Variable"><text:span text:style-name="T47">flags</text:span></text:span></text:span><text:span text:style-name="Source_20_Text"><text:span text:style-name="T47">])</text:span></text:span></text:p>
            <text:p text:style-name="P91"/>
            <text:p text:style-name="P100"><text:span text:style-name="T79">search()</text:span><text:span text:style-name="T4"> - </text:span><text:span text:style-name="T44">выполняет поиск сопоставления между регулярным выражением и этим объектом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1">String</text:span></text:span></text:a><text:span text:style-name="T44">.</text:span></text:p>
            <text:p text:style-name="P100"><text:span text:style-name="T97">- </text:span><text:span text:style-name="Source_20_Text"><text:span text:style-name="Variable"><text:span text:style-name="T47">str</text:span></text:span></text:span><text:span text:style-name="Source_20_Text"><text:span text:style-name="T47">.replace(</text:span></text:span><text:span text:style-name="Source_20_Text"><text:span text:style-name="Variable"><text:span text:style-name="T47">regexp</text:span></text:span></text:span><text:span text:style-name="Source_20_Text"><text:span text:style-name="T47">|</text:span></text:span><text:span text:style-name="Source_20_Text"><text:span text:style-name="Variable"><text:span text:style-name="T47">substr</text:span></text:span></text:span><text:span text:style-name="Source_20_Text"><text:span text:style-name="T47">, </text:span></text:span><text:span text:style-name="Source_20_Text"><text:span text:style-name="Variable"><text:span text:style-name="T47">newSubStr</text:span></text:span></text:span><text:span text:style-name="Source_20_Text"><text:span text:style-name="T47">|</text:span></text:span><text:span text:style-name="Source_20_Text"><text:span text:style-name="Variable"><text:span text:style-name="T47">function</text:span></text:span></text:span><text:span text:style-name="Source_20_Text"><text:span text:style-name="T47">[, </text:span></text:span><text:span text:style-name="Source_20_Text"><text:span text:style-name="Variable"><text:span text:style-name="T47">flags</text:span></text:span></text:span><text:span text:style-name="Source_20_Text"><text:span text:style-name="T47">])</text:span></text:span></text:p>
            <text:p text:style-name="P98"/>
            <text:p text:style-name="P93"><text:span text:style-name="T75">slice()</text:span><text:span text:style-name="T3"> - </text:span><text:span text:style-name="T55"><text:s/></text:span><text:span text:style-name="T56">извлекает часть строки и возвращает новую строку без изменения оригинальной строки.</text:span></text:p>
            <text:p text:style-name="P101"><text:span text:style-name="Source_20_Text"><text:span text:style-name="Variable"><text:span text:style-name="T23">- str</text:span></text:span></text:span><text:span text:style-name="Source_20_Text"><text:span text:style-name="T23">.slice(</text:span></text:span><text:span text:style-name="Source_20_Text"><text:span text:style-name="Variable"><text:span text:style-name="T23">beginIndex</text:span></text:span></text:span><text:span text:style-name="Source_20_Text"><text:span text:style-name="T23">[, </text:span></text:span><text:span text:style-name="Source_20_Text"><text:span text:style-name="Variable"><text:span text:style-name="T23">endIndex</text:span></text:span></text:span><text:span text:style-name="Source_20_Text"><text:span text:style-name="T23">])</text:span></text:span></text:p>
            <text:p text:style-name="P101"><text:span text:style-name="Source_20_Text"><text:span text:style-name="T23"/></text:span></text:p>
            <text:p text:style-name="P100"><text:span text:style-name="T79">split()</text:span><text:span text:style-name="T4"> - </text:span><text:span text:style-name="T44">разбивает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1">String</text:span></text:span></text:a><text:span text:style-name="T52"> </text:span><text:span text:style-name="T44">на массив строк путём разделения строки указанной подстрокой.</text:span></text:p>
            <text:p text:style-name="P100"><text:span text:style-name="T50">- </text:span><text:span text:style-name="Source_20_Text"><text:span text:style-name="Variable"><text:span text:style-name="T47">str</text:span></text:span></text:span><text:span text:style-name="Source_20_Text"><text:span text:style-name="T47">.split([</text:span></text:span><text:span text:style-name="Source_20_Text"><text:span text:style-name="Variable"><text:span text:style-name="T47">separator</text:span></text:span></text:span><text:span text:style-name="Source_20_Text"><text:span text:style-name="T47">[, </text:span></text:span><text:span text:style-name="Source_20_Text"><text:span text:style-name="Variable"><text:span text:style-name="T47">limit</text:span></text:span></text:span><text:span text:style-name="Source_20_Text"><text:span text:style-name="T47">]])</text:span></text:span></text:p>
            <text:p text:style-name="P70"/>
            <text:p text:style-name="P91"><text:span text:style-name="T75">substr()</text:span><text:span text:style-name="T3"> - </text:span><text:span text:style-name="T56">возвращает указанное количество символов из строки, начиная с указанной позиции.</text:span> </text:p>
            <text:p text:style-name="P100"><text:span text:style-name="T6">- </text:span><text:span text:style-name="Source_20_Text"><text:span text:style-name="Variable"><text:span text:style-name="T47">str</text:span></text:span></text:span><text:span text:style-name="Source_20_Text"><text:span text:style-name="T47">.substr(</text:span></text:span><text:span text:style-name="Source_20_Text"><text:span text:style-name="Variable"><text:span text:style-name="T47">start</text:span></text:span></text:span><text:span text:style-name="Source_20_Text"><text:span text:style-name="T47">[, </text:span></text:span><text:span text:style-name="Source_20_Text"><text:span text:style-name="Variable"><text:span text:style-name="T47">length</text:span></text:span></text:span><text:span text:style-name="Source_20_Text"><text:span text:style-name="T47">])</text:span></text:span></text:p>
            <text:p text:style-name="P42"/>
            <text:p text:style-name="P91"><text:span text:style-name="T75">substring()</text:span><text:span text:style-name="T3"> - </text:span><text:span text:style-name="T56">возвращает подстроку строки между двумя индексами, или от одного индекса и до конца строки.</text:span> </text:p>
            <text:p text:style-name="P100"><text:span text:style-name="T6">- </text:span><text:span text:style-name="Source_20_Text"><text:span text:style-name="Variable"><text:span text:style-name="T47">str</text:span></text:span></text:span><text:span text:style-name="Source_20_Text"><text:span text:style-name="T47">.substring(</text:span></text:span><text:span text:style-name="Source_20_Text"><text:span text:style-name="Variable"><text:span text:style-name="T47">indexA</text:span></text:span></text:span><text:span text:style-name="Source_20_Text"><text:span text:style-name="T47">[, </text:span></text:span><text:span text:style-name="Source_20_Text"><text:span text:style-name="Variable"><text:span text:style-name="T47">indexB</text:span></text:span></text:span><text:span text:style-name="Source_20_Text"><text:span text:style-name="T47">])</text:span></text:span></text:p>
            <text:p text:style-name="P42"/>
            <text:p text:style-name="P91"><text:span text:style-name="T75">toLowerCase()</text:span><text:span text:style-name="T3"> - </text:span><text:span text:style-name="T56">возвращает значение строки, на которой он был вызван, преобразованное в нижний регистр.</text:span> </text:p>
            <text:p text:style-name="P100"><text:span text:style-name="T6">- </text:span><text:span text:style-name="Source_20_Text"><text:span text:style-name="Variable"><text:span text:style-name="T47">str</text:span></text:span></text:span><text:span text:style-name="Source_20_Text"><text:span text:style-name="T47">.toLowerCase()</text:span></text:span></text:p>
            <text:p text:style-name="P42"/>
            <text:p text:style-name="P91"><text:span text:style-name="T75">toUpperCase()</text:span><text:span text:style-name="T3"> - </text:span><text:span text:style-name="T56">возвращает значение строки, на которой он был вызван, преобразованное в верхний регистр.</text:span></text:p>
            <text:p text:style-name="P15"><text:span text:style-name="Variable"><text:span text:style-name="Source_20_Text"><text:span text:style-name="Variable"><text:span text:style-name="T47">- </text:span></text:span></text:span></text:span><text:span text:style-name="Variable"><text:span text:style-name="Source_20_Text"><text:span text:style-name="T47">str</text:span></text:span></text:span><text:span text:style-name="Source_20_Text"><text:span text:style-name="T47">.toUpperCase()</text:span></text:span></text:p>
            <text:p text:style-name="P42"/>
            <text:p text:style-name="P100"><text:span text:style-name="T79">valueOf()</text:span><text:span text:style-name="T4"> - </text:span><text:span text:style-name="T44">возвращает примитивное значение объекта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1">String</text:span></text:span></text:a><text:span text:style-name="T44">.</text:span></text:p>
            <text:p text:style-name="P100"><text:span text:style-name="T9">- </text:span><text:span text:style-name="Source_20_Text"><text:span text:style-name="Variable"><text:span text:style-name="T47">str</text:span></text:span></text:span><text:span text:style-name="Source_20_Text"><text:span text:style-name="T47">.valueOf()</text:span></text:span></text:p>
            <text:p text:style-name="P54"/>
            <text:p text:style-name="P162"><text:span text:style-name="T99">Есть три типа кавычек. Строки, использующие обратные кавычки, могут занимать более одной строки в коде и включать выражения </text:span><text:span text:style-name="Source_20_Text"><text:span text:style-name="T99">${…}</text:span></text:span><text:span text:style-name="T99">.Строки в JavaScript кодируются в UTF-16.Есть специальные символы, такие как </text:span><text:span text:style-name="Source_20_Text"><text:span text:style-name="T99">\n</text:span></text:span><text:span text:style-name="T99">, и можно добавить символ по его юникодному коду, используя </text:span><text:span text:style-name="Source_20_Text"><text:span text:style-name="T99">\u…</text:span></text:span><text:span text:style-name="T99">.</text:span></text:p>
            <text:p text:style-name="P162"><text:span text:style-name="T99">Для получения символа используйте </text:span><text:span text:style-name="Source_20_Text"><text:span text:style-name="T99">[]</text:span></text:span><text:span text:style-name="T99">.</text:span></text:p>
            <text:p text:style-name="P111"><text:span text:style-name="T99">Для получения подстроки используйте </text:span><text:span text:style-name="Source_20_Text"><text:span text:style-name="T99">slice</text:span></text:span><text:span text:style-name="T99"> или </text:span><text:span text:style-name="Source_20_Text"><text:span text:style-name="T99">substring</text:span></text:span><text:span text:style-name="T99">.</text:span></text:p>
            <text:p text:style-name="P111"><text:span text:style-name="T99">Для того, чтобы перевести строку в нижний или верхний регистр, используйте </text:span><text:span text:style-name="Source_20_Text"><text:span text:style-name="T99">toLowerCase/toUpperCase</text:span></text:span><text:span text:style-name="T99">.</text:span></text:p>
            <text:p text:style-name="P111"><text:span text:style-name="T99">Для поиска подстроки используйте </text:span><text:span text:style-name="Source_20_Text"><text:span text:style-name="T99">indexOf</text:span></text:span><text:span text:style-name="T99"> или </text:span><text:span text:style-name="Source_20_Text"><text:span text:style-name="T99">includes/startsWith/endsWith</text:span></text:span><text:span text:style-name="T99">, когда надо только проверить, есть ли вхождение.</text:span></text:p>
            <text:p text:style-name="P111"><text:span text:style-name="T99">Чтобы сравнить строки с учётом правил языка, используйте </text:span><text:span text:style-name="Source_20_Text"><text:span text:style-name="T99">localeCompare</text:span></text:span><text:span text:style-name="T99">.</text:span></text:p>
            <text:p text:style-name="P121">Строки также имеют ещё кое-какие полезные методы:</text:p>
            <text:p text:style-name="P112"><text:span text:style-name="Source_20_Text"><text:span text:style-name="T99">str.trim()</text:span></text:span><text:span text:style-name="T99"> — убирает пробелы в начале и конце строки.</text:span></text:p>
            <text:p text:style-name="P111"><text:span text:style-name="Source_20_Text"><text:span text:style-name="T99">str.repeat(n)</text:span></text:span><text:span text:style-name="T99"> — повторяет строку </text:span><text:span text:style-name="Source_20_Text"><text:span text:style-name="T99">n</text:span></text:span><text:span text:style-name="T99"> раз.</text:span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<text:soft-page-break/>Functions</text:p>
            <text:p text:style-name="P58"/>
            <text:p text:style-name="P99"><text:span text:style-name="Source_20_Text"><text:span text:style-name="T85">new</text:span></text:span><text:span text:style-name="T85"> </text:span><text:span text:style-name="Source_20_Text"><text:span text:style-name="T85">Function ([arg1[, arg2[, ... argN]],] functionBody)</text:span></text:span></text:p>
            <text:p text:style-name="P99"><text:span text:style-name="Source_20_Text"><text:span text:style-name="T108"/></text:span></text:p>
            <text:h text:style-name="P128" text:outline-level="3">Аргументы</text:h>
            <text:p text:style-name="P136">arg1, arg2, ... argN</text:p>
            <text:p text:style-name="P135">Имена параметров для создаваемой функции. Каждый аргумент должен быть строкой, которая является корректным идентификатором javascript или списком таких строк, разделенных запятой. Например: "x", "theValue" или "a,b".</text:p>
            <text:p text:style-name="P136">functionBody</text:p>
            <text:p text:style-name="P134">javascript-код тела функции</text:p>
            <text:h text:style-name="P128" text:outline-level="3">Описание, примеры</text:h>
            <text:p text:style-name="P116"><text:span text:style-name="T108">Каждая функция в яваскрипт является объектом класса </text:span><text:span text:style-name="Source_20_Text"><text:span text:style-name="T108">Function</text:span></text:span><text:span text:style-name="T108">.</text:span></text:p>
            <text:p text:style-name="P123">Все аргументы, переданные функции, интерпретируются как имена параметров для создаваемой функции, в порядке их перечисления.</text:p>
            <text:p text:style-name="P117"><text:span text:style-name="T108">Вызов конструктора </text:span><text:span text:style-name="Source_20_Text"><text:span text:style-name="T108">Function</text:span></text:span><text:span text:style-name="T108"> как функции работает так же, как вызов с </text:span><text:a xlink:type="simple" xlink:href="https://javascript.ru/new" text:style-name="Internet_20_link" text:visited-style-name="Visited_20_Internet_20_Link"><text:span text:style-name="T108">new</text:span></text:a><text:span text:style-name="T108">. Иначе говоря, оператор </text:span><text:span text:style-name="Source_20_Text"><text:span text:style-name="T108">new</text:span></text:span><text:span text:style-name="T108"> при вызове </text:span><text:span text:style-name="Source_20_Text"><text:span text:style-name="T108">Function</text:span></text:span><text:span text:style-name="T108"> необязателен.</text:span></text:p>
            <text:p text:style-name="P159">Пример:</text:p>
            <text:p text:style-name="P115"><text:span text:style-name="Source_20_Text"><text:span text:style-name="T85">var</text:span></text:span><text:span text:style-name="T85"> </text:span><text:span text:style-name="Source_20_Text"><text:span text:style-name="T85">multiply = new</text:span></text:span><text:span text:style-name="T85"> </text:span><text:span text:style-name="Source_20_Text"><text:span text:style-name="T85">Function("x", "y", "return x * y")</text:span></text:span></text:p>
            <text:p text:style-name="P115"><text:span text:style-name="Source_20_Text"><text:span text:style-name="T85">console.log(multiply(</text:span></text:span><text:span text:style-name="Source_20_Text"><text:span text:style-name="T90">5</text:span></text:span><text:span text:style-name="Source_20_Text"><text:span text:style-name="T85">,</text:span></text:span><text:span text:style-name="Source_20_Text"><text:span text:style-name="T90">5</text:span></text:span><text:span text:style-name="Source_20_Text"><text:span text:style-name="T85">)); // </text:span></text:span><text:span text:style-name="Source_20_Text"><text:span text:style-name="T90">25</text:span></text:span></text:p>
            <text:p text:style-name="P115"><text:span text:style-name="Source_20_Text"><text:span text:style-name="T85"/></text:span></text:p>
            <text:p text:style-name="P144"><text:span text:style-name="T91">Outputting Data</text:span><text:span text:style-name="T92">:</text:span></text:p>
            <text:p text:style-name="P95"><text:span text:style-name="T74">alert() - </text:span><text:span text:style-name="T60">показывает диалоговое окно с опциональным (необязательным) сообщением и кнопкой OK.</text:span></text:p>
            <text:p text:style-name="P88"><text:span text:style-name="T22">- </text:span><text:span text:style-name="T50">alert(</text:span><text:span text:style-name="Emphasis"><text:span text:style-name="T50">message</text:span></text:span><text:span text:style-name="T50">);</text:span></text:p>
            <text:p text:style-name="P67"/>
            <text:p text:style-name="P95"><text:span text:style-name="T74">confirm() - </text:span><text:span text:style-name="T60">отображает диалоговое окно, которое содержит две кнопки (OK и Cancel), а так же опциональное (необязательное) текстовое сообщение.</text:span><text:span text:style-name="T2"> </text:span></text:p>
            <text:p text:style-name="P88"><text:span text:style-name="T6">- </text:span><text:span text:style-name="T50">confirm(</text:span><text:span text:style-name="Emphasis"><text:span text:style-name="T50">message</text:span></text:span><text:span text:style-name="T50">);</text:span></text:p>
            <text:p text:style-name="P28"/>
            <text:p text:style-name="P96"><text:span text:style-name="T74">console.log() - </text:span><text:span text:style-name="T60">Выводит сообщение в веб-консоль.</text:span></text:p>
            <text:p text:style-name="P89"><text:span text:style-name="T50">- console.log(</text:span><text:span text:style-name="Emphasis"><text:span text:style-name="T50">obj1</text:span></text:span><text:span text:style-name="T50"> [, </text:span><text:span text:style-name="Emphasis"><text:span text:style-name="T50">obj2</text:span></text:span><text:span text:style-name="T50">, ..., </text:span><text:span text:style-name="Emphasis"><text:span text:style-name="T50">objN</text:span></text:span><text:span text:style-name="T50">])</text:span></text:p>
            <text:p text:style-name="P89"><text:span text:style-name="T50">- console.log(</text:span><text:span text:style-name="Emphasis"><text:span text:style-name="T50">msg</text:span></text:span><text:span text:style-name="T50"> [, </text:span><text:span text:style-name="Emphasis"><text:span text:style-name="T50">subst1</text:span></text:span><text:span text:style-name="T50">, ..., </text:span><text:span text:style-name="Emphasis"><text:span text:style-name="T50">substN</text:span></text:span><text:span text:style-name="T50">]);</text:span></text:p>
            <text:p text:style-name="P29"/>
            <text:p text:style-name="P88"><text:span text:style-name="T78">document.write() - </text:span><text:span text:style-name="T19">Пишет строку в поток документа, открытый с помощью </text:span><text:a xlink:type="simple" xlink:href="https://developer.mozilla.org/en-US/docs/Web/API/document.open" text:style-name="Internet_20_link" text:visited-style-name="Visited_20_Internet_20_Link"><text:span text:style-name="T10">document.open()</text:span></text:a><text:span text:style-name="T19">.</text:span></text:p>
            <text:p text:style-name="P88"><text:span text:style-name="T22">- </text:span><text:span text:style-name="Source_20_Text"><text:span text:style-name="T23">document.write(разметка);</text:span></text:span></text:p>
            <text:p text:style-name="P67"/>
            <text:p text:style-name="P95"><text:span text:style-name="T74">prompt() - </text:span><text:span text:style-name="T60">отображает диалоговое окно с необязательным запросом на ввод текста.</text:span><text:span text:style-name="T2"> </text:span></text:p>
            <text:p text:style-name="P88"><text:span text:style-name="T6">- </text:span><text:span text:style-name="T50">prompt(</text:span><text:span text:style-name="Emphasis"><text:span text:style-name="T50">message</text:span></text:span><text:span text:style-name="T50">, </text:span><text:span text:style-name="Emphasis"><text:span text:style-name="T50">default</text:span></text:span><text:span text:style-name="T50">);</text:span></text:p>
            <text:p text:style-name="P36"/>
            <text:p text:style-name="P142">Global Functions:</text:p>
            <text:p text:style-name="P88"><text:span text:style-name="T78">decodeURI() - </text:span><text:span text:style-name="T45">декодирует унифицированный идентификатор ресурса</text:span><text:span text:style-name="T53"> </text:span><text:span text:style-name="T45">(URI), созданный при помощи метода </text:span><text:a xlink:type="simple" xlink:href="https://developer.mozilla.org/ru/docs/Web/JavaScript/Reference/Global_Objects/encodeURI" text:style-name="Internet_20_link" text:visited-style-name="Visited_20_Internet_20_Link"><text:span text:style-name="Source_20_Text"><text:span text:style-name="T62">encodeURI</text:span></text:span></text:a><text:span text:style-name="T53"> </text:span><text:span text:style-name="T45">или другой подобной процедуры.</text:span></text:p>
            <text:p text:style-name="P88"><text:span text:style-name="T22">- </text:span><text:span text:style-name="Source_20_Text"><text:span text:style-name="T47">decodeURI(</text:span></text:span><text:span text:style-name="Source_20_Text"><text:span text:style-name="Emphasis"><text:span text:style-name="T47">encodedURI</text:span></text:span></text:span><text:span text:style-name="Source_20_Text"><text:span text:style-name="T47">)</text:span></text:span></text:p>
            <text:p text:style-name="P67"/>
            <text:p text:style-name="P88"><text:span text:style-name="T78">decodeURIComponent() - </text:span><text:span text:style-name="T45">декодирует управляющие последовательности символов в компоненте Uniform Resource Identifier (URI), созданные с помощью метода </text:span><text:a xlink:type="simple" xlink:href="https://developer.mozilla.org/ru/docs/Web/JavaScript/Reference/Global_Objects/encodeURIComponent" text:style-name="Internet_20_link" text:visited-style-name="Visited_20_Internet_20_Link"><text:span text:style-name="Source_20_Text"><text:span text:style-name="T62">encodeURIComponent</text:span></text:span></text:a><text:span text:style-name="T53"> </text:span><text:span text:style-name="T45">или другой подобной процедуры.</text:span></text:p>
            <text:p text:style-name="P88"><text:span text:style-name="T22">- </text:span><text:span text:style-name="Source_20_Text"><text:span text:style-name="T47">decodeURIComponent(</text:span></text:span><text:span text:style-name="Source_20_Text"><text:span text:style-name="Emphasis"><text:span text:style-name="T47">encodedURI</text:span></text:span></text:span><text:span text:style-name="Source_20_Text"><text:span text:style-name="T47">)</text:span></text:span></text:p>
            <text:p text:style-name="P67"/>
            <text:p text:style-name="P95"><text:span text:style-name="T74">encodeURI() </text:span><text:span text:style-name="T1">- </text:span><text:span text:style-name="T56">кодирует универсальный идентификатор ресурса (URI), замещая некоторые символы на одну, две, три или четыре управляющие последовательности, представляющие UTF-8 кодировку символа (четыре управляющие последовательности будут использованы только для символов, состоящих из двух «суррогатных» символов</text:span><text:span text:style-name="T14">).</text:span></text:p>
            <text:p text:style-name="P88"><text:span text:style-name="T26">- </text:span><text:span text:style-name="Source_20_Text"><text:span text:style-name="T54">encodeURI(</text:span></text:span><text:span text:style-name="Source_20_Text"><text:span text:style-name="Emphasis"><text:span text:style-name="T54">URI</text:span></text:span></text:span><text:span text:style-name="Source_20_Text"><text:span text:style-name="T54">)</text:span></text:span></text:p>
            <text:p text:style-name="P69"/>
            <text:p text:style-name="P95"><text:span text:style-name="T76">encodeURIComponent() - </text:span><text:span text:style-name="T57">метод, кодирующий компонент универсального идентификатора ресурса (URI) заменой каждой определенной последовательности символов одной, двумя, тремя или четырьмя последовательностями символов, представленных в кодировке UTF-8 <text:s/>(будет только 4 управляющих последовательности для символов, состоящих из 2 "суррогатных" символов).</text:span></text:p>
            <text:p text:style-name="P68">- encodeURIComponent(str)</text:p>
            <text:p text:style-name="P66"/>
            <text:p text:style-name="P95"><text:span text:style-name="T74">eval() - </text:span><text:span text:style-name="T60">выполняет JavaScript код, представленный строкой.</text:span></text:p>
            <text:p text:style-name="P18"><text:span text:style-name="Source_20_Text"><text:span text:style-name="T47">- eval(</text:span></text:span><text:span text:style-name="Source_20_Text"><text:span text:style-name="Emphasis"><text:span text:style-name="T47">string</text:span></text:span></text:span><text:span text:style-name="Source_20_Text"><text:span text:style-name="T47">)</text:span></text:span></text:p>
            <text:p text:style-name="P71"/>
            <text:p text:style-name="P95"><text:span text:style-name="T74">isFinite() - </text:span><text:span text:style-name="T60">функция определяет, является ли переданное значение конечным числом. Если необходимо, параметр сначала преобразуется в число.</text:span></text:p>
            <text:p text:style-name="P88"><text:span text:style-name="T22">- </text:span><text:span text:style-name="T50">isFinite(</text:span><text:span text:style-name="Emphasis"><text:span text:style-name="T50">testValue</text:span></text:span><text:span text:style-name="T50">)</text:span></text:p>
            <text:p text:style-name="P67"/>
            <text:p text:style-name="P88"><text:span text:style-name="T78">isNaN() - </text:span><text:span text:style-name="T45">определяет является ли литерал или переменная нечисловым значением (</text:span><text:a xlink:type="simple" xlink:href="https://developer.mozilla.org/ru/docs/Web/JavaScript/Reference/Global_Objects/NaN" text:style-name="Internet_20_link" text:visited-style-name="Visited_20_Internet_20_Link"><text:span text:style-name="Source_20_Text"><text:span text:style-name="T62">NaN</text:span></text:span></text:a><text:span text:style-name="T45">) или нет.</text:span><text:span text:style-name="T5"> </text:span></text:p>
            <text:p text:style-name="P88"><text:span text:style-name="T6">- </text:span><text:span text:style-name="Source_20_Text"><text:span text:style-name="T47">isNaN(</text:span></text:span><text:span text:style-name="Source_20_Text"><text:span text:style-name="Emphasis"><text:span text:style-name="T47">значение</text:span></text:span></text:span><text:span text:style-name="Source_20_Text"><text:span text:style-name="T47">)</text:span></text:span></text:p>
            <text:p text:style-name="P28"/>
            <text:p text:style-name="P88"><text:span text:style-name="T78">Number() - </text:span><text:span text:style-name="T45">является объектом-обёрткой, позволяющей вам работать с числовыми значениями. Объект </text:span><text:span text:style-name="Source_20_Text"><text:span text:style-name="T7">Number</text:span></text:span><text:span text:style-name="T53"> </text:span><text:span text:style-name="T45">создаётся через конструктор </text:span><text:span text:style-name="Source_20_Text"><text:span text:style-name="T7">Number()</text:span></text:span><text:span text:style-name="T45">.</text:span><text:span text:style-name="T5"> </text:span></text:p>
            <text:p text:style-name="P88"><text:span text:style-name="T6">- </text:span><text:span text:style-name="T50">var </text:span><text:span text:style-name="Emphasis"><text:span text:style-name="T50">a</text:span></text:span><text:span text:style-name="T50"> = new Number('123'); // a === 123 is false</text:span></text:p>
            <text:p text:style-name="P28"/>
            <text:p text:style-name="P95"><text:span text:style-name="T74">parseFloat() - </text:span><text:span text:style-name="T60">принимает строку в качестве аргумента и возвращает десятичное число (число с плавающей точкой)</text:span><text:span text:style-name="T12">.</text:span></text:p>
            <text:p text:style-name="P88"><text:span text:style-name="T22">- </text:span><text:span text:style-name="T50">parseFloat(</text:span><text:span text:style-name="Emphasis"><text:span text:style-name="T50">строка</text:span></text:span><text:span text:style-name="T50">)</text:span></text:p>
            <text:p text:style-name="P67"/>
            <text:p text:style-name="P95"><text:span text:style-name="T74">parseInt() - </text:span><text:span text:style-name="T58">принимает строку в качестве аргумента и возвращает целое число в соответствии с указанным основанием системы счисления.</text:span></text:p>
            <text:p text:style-name="P88"><text:span text:style-name="T22">- </text:span><text:span text:style-name="T50">parseInt(</text:span><text:span text:style-name="Emphasis"><text:span text:style-name="T50">string</text:span></text:span><text:span text:style-name="T50">, </text:span><text:span text:style-name="Emphasis"><text:span text:style-name="T50">radix</text:span></text:span><text:span text:style-name="T50">)</text:span></text:p>
            <text:p text:style-name="P40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113"><text:soft-page-break/><text:span text:style-name="Source_20_Text"><text:span text:style-name="T102">=&gt; </text:span></text:span><text:span text:style-name="Source_20_Text"><text:span text:style-name="T97">eval</text:span></text:span><text:span text:style-name="Strong_20_Emphasis"><text:span text:style-name="T97"> </text:span></text:span><text:span text:style-name="Strong_20_Emphasis"><text:span text:style-name="T99">не может инстанциировать переменные и функции в контексте вызова</text:span></text:span><text:span text:style-name="T99"> (спецификация </text:span><text:a xlink:type="simple" xlink:href="http://es5.javascript.ru/x10.html#x10.4.2" text:style-name="Internet_20_link" text:visited-style-name="Visited_20_Internet_20_Link"><text:span text:style-name="T99">§10.4.2</text:span></text:a><text:span text:style-name="T99">).</text:span></text:p>
            <text:p text:style-name="P16"><text:span text:style-name="Source_20_Text"><text:span text:style-name="T80">(function () {</text:span></text:span></text:p>
            <text:p text:style-name="P16"><text:span text:style-name="Source_20_Text"><text:span text:style-name="T80"><text:s text:c="2"/>"use strict";</text:span></text:span></text:p>
            <text:p text:style-name="P16"><text:span text:style-name="Source_20_Text"><text:span text:style-name="T80"><text:s text:c="2"/>eval("var x = 5");</text:span></text:span></text:p>
            <text:p text:style-name="P16"><text:span text:style-name="Source_20_Text"><text:span text:style-name="T80"><text:s text:c="2"/>return x; // ReferenceError: x is not defined</text:span></text:span></text:p>
            <text:p text:style-name="P16"><text:span text:style-name="Source_20_Text"><text:span text:style-name="T80">})();</text:span></text:span></text:p>
            <text:p text:style-name="P21"/>
            <text:p text:style-name="P16"><text:span text:style-name="Source_20_Text"><text:span text:style-name="T80">(function () { eval("var x = 5");return x; })(); // Возвращает 5</text:span></text:span></text:p>
            <text:p text:style-name="P113"><text:span text:style-name="Source_20_Text"><text:span text:style-name="T103">=&gt; </text:span></text:span><text:span text:style-name="Source_20_Text"><text:span text:style-name="T97">this</text:span></text:span><text:span text:style-name="Strong_20_Emphasis"><text:span text:style-name="T99"> не преобразуется в объект</text:span></text:span><text:span text:style-name="T99">, а </text:span><text:span text:style-name="Strong_20_Emphasis"><text:span text:style-name="T99">если значение </text:span></text:span><text:span text:style-name="Source_20_Text"><text:span text:style-name="T99">this</text:span></text:span><text:span text:style-name="Strong_20_Emphasis"><text:span text:style-name="T99"> - </text:span></text:span><text:span text:style-name="Source_20_Text"><text:span text:style-name="T99">undefined</text:span></text:span><text:span text:style-name="Strong_20_Emphasis"><text:span text:style-name="T99"> или </text:span></text:span><text:span text:style-name="Source_20_Text"><text:span text:style-name="T99">null</text:span></text:span><text:span text:style-name="Strong_20_Emphasis"><text:span text:style-name="T99">, то не преобразуется в глобальный объект</text:span></text:span><text:span text:style-name="T99"> (спецификация </text:span><text:a xlink:type="simple" xlink:href="http://es5.javascript.ru/x10.html#x10.4.3" text:style-name="Internet_20_link" text:visited-style-name="Visited_20_Internet_20_Link"><text:span text:style-name="T99">§10.4.3</text:span></text:a><text:span text:style-name="T99">).</text:span></text:p>
            <text:p text:style-name="P16"><text:span text:style-name="Source_20_Text"><text:span text:style-name="T80">function f() {</text:span></text:span></text:p>
            <text:p text:style-name="P16"><text:span text:style-name="Source_20_Text"><text:span text:style-name="T80"><text:s text:c="2"/>"use strict";</text:span></text:span></text:p>
            <text:p text:style-name="P16"><text:span text:style-name="Source_20_Text"><text:span text:style-name="T80"><text:s text:c="2"/>return this;</text:span></text:span></text:p>
            <text:p text:style-name="P16"><text:span text:style-name="Source_20_Text"><text:span text:style-name="T80">};</text:span></text:span></text:p>
            <text:p text:style-name="P16"><text:span text:style-name="Source_20_Text"><text:span text:style-name="T80">f.call(4); // возвращает 4</text:span></text:span></text:p>
            <text:p text:style-name="P16"><text:span text:style-name="Source_20_Text"><text:span text:style-name="T80">f.call(null); // возвращает null</text:span></text:span></text:p>
            <text:p text:style-name="P16"><text:span text:style-name="Source_20_Text"><text:span text:style-name="T80">f.call(undefined); // возвращает undefined</text:span></text:span></text:p>
            <text:p text:style-name="P21"/>
            <text:p text:style-name="P16"><text:span text:style-name="Source_20_Text"><text:span text:style-name="T80">function f() { return this; };</text:span></text:span></text:p>
            <text:p text:style-name="P16"><text:span text:style-name="Source_20_Text"><text:span text:style-name="T80">f.call(4); // возвращает [object Number]</text:span></text:span></text:p>
            <text:p text:style-name="P16"><text:span text:style-name="Source_20_Text"><text:span text:style-name="T80">f.call(null); // возвращает [object global]</text:span></text:span></text:p>
            <text:p text:style-name="P16"><text:span text:style-name="Source_20_Text"><text:span text:style-name="T80">f.call(undefined); // возвращает [object global]</text:span></text:span></text:p>
            <text:p text:style-name="P113"><text:span text:style-name="Source_20_Text"><text:span text:style-name="T103">=&gt; </text:span></text:span><text:span text:style-name="Source_20_Text"><text:span text:style-name="T97">eval</text:span></text:span><text:span text:style-name="Strong_20_Emphasis"><text:span text:style-name="T97"> и </text:span></text:span><text:span text:style-name="Source_20_Text"><text:span text:style-name="T97">arguments</text:span></text:span><text:span text:style-name="Strong_20_Emphasis"><text:span text:style-name="T97"> - нельзя изменить или использовать в качестве имени</text:span></text:span><text:span text:style-name="T97"> </text:span><text:span text:style-name="T99">(спецификация </text:span><text:a xlink:type="simple" xlink:href="http://es5.javascript.ru/x11.html#x11.4.4" text:style-name="Internet_20_link" text:visited-style-name="Visited_20_Internet_20_Link"><text:span text:style-name="T99">§11.4.4</text:span></text:a><text:span text:style-name="T99">, </text:span><text:a xlink:type="simple" xlink:href="http://es5.javascript.ru/x11.html#x11.4.5" text:style-name="Internet_20_link" text:visited-style-name="Visited_20_Internet_20_Link"><text:span text:style-name="T99">§11.4.5</text:span></text:a><text:span text:style-name="T99">, </text:span><text:a xlink:type="simple" xlink:href="http://es5.javascript.ru/x11.html#x11.13" text:style-name="Internet_20_link" text:visited-style-name="Visited_20_Internet_20_Link"><text:span text:style-name="T99">§11.13</text:span></text:a><text:span text:style-name="T99">, </text:span><text:a xlink:type="simple" xlink:href="http://es5.javascript.ru/x12.html#x12.2.1" text:style-name="Internet_20_link" text:visited-style-name="Visited_20_Internet_20_Link"><text:span text:style-name="T99">§12.2.1</text:span></text:a><text:span text:style-name="T99">, </text:span><text:a xlink:type="simple" xlink:href="http://es5.javascript.ru/x12.html#x12.10" text:style-name="Internet_20_link" text:visited-style-name="Visited_20_Internet_20_Link"><text:span text:style-name="T99">§12.10</text:span></text:a><text:span text:style-name="T99">, </text:span><text:a xlink:type="simple" xlink:href="http://es5.javascript.ru/x12.html#x12.14.1" text:style-name="Internet_20_link" text:visited-style-name="Visited_20_Internet_20_Link"><text:span text:style-name="T99">§12.14.1</text:span></text:a><text:span text:style-name="T99">, </text:span><text:a xlink:type="simple" xlink:href="http://es5.javascript.ru/x13.html#x13.1" text:style-name="Internet_20_link" text:visited-style-name="Visited_20_Internet_20_Link"><text:span text:style-name="T99">§13.1</text:span></text:a><text:span text:style-name="T99">).</text:span></text:p>
            <text:p text:style-name="P16"><text:span text:style-name="Source_20_Text"><text:span text:style-name="T80">function eval(arguments) {</text:span></text:span></text:p>
            <text:p text:style-name="P16"><text:span text:style-name="Source_20_Text"><text:span text:style-name="T80"><text:s text:c="2"/>"use strict";</text:span></text:span></text:p>
            <text:p text:style-name="P16"><text:span text:style-name="Source_20_Text"><text:span text:style-name="T80"><text:s text:c="2"/>eval = "5"; // SyntaxError: Unexpected eval or arguments in strict mode</text:span></text:span></text:p>
            <text:p text:style-name="P16"><text:span text:style-name="Source_20_Text"><text:span text:style-name="T80"><text:s text:c="2"/>++eval; // SyntaxError</text:span></text:span></text:p>
            <text:p text:style-name="P16"><text:span text:style-name="Source_20_Text"><text:span text:style-name="T80"><text:s text:c="2"/>arguments++; // SyntaxError</text:span></text:span></text:p>
            <text:p text:style-name="P16"><text:span text:style-name="Source_20_Text"><text:span text:style-name="T80"><text:s text:c="2"/>try {</text:span></text:span></text:p>
            <text:p text:style-name="P16"><text:span text:style-name="Source_20_Text"><text:span text:style-name="T80"><text:s text:c="4"/>var arguments = 5; // SyntaxError </text:span></text:span></text:p>
            <text:p text:style-name="P16"><text:span text:style-name="Source_20_Text"><text:span text:style-name="T80"><text:s text:c="2"/>} catch(eval) {} // SyntaxError</text:span></text:span></text:p>
            <text:p text:style-name="P16"><text:span text:style-name="Source_20_Text"><text:span text:style-name="T80"><text:s text:c="2"/>return arguments.eval;</text:span></text:span></text:p>
            <text:p text:style-name="P16"><text:span text:style-name="Source_20_Text"><text:span text:style-name="T80">}</text:span></text:span></text:p>
            <text:p text:style-name="P16"><text:span text:style-name="Source_20_Text"><text:span text:style-name="T80">function eval(arguments) {</text:span></text:span></text:p>
            <text:p text:style-name="P16"><text:span text:style-name="Source_20_Text"><text:span text:style-name="T80"><text:s text:c="2"/>eval = "5";</text:span></text:span></text:p>
            <text:p text:style-name="P16"><text:span text:style-name="Source_20_Text"><text:span text:style-name="T80"><text:s text:c="2"/>++eval;</text:span></text:span></text:p>
            <text:p text:style-name="P16"><text:span text:style-name="Source_20_Text"><text:span text:style-name="T80"><text:s text:c="2"/>arguments++;</text:span></text:span></text:p>
            <text:p text:style-name="P16"><text:span text:style-name="Source_20_Text"><text:span text:style-name="T80"><text:s text:c="2"/>try {</text:span></text:span></text:p>
            <text:p text:style-name="P16"><text:span text:style-name="Source_20_Text"><text:span text:style-name="T80"><text:s text:c="4"/>var arguments = 5;</text:span></text:span></text:p>
            <text:p text:style-name="P16"><text:span text:style-name="Source_20_Text"><text:span text:style-name="T80"><text:s text:c="2"/>} catch(eval) {}</text:span></text:span></text:p>
            <text:p text:style-name="P16"><text:span text:style-name="Source_20_Text"><text:span text:style-name="T80"><text:s text:c="2"/>return arguments.eval;</text:span></text:span></text:p>
            <text:p text:style-name="P16"><text:span text:style-name="Source_20_Text"><text:span text:style-name="T80">}</text:span></text:span></text:p>
            <text:p text:style-name="P16"><text:span text:style-name="Source_20_Text"><text:span text:style-name="T80">eval(); // возвращает 5</text:span></text:span></text:p>
            <text:p text:style-name="P113"><text:span text:style-name="Strong_20_Emphasis"><text:span text:style-name="T103">=&gt; </text:span></text:span><text:span text:style-name="Strong_20_Emphasis"><text:span text:style-name="T97">нельзя использовать </text:span></text:span><text:span text:style-name="Source_20_Text"><text:span text:style-name="T97">argument.caller</text:span></text:span><text:span text:style-name="Strong_20_Emphasis"><text:span text:style-name="T97"> и </text:span></text:span><text:span text:style-name="Source_20_Text"><text:span text:style-name="T97">arguments.callee</text:span></text:span><text:span text:style-name="T99"> (спецификация </text:span><text:a xlink:type="simple" xlink:href="http://es5.javascript.ru/x13.html#x13.2" text:style-name="Internet_20_link" text:visited-style-name="Visited_20_Internet_20_Link"><text:span text:style-name="T99">§13.2</text:span></text:a><text:span text:style-name="T99">).</text:span></text:p>
            <text:p text:style-name="P16"><text:span text:style-name="Source_20_Text"><text:span text:style-name="T80">(function f() {</text:span></text:span></text:p>
            <text:p text:style-name="P16"><text:span text:style-name="Source_20_Text"><text:span text:style-name="T80"><text:s text:c="2"/>"use strict";</text:span></text:span></text:p>
            <text:p text:style-name="P16"><text:span text:style-name="Source_20_Text"><text:span text:style-name="T80"><text:s text:c="2"/>arguments.caller; // TypeError: 'caller', 'callee', and 'arguments' properties may not be accessed on strict mode functions or the arguments objects for calls to them</text:span></text:span></text:p>
            <text:p text:style-name="P16"><text:span text:style-name="Source_20_Text"><text:span text:style-name="T80"><text:s text:c="2"/>arguments.callee; // TypeError: 'caller', 'callee', and 'arguments' properties may not be accessed on strict mode functions or the arguments objects for calls to them</text:span></text:span></text:p>
            <text:p text:style-name="P16"><text:span text:style-name="Source_20_Text"><text:span text:style-name="T80"><text:s text:c="2"/>f.arguments; <text:s text:c="5"/>// TypeError: 'caller', 'callee', and 'arguments' properties may not be accessed on strict mode functions or the arguments objects for calls to them</text:span></text:span></text:p>
            <text:p text:style-name="P16"><text:span text:style-name="Source_20_Text"><text:span text:style-name="T80">})();</text:span></text:span></text:p>
            <text:p text:style-name="P113"><text:span text:style-name="Strong_20_Emphasis"><text:span text:style-name="T101">=&gt; </text:span></text:span><text:span text:style-name="Strong_20_Emphasis"><text:span text:style-name="T99">больше слов, зарезервированных для использования в будущем</text:span></text:span><text:span text:style-name="T99"> (спецификация </text:span><text:a xlink:type="simple" xlink:href="http://es5.javascript.ru/x7.html#x7.6.1.2" text:style-name="Internet_20_link" text:visited-style-name="Visited_20_Internet_20_Link"><text:span text:style-name="T99">§7.6.1.2</text:span></text:a><text:span text:style-name="T99">).</text:span></text:p>
            <text:p text:style-name="P16"><text:span text:style-name="Source_20_Text"><text:span text:style-name="T80">(function () {</text:span></text:span></text:p>
            <text:p text:style-name="P16"><text:span text:style-name="Source_20_Text"><text:span text:style-name="T80"><text:s text:c="2"/>"use strict";</text:span></text:span></text:p>
            <text:p text:style-name="P16"><text:span text:style-name="Source_20_Text"><text:span text:style-name="T80"><text:s text:c="2"/>var implements, let, private, public, yield, interface, package, protected, static;</text:span></text:span></text:p>
            <text:p text:style-name="P16"><text:span text:style-name="Source_20_Text"><text:span text:style-name="T80">})(); // SyntaxError: Unexpected strict mode reserved word</text:span></text:span></text:p>
            <text:p text:style-name="P132"><text:span text:style-name="Strong_20_Emphasis"><text:span text:style-name="T101">=&gt; </text:span></text:span><text:span text:style-name="Strong_20_Emphasis"><text:span text:style-name="T99">нельзя использовать литералы восьмеричной СС</text:span></text:span><text:span text:style-name="T99"> (спецификация </text:span><text:a xlink:type="simple" xlink:href="http://es5.javascript.ru/B.html#B.1.1" text:style-name="Internet_20_link" text:visited-style-name="Visited_20_Internet_20_Link"><text:span text:style-name="T99">B.1.1</text:span></text:a><text:span text:style-name="T99">, </text:span><text:a xlink:type="simple" xlink:href="http://es5.javascript.ru/B.html#B.1.2" text:style-name="Internet_20_link" text:visited-style-name="Visited_20_Internet_20_Link"><text:span text:style-name="T99">B.1.2</text:span></text:a><text:span text:style-name="T99">).</text:span></text:p>
            <text:p text:style-name="P16"><text:span text:style-name="Source_20_Text"><text:span text:style-name="T80">(function () {</text:span></text:span></text:p>
            <text:p text:style-name="P16"><text:span text:style-name="Source_20_Text"><text:span text:style-name="T80"><text:s text:c="2"/>"use strict";</text:span></text:span></text:p>
            <text:p text:style-name="P16"><text:span text:style-name="Source_20_Text"><text:span text:style-name="T80"><text:s text:c="2"/>return 010 + // SyntaxError: Octal literals are not allowed in strict mode.</text:span></text:span></text:p>
            <text:p text:style-name="P16"><text:span text:style-name="Source_20_Text"><text:span text:style-name="T80"><text:s text:c="4"/>"\077"; <text:s text:c="3"/>// SyntaxError: Octal literals are not allowed in strict mode.</text:span></text:span></text:p>
            <text:p text:style-name="P16"><text:span text:style-name="Source_20_Text"><text:span text:style-name="T80">})();</text:span></text:span></text:p>
            <text:p text:style-name="P21"/>
            <text:p text:style-name="P16"><text:span text:style-name="Source_20_Text"><text:span text:style-name="T80">(function () {return 010 + "\077"; </text:span></text:span><text:span text:style-name="Source_20_Text"><text:span text:style-name="T83">})(); // возвращает "8?"</text:span>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145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<text:soft-page-break/>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31"/>
            <text:p text:style-name="P145"/>
            <text:p text:style-name="P145"/>
            <text:p text:style-name="P145"/>
            <text:p text:style-name="P145"/>
            <text:p text:style-name="P145"/>
            <text:p text:style-name="P73"/>
            <text:p text:style-name="P73"/>
            <text:p text:style-name="P73"/>
            <text:p text:style-name="P73"/>
            <text:p text:style-name="P73"/>
            <text:p text:style-name="P73">Numbers and Math</text:p>
            <text:p text:style-name="P73"/>
            <text:p text:style-name="P82">Number Properties:</text:p>
            <text:p text:style-name="P82"><text:soft-page-break/></text:p>
            <text:p text:style-name="P27">MAX_VALUE</text:p>
            <text:p text:style-name="P39">The maximum numeric value representable in JavaScript</text:p>
            <text:p text:style-name="P27">MIN_VALUE</text:p>
            <text:p text:style-name="P39">Smallest positive numeric value representable in JavaScript</text:p>
            <text:p text:style-name="P27">NaN</text:p>
            <text:p text:style-name="P39">The “Not-a-Number” value</text:p>
            <text:p text:style-name="P27">NEGATIVE_INFINITY</text:p>
            <text:p text:style-name="P39">The negative Infinity value</text:p>
            <text:p text:style-name="P27">POSITIVE_INFINITY</text:p>
            <text:p text:style-name="P39">Positive Infinity value</text:p>
            <text:p text:style-name="P27">Number Methods</text:p>
            <text:p text:style-name="P27">toExponential()</text:p>
            <text:p text:style-name="P39">Returns a string with a rounded number written as exponential notation</text:p>
            <text:p text:style-name="P27">toFixed()</text:p>
            <text:p text:style-name="P39">Returns the string of a number with a specified number of decimals</text:p>
            <text:p text:style-name="P39">WebsiteSetup.org - Beginner’s Javascript Cheat Sheet 10</text:p>
            <text:p text:style-name="P27">toPrecision()</text:p>
            <text:p text:style-name="P39">String of a number written with a specified length</text:p>
            <text:p text:style-name="P27">toString()</text:p>
            <text:p text:style-name="P39">Returns a number as a string</text:p>
            <text:p text:style-name="P27">valueOf()</text:p>
            <text:p text:style-name="P39">Returns a number as a number</text:p>
            <text:p text:style-name="P39"/>
            <text:p text:style-name="P82">Math Properties:</text:p>
            <text:p text:style-name="P82"/>
            <text:p text:style-name="P27">E Euler’s number</text:p>
            <text:p text:style-name="P27">LN2 The natural logarithm of 2</text:p>
            <text:p text:style-name="P27">LN10 Natural logarithm of 10</text:p>
            <text:p text:style-name="P27">LOG2E Base 2 logarithm of E</text:p>
            <text:p text:style-name="P27">LOG10E Base 10 logarithm of E</text:p>
            <text:p text:style-name="P27">PI The number PI</text:p>
            <text:p text:style-name="P27">SQRT1_2 Square root of 1/2</text:p>
            <text:p text:style-name="P27">SQRT2 The square root of 2</text:p>
            <text:p text:style-name="P27"/>
            <text:p text:style-name="P82">Math Methods:</text:p>
            <text:p text:style-name="P82"/>
            <text:p text:style-name="P39"><text:span text:style-name="T74">abs(x)</text:span><text:span text:style-name="T91"> <text:s/>- </text:span>Returns the absolute (positive) value of x</text:p>
            <text:p text:style-name="P39"><text:span text:style-name="T74">acos(x)</text:span><text:span text:style-name="T91"> - </text:span>The arccosine of x, in radians</text:p>
            <text:p text:style-name="P39"><text:span text:style-name="T74">asin(x)</text:span><text:span text:style-name="T91"> - </text:span>Arcsine of x, in radians</text:p>
            <text:p text:style-name="P39"><text:span text:style-name="T74">atan(x)</text:span><text:span text:style-name="T91"> - </text:span>The arctangent of x as a numeric value</text:p>
            <text:p text:style-name="P39"><text:span text:style-name="T74">atan2(y,x)</text:span><text:span text:style-name="T91"> - </text:span>Arctangent of the quotient of its arguments</text:p>
            <text:p text:style-name="P39"><text:span text:style-name="T74">ceil(x)</text:span><text:span text:style-name="T91"> - </text:span>Value of x rounded up to its nearest integer</text:p>
            <text:p text:style-name="P39"><text:span text:style-name="T74">cos(x)</text:span><text:span text:style-name="T91"> <text:s/>- </text:span>The cosine of x (x is in radians)</text:p>
            <text:p text:style-name="P39"><text:span text:style-name="T74">exp(x)</text:span><text:span text:style-name="T91"> - </text:span>Value of Ex</text:p>
            <text:p text:style-name="P39"><text:span text:style-name="T74">floor(x)</text:span><text:span text:style-name="T91"> - </text:span>The value of x rounded down to its nearest integer</text:p>
            <text:p text:style-name="P39"><text:span text:style-name="T74">log(x)</text:span><text:span text:style-name="T91"> - </text:span>The natural logarithm (base E) of x</text:p>
            <text:p text:style-name="P39"><text:span text:style-name="T74">max(x,y,z,...,n)</text:span><text:span text:style-name="T91"> - </text:span>Returns the number with the highest value</text:p>
            <text:p text:style-name="P39"><text:span text:style-name="T74">min(x,y,z,...,n)</text:span><text:span text:style-name="T91"> - </text:span>Same for the number with the lowest value</text:p>
            <text:p text:style-name="P39"><text:span text:style-name="T74">pow(x,y)</text:span><text:span text:style-name="T91"> - </text:span>X to the power of y</text:p>
            <text:p text:style-name="P39"><text:span text:style-name="T74">random()</text:span><text:span text:style-name="T91"> - </text:span>Returns a random number between 0 and 1</text:p>
            <text:p text:style-name="P39"><text:span text:style-name="T74">round(x)</text:span><text:span text:style-name="T91"> - </text:span>The value of x rounded to its nearest integer</text:p>
            <text:p text:style-name="P39"><text:span text:style-name="T74">sin(x)</text:span><text:span text:style-name="T91"> <text:s text:c="2"/>- </text:span>The sine of x (x is in radians)</text:p>
            <text:p text:style-name="P39"><text:span text:style-name="T74">sqrt(x)</text:span><text:span text:style-name="T91"> <text:s/>- </text:span>Square root of x</text:p>
            <text:p text:style-name="P32"><text:span text:style-name="T73">tan(x)</text:span> <text:s text:c="2"/>- <text:span text:style-name="T94">The tangent of an angle</text:span></text:p>
            <text:p text:style-name="P47"/>
            <text:p text:style-name="P61">Dealing with Dates</text:p>
            <text:p text:style-name="P61"/>
            <text:p text:style-name="P82">Setting Dates:</text:p>
            <text:p text:style-name="P82"/>
            <text:p text:style-name="P78">Date()</text:p>
            <text:p text:style-name="P39">Creates a new date object with the current date and time</text:p>
            <text:p text:style-name="P39">WebsiteSetup.org - Beginner’s Javascript Cheat Sheet 12</text:p>
            <text:p text:style-name="P78">Date(2017, 5, 21, 3, 23, 10, 0)</text:p>
            <text:p text:style-name="P39">Create a custom date object. The numbers represent year, month, day, hour, minutes, seconds,</text:p>
            <text:p text:style-name="P39">milliseconds. You can omit anything you want except for year and month.</text:p>
            <text:p text:style-name="P78">Date("2017-06-23")</text:p>
            <text:p text:style-name="P39">Date declaration as a string</text:p>
            <text:p text:style-name="P39"/>
            <text:p text:style-name="P82">Pulling Date and Time Values:</text:p>
            <text:p text:style-name="P82"/>
            <text:p text:style-name="P79"><text:span text:style-name="T91">getDate() - </text:span><text:span text:style-name="T1">Get the day of the month as a number (1-31)</text:span></text:p>
            <text:p text:style-name="P79"><text:span text:style-name="T91">getDay() - </text:span><text:span text:style-name="T1">The weekday as a number (0-6)</text:span></text:p>
            <text:p text:style-name="P79"><text:span text:style-name="T91">getFullYear() - </text:span><text:span text:style-name="T1">Year as a four digit number (yyyy)</text:span></text:p>
            <text:p text:style-name="P79"><text:span text:style-name="T91">getHours() - </text:span><text:span text:style-name="T1">Get the hour (0-23)</text:span></text:p>
            <text:p text:style-name="P79"><text:span text:style-name="T91">getMilliseconds() - </text:span><text:span text:style-name="T1">The millisecond (0-999)</text:span></text:p>
            <text:p text:style-name="P79"><text:span text:style-name="T91">getMinutes() - </text:span><text:span text:style-name="T1">Get the minute (0-59)</text:span></text:p>
            <text:p text:style-name="P79"><text:span text:style-name="T91">getMonth() - </text:span><text:span text:style-name="T1">Month as a number (0-11)</text:span></text:p>
            <text:p text:style-name="P79"><text:span text:style-name="T91">getSeconds() - </text:span><text:span text:style-name="T1">Get the second (0-59)</text:span></text:p>
            <text:p text:style-name="P79"><text:span text:style-name="T91">getTime() - </text:span><text:span text:style-name="T1">Get the milliseconds since January 1, 1970</text:span></text:p>
            <text:p text:style-name="P79"><text:span text:style-name="T91">getUTCDate() - </text:span><text:span text:style-name="T1">The day (date) of the month in the specified date according to universal time (also available for</text:span></text:p>
            <text:p text:style-name="P39">day, month, fullyear, hours, minutes etc.)</text:p>
            <text:p text:style-name="P79"><text:span text:style-name="T91">parse - </text:span><text:span text:style-name="T1">Parses a string representation of a date, and returns the number of milliseconds since January</text:span></text:p>
            <text:p text:style-name="P39">1, 1970</text:p>
            <text:p text:style-name="P39"/>
            <text:p text:style-name="P82">Set Part of a Date:</text:p>
            <text:p text:style-name="P82"/>
            <text:p text:style-name="P79"><text:span text:style-name="T91">setDate() - </text:span><text:span text:style-name="T1">Set the day as a number (1-31)</text:span></text:p>
            <text:p text:style-name="P79"><text:span text:style-name="T91">setFullYear() - </text:span><text:span text:style-name="T1">Sets the year (optionally month and day)</text:span></text:p>
            <text:p text:style-name="P79"><text:span text:style-name="T91">setHours() - </text:span><text:span text:style-name="T1">Set the hour (0-23)</text:span></text:p>
            <text:p text:style-name="P79"><text:span text:style-name="T91">setMilliseconds() - </text:span><text:span text:style-name="T1">Set milliseconds (0-999)</text:span></text:p>
            <text:p text:style-name="P79"><text:span text:style-name="T91">setMinutes() - </text:span><text:span text:style-name="T1">Sets the minutes (0-59)</text:span></text:p>
            <text:p text:style-name="P79"><text:span text:style-name="T91">setMonth() - </text:span><text:span text:style-name="T1">Set the month (0-11)</text:span></text:p>
            <text:p text:style-name="P79"><text:span text:style-name="T91">setSeconds() - </text:span><text:span text:style-name="T1">Sets the seconds (0-59)</text:span></text:p>
            <text:p text:style-name="P79"><text:span text:style-name="T91">setTime() -</text:span><text:span text:style-name="T1">Set the time (milliseconds since January 1, 1970)</text:span></text:p>
            <text:p text:style-name="P79"><text:span text:style-name="T91">setUTCDate() - </text:span><text:span text:style-name="T1">Sets the day of the month for a specified date according to universal time (also available for</text:span></text:p>
            <text:p text:style-name="P32">day, month, fullyear, hours, minutes etc.)</text:p>
            <text:p text:style-name="P47"/>
            <text:p text:style-name="P47"/>
            <text:p text:style-name="P47"/>
          </table:table-cell>
        </table:table-row>
        <table:table-row table:style-name="TableLine346910624">
          <table:table-cell table:style-name="Таблица1.A2" office:value-type="string">
            <text:p text:style-name="P55"/>
          </table:table-cell>
          <table:table-cell table:style-name="Таблица1.B2" office:value-type="string">
            <text:p text:style-name="P44"/>
          </table:table-cell>
        </table:table-row>
        <table:table-row table:style-name="TableLine346912528">
          <table:table-cell table:style-name="Таблица1.A2" office:value-type="string">
            <text:p text:style-name="P45"/>
            <text:p text:style-name="P59">DOM Node</text:p>
            <text:p text:style-name="P59"><text:soft-page-break/></text:p>
            <text:p text:style-name="P80">Node Properties:</text:p>
            <text:p text:style-name="P24"/>
            <text:p text:style-name="P37"><text:span text:style-name="T74">attributes</text:span><text:span text:style-name="T91"> - </text:span>Returns a live collection of all attributes registered to and element</text:p>
            <text:p text:style-name="P37"><text:span text:style-name="T74">baseURI</text:span><text:span text:style-name="T91"> - </text:span>Provides the absolute base URL of an HTML element</text:p>
            <text:p text:style-name="P37"><text:span text:style-name="T74">childNodes</text:span><text:span text:style-name="T91"> - </text:span>Gives a collection of an element’s child nodes</text:p>
            <text:p text:style-name="P37"><text:span text:style-name="T74">firstChild</text:span><text:span text:style-name="T91"> - </text:span>Returns the first child node of an element</text:p>
            <text:p text:style-name="P37"><text:span text:style-name="T74">lastChild</text:span><text:span text:style-name="T91"> - </text:span>The last child node of an element</text:p>
            <text:p text:style-name="P37"><text:span text:style-name="T74">nextSibling</text:span><text:span text:style-name="T91"> - </text:span>Gives you the next node at the same node tree level</text:p>
            <text:p text:style-name="P37"><text:span text:style-name="T74">nodeName</text:span><text:span text:style-name="T91"> - </text:span>Returns the name of a node</text:p>
            <text:p text:style-name="P37"><text:span text:style-name="T74">nodeType</text:span><text:span text:style-name="T91"> - </text:span>Returns the type of a node</text:p>
            <text:p text:style-name="P37"><text:span text:style-name="T74">nodeValue</text:span><text:span text:style-name="T91"> - </text:span>Sets or returns the value of a node</text:p>
            <text:p text:style-name="P37"><text:span text:style-name="T74">ownerDocument</text:span><text:span text:style-name="T91"> - </text:span>The top-level document object for this node</text:p>
            <text:p text:style-name="P37"><text:span text:style-name="T74">parentNode</text:span><text:span text:style-name="T91"> - </text:span>Returns the parent node of an element</text:p>
            <text:p text:style-name="P37"><text:span text:style-name="T74">previousSibling</text:span><text:span text:style-name="T91"> - </text:span>Returns the node immediately preceding the current one</text:p>
            <text:p text:style-name="P37"><text:span text:style-name="T74">textContent</text:span><text:span text:style-name="T91"> - </text:span>Sets or returns the textual content of a node and its descendants</text:p>
            <text:p text:style-name="P52"/>
            <text:p text:style-name="P80">Node Methods:</text:p>
            <text:p text:style-name="P24"/>
            <text:p text:style-name="P37"><text:span text:style-name="T91">appendChild() </text:span>Adds a new child node to an element as the last child node</text:p>
            <text:p text:style-name="P37"><text:span text:style-name="T91">cloneNode() </text:span>Clones an HTML element</text:p>
            <text:p text:style-name="P37"><text:span text:style-name="T91">compareDocumentPosition() </text:span>Compares the document position of two elements</text:p>
            <text:p text:style-name="P37"><text:span text:style-name="T91">getFeature() </text:span>Returns an object which implements the APIs of a specified feature</text:p>
            <text:p text:style-name="P37"/>
            <text:p text:style-name="P37"><text:span text:style-name="T91">hasAttributes() </text:span>Returns true if an element has any attributes, otherwise false</text:p>
            <text:p text:style-name="P37"><text:span text:style-name="T91">hasChildNodes() </text:span>Returns true if an element has any child nodes, otherwise false</text:p>
            <text:p text:style-name="P37"><text:span text:style-name="T91">insertBefore() </text:span>Inserts a new child node before a specified, existing child node</text:p>
            <text:p text:style-name="P37"><text:span text:style-name="T91">isDefaultNamespace() </text:span>Returns true if a specified namespaceURI is the default, otherwise false</text:p>
            <text:p text:style-name="P37"><text:span text:style-name="T91">isEqualNode() </text:span>Checks if two elements are equal</text:p>
            <text:p text:style-name="P37"><text:span text:style-name="T91">isSameNode() </text:span>Checks if two elements are the same node</text:p>
            <text:p text:style-name="P37"><text:span text:style-name="T91">isSupported() </text:span>Returns true if a specified feature is supported on the element</text:p>
            <text:p text:style-name="P37"><text:span text:style-name="T91">lookupNamespaceURI() </text:span>Returns the namespaceURI associated with a given node</text:p>
            <text:p text:style-name="P37"><text:span text:style-name="T91">lookupPrefix() </text:span>Returns a DOMString containing the prefix for a given namespaceURI, if present</text:p>
            <text:p text:style-name="P37"><text:span text:style-name="T91">normalize() </text:span>Joins adjacent text nodes and removes empty text nodes in an element</text:p>
            <text:p text:style-name="P37"><text:span text:style-name="T91">removeChild() </text:span>Removes a child node from an element</text:p>
            <text:p text:style-name="P37"><text:span text:style-name="T91">replaceChild() </text:span>Replaces a child node in an element</text:p>
            <text:p text:style-name="P52"/>
            <text:p text:style-name="P80">Element Methods:</text:p>
            <text:p text:style-name="P24"/>
            <text:p text:style-name="P37"><text:span text:style-name="T91">getAttribute() </text:span>Returns the specified attribute value of an element node</text:p>
            <text:p text:style-name="P37"><text:span text:style-name="T91">getAttributeNS() </text:span>Returns string value of the attribute with the specified namespace and name</text:p>
            <text:p text:style-name="P37">WebsiteSetup.org - Beginner’s Javascript Cheat Sheet 16</text:p>
            <text:p text:style-name="P37"><text:span text:style-name="T91">getAttributeNode() </text:span>Gets the specified attribute node</text:p>
            <text:p text:style-name="P37"><text:span text:style-name="T91">getAttributeNodeNS() </text:span>Returns the attribute node for the attribute with the given namespace and name</text:p>
            <text:p text:style-name="P37"><text:span text:style-name="T91">getElementsByTagName() </text:span>Provides a collection of all child elements with the specified tag name</text:p>
            <text:p text:style-name="P37"><text:span text:style-name="T91">getElementsByTagNameNS() </text:span>Returns a live HTMLCollection of elements with a certain tag name belonging to the given</text:p>
            <text:p text:style-name="P37">namespace</text:p>
            <text:p text:style-name="P37"><text:span text:style-name="T91">hasAttribute() </text:span>Returns true if an element has any attributes, otherwise false</text:p>
            <text:p text:style-name="P37"><text:span text:style-name="T91">hasAttributeNS() </text:span>Provides a true/false value indicating whether the current element in a given namespace has the</text:p>
            <text:p text:style-name="P37">specified attribute</text:p>
            <text:p text:style-name="P37"><text:span text:style-name="T91">removeAttribute() </text:span>Removes a specified attribute from an element</text:p>
            <text:p text:style-name="P37"><text:span text:style-name="T91">removeAttributeNS() </text:span>Removes the specified attribute from an element within a certain namespace</text:p>
            <text:p text:style-name="P37"><text:span text:style-name="T91">removeAttributeNode() </text:span>Takes away a specified attribute node and returns the removed node</text:p>
            <text:p text:style-name="P37"><text:span text:style-name="T91">setAttribute() </text:span>Sets or changes the specified attribute to a specified value</text:p>
            <text:p text:style-name="P37"><text:span text:style-name="T91">setAttributeNS() </text:span>Adds a new attribute or changes the value of an attribute with the given namespace and name</text:p>
            <text:p text:style-name="P37"><text:span text:style-name="T91">setAttributeNode() </text:span>Sets or changes the specified attribute node</text:p>
            <text:p text:style-name="P37"><text:span text:style-name="T91">setAttributeNodeNS() </text:span>Adds a new namespaced attribute node to an element</text:p>
            <text:p text:style-name="P24"/>
          </table:table-cell>
          <table:table-cell table:style-name="Таблица1.B2" office:value-type="string">
            <text:p text:style-name="P31"/>
            <text:p text:style-name="P25"/>
            <text:p text:style-name="P60"><text:soft-page-break/>Working with the Browser</text:p>
            <text:p text:style-name="P60"/>
            <text:p text:style-name="P81">Window Properties:</text:p>
            <text:p text:style-name="P26"/>
            <text:p text:style-name="P38"><text:span text:style-name="T91">closed </text:span>Checks whether a window has been closed or not and returns true or false</text:p>
            <text:p text:style-name="P38"><text:span text:style-name="T91">defaultStatus </text:span>Sets or returns the default text in the statusbar of a window</text:p>
            <text:p text:style-name="P38"><text:span text:style-name="T91">document </text:span>Returns the document object for the window</text:p>
            <text:p text:style-name="P38"><text:span text:style-name="T91">frames </text:span>Returns all &lt;iframe&gt; elements in the current window</text:p>
            <text:p text:style-name="P38"><text:span text:style-name="T91">history </text:span>Provides the History object for the window</text:p>
            <text:p text:style-name="P38"><text:span text:style-name="T91">innerHeight </text:span>The inner height of a window’s content area</text:p>
            <text:p text:style-name="P38"><text:span text:style-name="T91">innerWidth </text:span>The inner width of the content area</text:p>
            <text:p text:style-name="P38"><text:span text:style-name="T91">length </text:span>Find out the number of &lt;iframe&gt; elements in the window</text:p>
            <text:p text:style-name="P38"><text:span text:style-name="T91">location </text:span>Returns the location object for the window</text:p>
            <text:p text:style-name="P38"><text:span text:style-name="T91">name </text:span>Sets or returns the name of a window</text:p>
            <text:p text:style-name="P38"><text:span text:style-name="T91">navigator </text:span>Returns the Navigator object for the window</text:p>
            <text:p text:style-name="P38"><text:span text:style-name="T91">opener </text:span>Returns a reference to the window that created the window</text:p>
            <text:p text:style-name="P38"><text:span text:style-name="T91">outerHeight </text:span>The outer height of a window, including toolbars/ scrollbars</text:p>
            <text:p text:style-name="P38">WebsiteSetup.org - Beginner’s Javascript Cheat Sheet 18</text:p>
            <text:p text:style-name="P38"><text:span text:style-name="T91">outerWidth </text:span>The outer width of a window, including toolbars/ scrollbars</text:p>
            <text:p text:style-name="P38"><text:span text:style-name="T91">pageXOffset </text:span>Number of pixels the current document has been scrolled horizontally</text:p>
            <text:p text:style-name="P38"><text:span text:style-name="T91">pageYOffset </text:span>Number of pixels the document has been scrolled vertically</text:p>
            <text:p text:style-name="P38"><text:span text:style-name="T91">parent </text:span>The parent window of the current window</text:p>
            <text:p text:style-name="P38"><text:span text:style-name="T91">screen </text:span>Returns the Screen object for the window</text:p>
            <text:p text:style-name="P38"><text:span text:style-name="T91">screenLeft </text:span>The horizontal coordinate of the window (relative to screen)</text:p>
            <text:p text:style-name="P38"><text:span text:style-name="T91">screenTop </text:span>The vertical coordinate of the window</text:p>
            <text:p text:style-name="P38"><text:span text:style-name="T91">screenX </text:span>Same as screenLeft but needed for some browsers</text:p>
            <text:p text:style-name="P38"><text:span text:style-name="T91">screenY </text:span>Same as screenTop but needed for some browsers</text:p>
            <text:p text:style-name="P38"><text:span text:style-name="T91">self </text:span>Returns the current window</text:p>
            <text:p text:style-name="P38"><text:span text:style-name="T91">status </text:span>Sets or returns the text in the statusbar of a window</text:p>
            <text:p text:style-name="P38"><text:span text:style-name="T91">top </text:span>Returns the topmost browser window</text:p>
            <text:p text:style-name="P53"/>
            <text:p text:style-name="P81">Window Methods:</text:p>
            <text:p text:style-name="P26"/>
            <text:p text:style-name="P38"><text:span text:style-name="T91">alert() </text:span>Displays an alert box with a message and an OK button</text:p>
            <text:p text:style-name="P38"><text:span text:style-name="T91">blur() </text:span>Removes focus from the current window</text:p>
            <text:p text:style-name="P38">WebsiteSetup.org - Beginner’s Javascript Cheat Sheet 19</text:p>
            <text:p text:style-name="P38"><text:span text:style-name="T91">clearInterval() </text:span>Clears a timer set with setInterval()</text:p>
            <text:p text:style-name="P38"><text:span text:style-name="T91">clearTimeout() </text:span>Clears a timer set with setTimeout()</text:p>
            <text:p text:style-name="P38"><text:span text:style-name="T91">close() </text:span>Closes the current window</text:p>
            <text:p text:style-name="P38"><text:span text:style-name="T91">confirm() </text:span>Displays a dialogue box with a message and an OK and Cancel button</text:p>
            <text:p text:style-name="P38"><text:span text:style-name="T91">focus() </text:span>Sets focus to the current window</text:p>
            <text:p text:style-name="P38"><text:span text:style-name="T91">moveBy() </text:span>Moves a window relative to its current position</text:p>
            <text:p text:style-name="P38"><text:span text:style-name="T91">moveTo() </text:span>Moves a window to a specified position</text:p>
            <text:p text:style-name="P38"><text:span text:style-name="T91">open() </text:span>Opens a new browser window</text:p>
            <text:p text:style-name="P38"><text:span text:style-name="T91">print() </text:span>Prints the content of the current window</text:p>
            <text:p text:style-name="P38"><text:span text:style-name="T91">prompt() </text:span>Displays a dialogue box that prompts the visitor for input</text:p>
            <text:p text:style-name="P38"><text:span text:style-name="T91">resizeBy() </text:span>Resizes the window by the specified number of pixels</text:p>
            <text:p text:style-name="P38"><text:span text:style-name="T91">resizeTo() </text:span>Resizes the window to a specified width and height</text:p>
            <text:p text:style-name="P38"><text:span text:style-name="T91">scrollBy() </text:span>Scrolls the document by a specified number of pixels</text:p>
            <text:p text:style-name="P38"><text:span text:style-name="T91">scrollTo() </text:span>Scrolls the document to specific coordinates</text:p>
            <text:p text:style-name="P38">WebsiteSetup.org - Beginner’s Javascript Cheat Sheet 20</text:p>
            <text:p text:style-name="P38"><text:span text:style-name="T91">setInterval() </text:span>Calls a function or evaluates an expression at specified intervals</text:p>
            <text:p text:style-name="P38"><text:span text:style-name="T91">setTimeout() </text:span>Calls a function or evaluates an expression after a specified interval</text:p>
            <text:p text:style-name="P38"><text:span text:style-name="T91">stop() </text:span>Stops the window from loading</text:p>
            <text:p text:style-name="P53"/>
            <text:p text:style-name="P81">Screen Properties:</text:p>
            <text:p text:style-name="P26"/>
            <text:p text:style-name="P38"><text:span text:style-name="T91">availHeight </text:span>Returns the height of the screen (excluding the Windows Taskbar)</text:p>
            <text:p text:style-name="P38"><text:span text:style-name="T91">availWidth </text:span>Returns the width of the screen (excluding the Windows Taskbar)</text:p>
            <text:p text:style-name="P38"><text:span text:style-name="T91">colorDepth </text:span>Returns the bit depth of the color palette for displaying images</text:p>
            <text:p text:style-name="P38"><text:span text:style-name="T91">height </text:span>The total height of the screen</text:p>
            <text:p text:style-name="P38"><text:span text:style-name="T91">pixelDepth </text:span>The color resolution of the screen in bits per pixel</text:p>
            <text:p text:style-name="P26">width The total width of the screen</text:p>
          </table:table-cell>
        </table:table-row>
      </table:table>
      <text:p text:style-name="P48"/>
      <text:p text:style-name="P48"/>
      <text:p text:style-name="P50"/>
      <text:p text:style-name="P56"/>
      <text:p text:style-name="P56"/>
      <text:p text:style-name="P56"/>
      <text:p text:style-name="P48"/>
      <text:p text:style-name="P48"/>
      <text:p text:style-name="P56"/>
      <text:p text:style-name="P48"/>
      <text:p text:style-name="P50"/>
      <text:p text:style-name="P50"/>
      <text:p text:style-name="P34"/>
      <text:p text:style-name="P50"/>
      <text:p text:style-name="P63">Events</text:p>
      <text:p text:style-name="P23">Mouse</text:p>
      <text:p text:style-name="P48">onclick</text:p>
      <text:p text:style-name="P50">The event occurs when the user clicks on an element</text:p>
      <text:p text:style-name="P48">oncontextmenu</text:p>
      <text:p text:style-name="P50">User right-clicks on an element to open a context menu</text:p>
      <text:p text:style-name="P48">ondblclick</text:p>
      <text:p text:style-name="P50">The user double-clicks on an element</text:p>
      <text:p text:style-name="P94"><text:span text:style-name="T8">WebsiteSetup.org - Beginner’s Javascript Cheat Sheet </text:span><text:span text:style-name="T1">21</text:span></text:p>
      <text:p text:style-name="P48">onmousedown</text:p>
      <text:p text:style-name="P50">User presses a mouse button over an element</text:p>
      <text:p text:style-name="P48">onmouseenter</text:p>
      <text:p text:style-name="P50">The pointer moves onto an element</text:p>
      <text:p text:style-name="P48">onmouseleave</text:p>
      <text:p text:style-name="P50">Pointer moves out of an element</text:p>
      <text:p text:style-name="P48">onmousemove</text:p>
      <text:p text:style-name="P50">The pointer is moving while it is over an element</text:p>
      <text:p text:style-name="P48">onmouseover</text:p>
      <text:p text:style-name="P50"><text:soft-page-break/>When the pointer is moved onto an element or one of its children</text:p>
      <text:p text:style-name="P48">onmouseout</text:p>
      <text:p text:style-name="P50">User moves the mouse pointer out of an element or one of its children</text:p>
      <text:p text:style-name="P48">onmouseup</text:p>
      <text:p text:style-name="P50">The user releases a mouse button while over an element</text:p>
      <text:p text:style-name="P23">Keyboard</text:p>
      <text:p text:style-name="P48">onkeydown</text:p>
      <text:p text:style-name="P50">When the user is pressing a key down</text:p>
      <text:p text:style-name="P48">onkeypress</text:p>
      <text:p text:style-name="P50">The moment the user starts pressing a key</text:p>
      <text:p text:style-name="P48">onkeyup</text:p>
      <text:p text:style-name="P50">The user releases a key</text:p>
      <text:p text:style-name="P23">Frame</text:p>
      <text:p text:style-name="P48">onabort</text:p>
      <text:p text:style-name="P50">The loading of a media is aborted</text:p>
      <text:p text:style-name="P48">onbeforeunload</text:p>
      <text:p text:style-name="P50">Event occurs before the document is about to be unloaded</text:p>
      <text:p text:style-name="P48">onerror</text:p>
      <text:p text:style-name="P50">An error occurs while loading an external file</text:p>
      <text:p text:style-name="P94"><text:span text:style-name="T8">WebsiteSetup.org - Beginner’s Javascript Cheat Sheet </text:span><text:span text:style-name="T1">22</text:span></text:p>
      <text:p text:style-name="P48">onhashchange</text:p>
      <text:p text:style-name="P50">There have been changes to the anchor part of a URL</text:p>
      <text:p text:style-name="P48">onload</text:p>
      <text:p text:style-name="P50">When an object has loaded</text:p>
      <text:p text:style-name="P48">onpagehide</text:p>
      <text:p text:style-name="P50">The user navigates away from a webpage</text:p>
      <text:p text:style-name="P48">onpageshow</text:p>
      <text:p text:style-name="P50">When the user navigates to a webpage</text:p>
      <text:p text:style-name="P48">onresize</text:p>
      <text:p text:style-name="P50">The document view is resized</text:p>
      <text:p text:style-name="P48">onscroll</text:p>
      <text:p text:style-name="P50">An element’s scrollbar is being scrolled</text:p>
      <text:p text:style-name="P48">onunload</text:p>
      <text:p text:style-name="P50">Event occurs when a page has unloaded</text:p>
      <text:p text:style-name="P23">Form</text:p>
      <text:p text:style-name="P48">onblur</text:p>
      <text:p text:style-name="P50">When an element loses focus</text:p>
      <text:p text:style-name="P48">onchange</text:p>
      <text:p text:style-name="P50">The content of a form element changes (for &lt;input&gt;, &lt;select&gt;and &lt;textarea&gt;)</text:p>
      <text:p text:style-name="P48">onfocus</text:p>
      <text:p text:style-name="P50">An element gets focus</text:p>
      <text:p text:style-name="P48">onfocusin</text:p>
      <text:p text:style-name="P50">When an element is about to get focus</text:p>
      <text:p text:style-name="P48">onfocusout</text:p>
      <text:p text:style-name="P50">The element is about to lose focus</text:p>
      <text:p text:style-name="P48">oninput</text:p>
      <text:p text:style-name="P50">User input on an element</text:p>
      <text:p text:style-name="P48">oninvalid</text:p>
      <text:p text:style-name="P50">An element is invalid</text:p>
      <text:p text:style-name="P94"><text:span text:style-name="T8">WebsiteSetup.org - Beginner’s Javascript Cheat Sheet </text:span><text:span text:style-name="T1">23</text:span></text:p>
      <text:p text:style-name="P48">onreset</text:p>
      <text:p text:style-name="P50">A form is reset</text:p>
      <text:p text:style-name="P48">onsearch</text:p>
      <text:p text:style-name="P50">The user writes something in a search field (for &lt;input="search"&gt;)</text:p>
      <text:p text:style-name="P48">onselect</text:p>
      <text:p text:style-name="P50">The user selects some text (for &lt;input&gt; and &lt;textarea&gt;)</text:p>
      <text:p text:style-name="P48">onsubmit</text:p>
      <text:p text:style-name="P50">A form is submitted</text:p>
      <text:p text:style-name="P23">Drag</text:p>
      <text:p text:style-name="P48">ondrag</text:p>
      <text:p text:style-name="P50">An element is dragged</text:p>
      <text:p text:style-name="P48">ondragend</text:p>
      <text:p text:style-name="P50">The user has finished dragging the element</text:p>
      <text:p text:style-name="P48">ondragenter</text:p>
      <text:p text:style-name="P50">The dragged element enters a drop target</text:p>
      <text:p text:style-name="P48">ondragleave</text:p>
      <text:p text:style-name="P50">A dragged element leaves the drop target</text:p>
      <text:p text:style-name="P48">ondragover</text:p>
      <text:p text:style-name="P50">The dragged element is on top of the drop target</text:p>
      <text:p text:style-name="P48">ondragstart</text:p>
      <text:p text:style-name="P50">User starts to drag an element</text:p>
      <text:p text:style-name="P48">ondrop</text:p>
      <text:p text:style-name="P50">Dragged element is dropped on the drop target</text:p>
      <text:p text:style-name="P23">Clipboard</text:p>
      <text:p text:style-name="P48">oncopy</text:p>
      <text:p text:style-name="P50">User copies the content of an element</text:p>
      <text:p text:style-name="P48">oncut</text:p>
      <text:p text:style-name="P50">The user cuts an element’s content</text:p>
      <text:p text:style-name="P94"><text:span text:style-name="T8">WebsiteSetup.org - Beginner’s Javascript Cheat Sheet </text:span><text:span text:style-name="T1">24</text:span></text:p>
      <text:p text:style-name="P48">onpaste</text:p>
      <text:p text:style-name="P50">A user pastes content in an element</text:p>
      <text:p text:style-name="P23">Media</text:p>
      <text:p text:style-name="P48">onabort</text:p>
      <text:p text:style-name="P50">Media loading is aborted</text:p>
      <text:p text:style-name="P48">oncanplay</text:p>
      <text:p text:style-name="P50">The browser can start playing media (e.g. a file has buffered enough)</text:p>
      <text:p text:style-name="P48">oncanplaythrough</text:p>
      <text:p text:style-name="P50">When browser can play through media without stopping</text:p>
      <text:p text:style-name="P48">ondurationchange</text:p>
      <text:p text:style-name="P50">The duration of the media changes</text:p>
      <text:p text:style-name="P48">onended</text:p>
      <text:p text:style-name="P50">The media has reached its end</text:p>
      <text:p text:style-name="P48">onerror</text:p>
      <text:p text:style-name="P50">Happens when an error occurs while loading an external file</text:p>
      <text:p text:style-name="P48">onloadeddata</text:p>
      <text:p text:style-name="P50">Media data is loaded</text:p>
      <text:p text:style-name="P48">onloadedmetadata</text:p>
      <text:p text:style-name="P50">Meta Metadata (like dimensions and duration) are loaded</text:p>
      <text:p text:style-name="P48">onloadstart</text:p>
      <text:p text:style-name="P50">Browser starts looking for specified media</text:p>
      <text:p text:style-name="P48">onpause</text:p>
      <text:p text:style-name="P50">Media is paused either by the user or automatically</text:p>
      <text:p text:style-name="P48">onplay</text:p>
      <text:p text:style-name="P50">The media has been started or is no longer paused</text:p>
      <text:p text:style-name="P48">onplaying</text:p>
      <text:p text:style-name="P50">Media is playing after having been paused or stopped for buffering</text:p>
      <text:p text:style-name="P48">onprogress</text:p>
      <text:p text:style-name="P50">Browser is in the process of downloading the media</text:p>
      <text:p text:style-name="P94"><text:span text:style-name="T8">WebsiteSetup.org - Beginner’s Javascript Cheat Sheet </text:span><text:span text:style-name="T1">25</text:span></text:p>
      <text:p text:style-name="P48"><text:soft-page-break/>onratechange</text:p>
      <text:p text:style-name="P50">The playing speed of the media changes</text:p>
      <text:p text:style-name="P48">onseeked</text:p>
      <text:p text:style-name="P50">User is finished moving/skipping to a new position in the media</text:p>
      <text:p text:style-name="P48">onseeking</text:p>
      <text:p text:style-name="P50">The user starts moving/skipping</text:p>
      <text:p text:style-name="P48">onstalled</text:p>
      <text:p text:style-name="P50">The browser is trying to load the media but it is not available</text:p>
      <text:p text:style-name="P48">onsuspend</text:p>
      <text:p text:style-name="P50">Browser is intentionally not loading media</text:p>
      <text:p text:style-name="P48">ontimeupdate</text:p>
      <text:p text:style-name="P50">The playing position has changed (e.g. because of fast forward)</text:p>
      <text:p text:style-name="P48">onvolumechange</text:p>
      <text:p text:style-name="P50">Media volume has changed (including mute)</text:p>
      <text:p text:style-name="P48">onwaiting</text:p>
      <text:p text:style-name="P50">Media paused but expected to resume (for example, buffering)</text:p>
      <text:p text:style-name="P23">Animation</text:p>
      <text:p text:style-name="P48">animationend</text:p>
      <text:p text:style-name="P50">A CSS animation is complete</text:p>
      <text:p text:style-name="P48">animationiteration</text:p>
      <text:p text:style-name="P50">CSS animation is repeated</text:p>
      <text:p text:style-name="P48">animationstart</text:p>
      <text:p text:style-name="P50">CSS animation has started</text:p>
      <text:p text:style-name="P23">Other</text:p>
      <text:p text:style-name="P48">transitionend</text:p>
      <text:p text:style-name="P50">Fired when a CSS transition has completed</text:p>
      <text:p text:style-name="P48">onmessage</text:p>
      <text:p text:style-name="P50">A message is received through the event source</text:p>
      <text:p text:style-name="P94"><text:span text:style-name="T8">WebsiteSetup.org - Beginner’s Javascript Cheat Sheet </text:span><text:span text:style-name="T1">26</text:span></text:p>
      <text:p text:style-name="P48">onoffline</text:p>
      <text:p text:style-name="P50">Browser starts to work offline</text:p>
      <text:p text:style-name="P48">ononline</text:p>
      <text:p text:style-name="P50">The browser starts to work online</text:p>
      <text:p text:style-name="P48">onpopstate</text:p>
      <text:p text:style-name="P50">When the window’s history changes</text:p>
      <text:p text:style-name="P48">onshow</text:p>
      <text:p text:style-name="P50">A &lt;menu&gt; element is shown as a context menu</text:p>
      <text:p text:style-name="P48">onstorage</text:p>
      <text:p text:style-name="P50">A Web Storage area is updated</text:p>
      <text:p text:style-name="P48">ontoggle</text:p>
      <text:p text:style-name="P50">The user opens or closes the &lt;details&gt; element</text:p>
      <text:p text:style-name="P48">onwheel</text:p>
      <text:p text:style-name="P50">Mouse wheel rolls up or down over an element</text:p>
      <text:p text:style-name="P48">ontouchcancel</text:p>
      <text:p text:style-name="P50">Screen touch is interrupted</text:p>
      <text:p text:style-name="P48">ontouchend</text:p>
      <text:p text:style-name="P50">User finger is removed from a touch screen</text:p>
      <text:p text:style-name="P48">ontouchmove</text:p>
      <text:p text:style-name="P50">A finger is dragged across the screen</text:p>
      <text:p text:style-name="P48">ontouchstart</text:p>
      <text:p text:style-name="P50">Finger is placed on touch screen</text:p>
      <text:p text:style-name="P63">Errors</text:p>
      <text:p text:style-name="P48">try</text:p>
      <text:p text:style-name="P50">Lets you define a block of code to test for errors</text:p>
      <text:p text:style-name="P48">catch</text:p>
      <text:p text:style-name="P50">Set up a block of code to execute in case of an error</text:p>
      <text:p text:style-name="P94"><text:span text:style-name="T8">WebsiteSetup.org - Beginner’s Javascript Cheat Sheet </text:span><text:span text:style-name="T1">27</text:span></text:p>
      <text:p text:style-name="P48">throw</text:p>
      <text:p text:style-name="P50">Create custom error messages instead of the standard JavaScript errors</text:p>
      <text:p text:style-name="P48">finally</text:p>
      <text:p text:style-name="P50">Lets you execute code, after try and catch, regardless of the result</text:p>
      <text:p text:style-name="P23">Error Name Values</text:p>
      <text:p text:style-name="P48">name</text:p>
      <text:p text:style-name="P50">Sets or returns the error name</text:p>
      <text:p text:style-name="P48">message</text:p>
      <text:p text:style-name="P50">Sets or returns an error message in string from</text:p>
      <text:p text:style-name="P48">EvalError</text:p>
      <text:p text:style-name="P50">An error has occurred in the eval() function</text:p>
      <text:p text:style-name="P48">RangeError</text:p>
      <text:p text:style-name="P50">A number is “out of range”</text:p>
      <text:p text:style-name="P48">ReferenceError</text:p>
      <text:p text:style-name="P50">An illegal reference has occurred</text:p>
      <text:p text:style-name="P48">SyntaxError</text:p>
      <text:p text:style-name="P50">A syntax error has occurred</text:p>
      <text:p text:style-name="P48">TypeError</text:p>
      <text:p text:style-name="P50">A type error has occurred</text:p>
      <text:p text:style-name="P48">URIError</text:p>
      <text:p text:style-name="P50">An encodeURI() error has occurred</text:p>
      <text:p text:style-name="P94"><text:span text:style-name="T8">WebsiteSetup.org - Beginner’s Javascript Cheat Sheet </text:span><text:span text:style-name="T1">2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, x-locale-body, sans-serif"/>
    <style:font-face style:name="Fira Code Medium" svg:font-family="'Fira Code Medium'" style:font-family-generic="modern" style:font-pitch="fixed"/>
    <style:font-face style:name="Fira Code Medium1" svg:font-family="'Fira Code Medium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895cm" style:type="center"/>
          <style:tab-stop style:position="19.7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895cm" style:type="center"/>
          <style:tab-stop style:position="19.79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582cm" fo:margin-right="0.6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1:29:23.829000000</meta:creation-date>
    <dc:date>2021-02-07T17:33:46.297000000</dc:date>
    <meta:editing-duration>PT6H57M40S</meta:editing-duration>
    <meta:editing-cycles>81</meta:editing-cycles>
    <meta:generator>LibreOffice/7.0.4.2$Windows_X86_64 LibreOffice_project/dcf040e67528d9187c66b2379df5ea4407429775</meta:generator>
    <meta:print-date>2021-02-06T17:37:20.290000000</meta:print-date>
    <meta:document-statistic meta:table-count="1" meta:image-count="0" meta:object-count="0" meta:page-count="8" meta:paragraph-count="868" meta:word-count="5961" meta:character-count="39737" meta:non-whitespace-character-count="34184"/>
  </office:meta>
</office:document-meta>
</file>